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0" style:family="table-column">
      <style:table-column-properties fo:break-before="auto" style:column-width="54.33mm"/>
    </style:style>
    <style:style style:name="co11" style:family="table-column">
      <style:table-column-properties fo:break-before="auto" style:column-width="51.44mm"/>
    </style:style>
    <style:style style:name="co3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55.26mm"/>
    </style:style>
    <style:style style:name="co13" style:family="table-column">
      <style:table-column-properties fo:break-before="auto" style:column-width="26.71mm"/>
    </style:style>
    <style:style style:name="co14" style:family="table-column">
      <style:table-column-properties fo:break-before="auto" style:column-width="45.17mm"/>
    </style:style>
    <style:style style:name="co15" style:family="table-column">
      <style:table-column-properties fo:break-before="auto" style:column-width="40.64mm"/>
    </style:style>
    <style:style style:name="co39" style:family="table-column">
      <style:table-column-properties fo:break-before="auto" style:column-width="79.3mm"/>
    </style:style>
    <style:style style:name="co40" style:family="table-column">
      <style:table-column-properties fo:break-before="auto" style:column-width="52.97mm"/>
    </style:style>
    <style:style style:name="co41" style:family="table-column">
      <style:table-column-properties fo:break-before="auto" style:column-width="56.32mm"/>
    </style:style>
    <style:style style:name="co19" style:family="table-column">
      <style:table-column-properties fo:break-before="auto" style:column-width="32.28mm"/>
    </style:style>
    <style:style style:name="co17" style:family="table-column">
      <style:table-column-properties fo:break-before="auto" style:column-width="38.21mm"/>
    </style:style>
    <style:style style:name="co20" style:family="table-column">
      <style:table-column-properties fo:break-before="auto" style:column-width="70.59mm"/>
    </style:style>
    <style:style style:name="co21" style:family="table-column">
      <style:table-column-properties fo:break-before="auto" style:column-width="41.68mm"/>
    </style:style>
    <style:style style:name="co22" style:family="table-column">
      <style:table-column-properties fo:break-before="auto" style:column-width="17.52mm"/>
    </style:style>
    <style:style style:name="co23" style:family="table-column">
      <style:table-column-properties fo:break-before="auto" style:column-width="14.45mm"/>
    </style:style>
    <style:style style:name="co24" style:family="table-column">
      <style:table-column-properties fo:break-before="auto" style:column-width="11.71mm"/>
    </style:style>
    <style:style style:name="co25" style:family="table-column">
      <style:table-column-properties fo:break-before="auto" style:column-width="88.41mm"/>
    </style:style>
    <style:style style:name="co26" style:family="table-column">
      <style:table-column-properties fo:break-before="auto" style:column-width="66.22mm"/>
    </style:style>
    <style:style style:name="co27" style:family="table-column">
      <style:table-column-properties fo:break-before="auto" style:column-width="56.87mm"/>
    </style:style>
    <style:style style:name="co28" style:family="table-column">
      <style:table-column-properties fo:break-before="auto" style:column-width="36.23mm"/>
    </style:style>
    <style:style style:name="co29" style:family="table-column">
      <style:table-column-properties fo:break-before="auto" style:column-width="59.44mm"/>
    </style:style>
    <style:style style:name="co30" style:family="table-column">
      <style:table-column-properties fo:break-before="auto" style:column-width="75.94mm"/>
    </style:style>
    <style:style style:name="co31" style:family="table-column">
      <style:table-column-properties fo:break-before="auto" style:column-width="35.81mm"/>
    </style:style>
    <style:style style:name="co32" style:family="table-column">
      <style:table-column-properties fo:break-before="auto" style:column-width="15.22mm"/>
    </style:style>
    <style:style style:name="co33" style:family="table-column">
      <style:table-column-properties fo:break-before="page" style:column-width="55.7mm"/>
    </style:style>
    <style:style style:name="co34" style:family="table-column">
      <style:table-column-properties fo:break-before="auto" style:column-width="41.29mm"/>
    </style:style>
    <style:style style:name="co35" style:family="table-column">
      <style:table-column-properties fo:break-before="auto" style:column-width="20.23mm"/>
    </style:style>
    <style:style style:name="co36" style:family="table-column">
      <style:table-column-properties fo:break-before="auto" style:column-width="38.96mm"/>
    </style:style>
    <style:style style:name="co37" style:family="table-column">
      <style:table-column-properties fo:break-before="auto" style:column-width="47.13mm"/>
    </style:style>
    <style:style style:name="co38" style:family="table-column">
      <style:table-column-properties fo:break-before="auto" style:column-width="43.25mm"/>
    </style:style>
    <style:style style:name="co42" style:family="table-column">
      <style:table-column-properties fo:break-before="auto" style:column-width="28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15.47mm" fo:break-before="auto" style:use-optimal-row-height="true"/>
    </style:style>
    <style:style style:name="ro4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23" style:family="table-cell" style:parent-style-name="Default" style:data-style-name="N108"/>
    <style:style style:name="ce24" style:family="table-cell" style:parent-style-name="Default">
      <style:text-properties fo:font-style="italic" style:font-style-asian="italic" style:font-style-complex="italic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 style:data-style-name="N108">
      <style:text-properties fo:font-style="italic" style:font-style-asian="italic" style:font-style-complex="italic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fo:background-color="#dddddd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5" style:family="table-cell" style:parent-style-name="Default">
      <style:text-properties fo:color="#dddddd"/>
    </style:style>
    <style:style style:name="ce7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77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dddddd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 style:data-style-name="N108">
      <style:table-cell-properties fo:background-color="#dddddd" fo:border="0.06pt solid #000000"/>
      <style:text-properties fo:font-style="italic" style:font-style-asian="italic" style:font-style-complex="italic"/>
    </style:style>
    <style:style style:name="ce16" style:family="table-cell" style:parent-style-name="Default" style:data-style-name="N108"/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style="italic" style:font-style-asian="italic" style:font-style-complex="italic"/>
    </style:style>
    <style:style style:name="ce1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ackground-color="#ffff99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fo:background-color="#ffff99" fo:border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0.06pt solid #000000"/>
      <style:text-properties style:font-name="Liberation Sans" fo:font-weight="bold" style:font-name-asian="DejaVu Sans" style:font-weight-asian="bold" style:font-name-complex="FreeSans" style:font-weight-complex="bold"/>
    </style:style>
    <style:style style:name="ce30" style:family="table-cell" style:parent-style-name="Default">
      <style:table-cell-properties fo:border="0.06pt solid #000000"/>
      <style:text-properties style:font-name="Liberation Sans" style:font-name-asian="DejaVu Sans" style:font-name-complex="FreeSans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fo:background-color="#ffff99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0"/>
    <style:style style:name="ce38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108">
      <style:table-cell-properties fo:background-color="#dddddd"/>
      <style:text-properties fo:font-style="italic" style:font-style-asian="italic" style:font-style-complex="italic"/>
    </style:style>
    <style:style style:name="ce41" style:family="table-cell" style:parent-style-name="Default" style:data-style-name="N108">
      <style:text-properties fo:font-weight="bold" style:font-weight-asian="bold" style:font-weight-complex="bold"/>
    </style:style>
    <style:style style:name="ce42" style:family="table-cell" style:parent-style-name="Default" style:data-style-name="N108">
      <style:text-properties fo:font-style="italic" style:font-style-asian="italic" style:font-style-complex="italic"/>
    </style:style>
    <style:style style:name="ce44" style:family="table-cell" style:parent-style-name="Default" style:data-style-name="N108">
      <style:table-cell-properties fo:background-color="#dddddd"/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 style:data-style-name="N108">
      <style:text-properties fo:font-style="italic" fo:font-weight="bold" style:font-style-asian="italic" style:font-weight-asian="bold" style:font-style-complex="italic" style:font-weight-complex="bold"/>
    </style:style>
    <style:style style:name="ce46" style:family="table-cell" style:parent-style-name="Default" style:data-style-name="N11"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dddddd"/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fo:background-color="#dddddd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0" style:family="table-cell" style:parent-style-name="Default">
      <style:text-properties fo:color="#dddddd"/>
    </style:style>
    <style:style style:name="ce5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ébit Bois A. Roux - P. Gachet" table:style-name="ta1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3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4" table:number-columns-repeated="3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3" table:default-cell-style-name="Default"/>
        <table:table-column table:style-name="co3" table:number-columns-repeated="6" table:default-cell-style-name="ce16"/>
        <table:table-column table:style-name="co3" table:default-cell-style-name="Default"/>
        <table:table-column table:style-name="co42" table:default-cell-style-name="Default"/>
        <table:table-column table:style-name="co3" table:number-columns-repeated="3" table:default-cell-style-name="ce16"/>
        <table:table-column table:style-name="co3" table:default-cell-style-name="Default"/>
        <table:table-column table:style-name="co3" table:number-columns-repeated="3" table:default-cell-style-name="ce16"/>
        <table:table-column table:style-name="co3" table:number-columns-repeated="2" table:default-cell-style-name="Default"/>
        <table:table-column table:style-name="co3" table:number-columns-repeated="3" table:default-cell-style-name="ce16"/>
        <table:table-column table:style-name="co3" table:number-columns-repeated="986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table:style-name="ce38" office:value-type="string" calcext:value-type="string" table:number-columns-spanned="3" table:number-rows-spanned="1">
            <text:p>officiel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Dimensions / Section</text:p>
          </table:table-cell>
          <table:table-cell table:style-name="ce12" office:value-type="string" calcext:value-type="string">
            <text:p>Quantité</text:p>
          </table:table-cell>
          <table:table-cell table:style-name="ce12" office:value-type="string" calcext:value-type="string">
            <text:p>ml, m²</text:p>
          </table:table-cell>
          <table:table-cell table:style-name="ce12" office:value-type="string" calcext:value-type="string">
            <text:p>Pièc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vraison 04/10/2018</text:p>
          </table:table-cell>
          <table:table-cell table:style-name="ce36" office:value-type="string" calcext:value-type="string" table:number-columns-spanned="2" table:number-rows-spanned="1">
            <text:p>Livraison 12/10/2018</text:p>
          </table:table-cell>
          <table:covered-table-cell/>
          <table:table-cell office:value-type="string" calcext:value-type="string">
            <text:p>Livraison 18/10/2018</text:p>
          </table:table-cell>
          <table:table-cell office:value-type="string" calcext:value-type="string">
            <text:p>Livraison 20/10/2018</text:p>
          </table:table-cell>
          <table:table-cell office:value-type="string" calcext:value-type="string">
            <text:p>Livraison 23/10/2018</text:p>
          </table:table-cell>
          <table:table-cell office:value-type="string" calcext:value-type="string">
            <text:p>Livraison 8/11/2018</text:p>
          </table:table-cell>
          <table:table-cell office:value-type="string" calcext:value-type="string">
            <text:p>Livraison du 25/02/2019</text:p>
          </table:table-cell>
          <table:table-cell office:value-type="string" calcext:value-type="string">
            <text:p>Livraison du 08/04/2019</text:p>
          </table:table-cell>
          <table:table-cell office:value-type="string" calcext:value-type="string">
            <text:p>livraison du 30/04</text:p>
          </table:table-cell>
          <table:table-cell office:value-type="string" calcext:value-type="string">
            <text:p>Nuillé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Ambiance Bois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remis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La Couard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table:number-columns-repeated="986"/>
        </table:table-row>
        <table:table-row table:style-name="ro3">
          <table:table-cell table:style-name="ce12" office:value-type="string" calcext:value-type="string">
            <text:p>Voliges Peuplier mi-bois</text:p>
          </table:table-cell>
          <table:table-cell table:style-name="ce21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 table:style-name="ce12" table:formula="of:=[$'Parements intérieurs verticaux'.D4]" office:value-type="float" office:value="61" calcext:value-type="float">
            <text:p>61</text:p>
          </table:table-cell>
          <table:table-cell table:style-name="ce12" office:value-type="string" calcext:value-type="string">
            <text:p>m²</text:p>
          </table:table-cell>
          <table:table-cell table:style-name="ce12"/>
          <table:table-cell table:number-columns-repeated="12"/>
          <table:table-cell table:style-name="ce16" table:formula="of:=3/(0.05*0.15)" office:value-type="currency" office:currency="EUR" office:value="400" calcext:value-type="currency">
            <text:p>400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S4]" office:value-type="currency" office:currency="EUR" office:value="915" calcext:value-type="currency">
            <text:p>915,00 €</text:p>
          </table:table-cell>
          <table:table-cell table:formula="of:=[.T4]*1.2" office:value-type="currency" office:currency="EUR" office:value="1098" calcext:value-type="currency">
            <text:p>1 098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V4]" office:value-type="currency" office:currency="EUR" office:value="915" calcext:value-type="currency">
            <text:p>915,00 €</text:p>
          </table:table-cell>
          <table:table-cell table:formula="of:=[.W4]*1.2" office:value-type="currency" office:currency="EUR" office:value="1098" calcext:value-type="currency">
            <text:p>1 098,00 €</text:p>
          </table:table-cell>
          <table:table-cell/>
          <table:table-cell table:style-name="ce16" office:value-type="currency" office:currency="EUR" office:value="579.16" calcext:value-type="currency">
            <text:p>579,16 €</text:p>
          </table:table-cell>
          <table:table-cell table:style-name="ce41" office:value-type="currency" office:currency="EUR" office:value="14" calcext:value-type="currency">
            <text:p>14,00 €</text:p>
          </table:table-cell>
          <table:table-cell table:style-name="ce41" table:formula="of:=[.AA4]*[.C4]" office:value-type="currency" office:currency="EUR" office:value="854" calcext:value-type="currency">
            <text:p>854,00 €</text:p>
          </table:table-cell>
          <table:table-cell table:style-name="ce41" table:formula="of:=[.AB4]*1.2" office:value-type="currency" office:currency="EUR" office:value="1024.8" calcext:value-type="currency">
            <text:p>1 024,80 €</text:p>
          </table:table-cell>
          <table:table-cell table:style-name="ce46" office:value-type="percentage" office:value="0.2" calcext:value-type="percentage">
            <text:p>20,00 %</text:p>
          </table:table-cell>
          <table:table-cell table:style-name="ce41" table:formula="of:=[.AA4]*0.8" office:value-type="currency" office:currency="EUR" office:value="11.2" calcext:value-type="currency">
            <text:p>11,20 €</text:p>
          </table:table-cell>
          <table:table-cell table:style-name="ce41" table:formula="of:=[.AB4]*0.8" office:value-type="currency" office:currency="EUR" office:value="683.2" calcext:value-type="currency">
            <text:p>683,20 €</text:p>
          </table:table-cell>
          <table:table-cell table:style-name="ce41" table:formula="of:=[.AC4]*0.8" office:value-type="currency" office:currency="EUR" office:value="819.84" calcext:value-type="currency">
            <text:p>819,84 €</text:p>
          </table:table-cell>
          <table:table-cell table:number-columns-repeated="2"/>
          <table:table-cell office:value-type="currency" office:currency="EUR" office:value="25" calcext:value-type="currency">
            <text:p>25,00 €</text:p>
          </table:table-cell>
          <table:table-cell table:formula="of:=[.AJ4]*[.C4]" office:value-type="currency" office:currency="EUR" office:value="1525" calcext:value-type="currency">
            <text:p>1 525,00 €</text:p>
          </table:table-cell>
          <table:table-cell table:formula="of:=[.AK4]*1.2" office:value-type="currency" office:currency="EUR" office:value="1830" calcext:value-type="currency">
            <text:p>1 830,00 €</text:p>
          </table:table-cell>
          <table:table-cell table:style-name="ce16"/>
          <table:table-cell table:number-columns-repeated="985"/>
        </table:table-row>
        <table:table-row table:style-name="ro1">
          <table:table-cell table:style-name="ce12" table:number-columns-repeated="5"/>
          <table:table-cell table:number-columns-repeated="14"/>
          <table:table-cell table:formula="of:=[.C5]*[.S5]" office:value-type="currency" office:currency="EUR" office:value="0" calcext:value-type="currency">
            <text:p>0,00 €</text:p>
          </table:table-cell>
          <table:table-cell table:formula="of:=[.T5]*1.2" office:value-type="currency" office:currency="EUR" office:value="0" calcext:value-type="currency">
            <text:p>0,00 €</text:p>
          </table:table-cell>
          <table:table-cell table:number-columns-repeated="4"/>
          <table:table-cell table:style-name="ce16" office:value-type="currency" office:currency="EUR" office:value="116.66" calcext:value-type="currency">
            <text:p>116,66 €</text:p>
          </table:table-cell>
          <table:table-cell/>
          <table:table-cell table:formula="of:=[.AA5]*[.C5]" office:value-type="currency" office:currency="EUR" office:value="0" calcext:value-type="currency">
            <text:p>0,00 €</text:p>
          </table:table-cell>
          <table:table-cell table:formula="of:=[.AB5]*1.2" office:value-type="currency" office:currency="EUR" office:value="0" calcext:value-type="currency">
            <text:p>0,00 €</text:p>
          </table:table-cell>
          <table:table-cell/>
          <table:table-cell table:formula="of:=[.AA5]*0.8" office:value-type="currency" office:currency="EUR" office:value="0" calcext:value-type="currency">
            <text:p>0,00 €</text:p>
          </table:table-cell>
          <table:table-cell table:formula="of:=[.AB5]*0.8" office:value-type="currency" office:currency="EUR" office:value="0" calcext:value-type="currency">
            <text:p>0,00 €</text:p>
          </table:table-cell>
          <table:table-cell table:formula="of:=[.AC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J5]*[.C5]" office:value-type="currency" office:currency="EUR" office:value="0" calcext:value-type="currency">
            <text:p>0,00 €</text:p>
          </table:table-cell>
          <table:table-cell table:formula="of:=[.AK5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5"/>
        </table:table-row>
        <table:table-row table:style-name="ro1">
          <table:table-cell table:style-name="ce12" office:value-type="string" calcext:value-type="string">
            <text:p>Lames rabotées Douglas (raboté 1 face)</text:p>
          </table:table-cell>
          <table:table-cell table:style-name="ce12" office:value-type="string" calcext:value-type="string">
            <text:p>50x13x2100</text:p>
          </table:table-cell>
          <table:table-cell table:style-name="ce12" table:formula="of:=[$'Parements intérieurs verticaux'.D12]" office:value-type="float" office:value="97" calcext:value-type="float">
            <text:p>97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3"/>
          <table:table-cell office:value-type="currency" office:currency="EUR" office:value="0.5" calcext:value-type="currency">
            <text:p>0,50 €</text:p>
          </table:table-cell>
          <table:table-cell table:formula="of:=[.C6]*[.S6]" office:value-type="currency" office:currency="EUR" office:value="48.5" calcext:value-type="currency">
            <text:p>48,50 €</text:p>
          </table:table-cell>
          <table:table-cell table:formula="of:=[.T6]*1.2" office:value-type="currency" office:currency="EUR" office:value="58.2" calcext:value-type="currency">
            <text:p>58,20 €</text:p>
          </table:table-cell>
          <table:table-cell table:style-name="ce41" table:formula="of:=[.R$4]*0.05*0.013" office:value-type="currency" office:currency="EUR" office:value="0.26" calcext:value-type="currency">
            <text:p>0,26 €</text:p>
          </table:table-cell>
          <table:table-cell table:style-name="ce41" table:formula="of:=[.C6]*[.V6]" office:value-type="currency" office:currency="EUR" office:value="25.22" calcext:value-type="currency">
            <text:p>25,22 €</text:p>
          </table:table-cell>
          <table:table-cell table:style-name="ce41" table:formula="of:=[.W6]*1.2" office:value-type="currency" office:currency="EUR" office:value="30.264" calcext:value-type="currency">
            <text:p>30,26 €</text:p>
          </table:table-cell>
          <table:table-cell table:number-columns-repeated="2"/>
          <table:table-cell table:formula="of:=[.Z$4]*0.05*0.013" office:value-type="currency" office:currency="EUR" office:value="0.376454" calcext:value-type="currency">
            <text:p>0,38 €</text:p>
          </table:table-cell>
          <table:table-cell table:formula="of:=[.AA6]*[.C6]" office:value-type="currency" office:currency="EUR" office:value="36.516038" calcext:value-type="currency">
            <text:p>36,52 €</text:p>
          </table:table-cell>
          <table:table-cell table:formula="of:=[.AB6]*1.2" office:value-type="currency" office:currency="EUR" office:value="43.8192456" calcext:value-type="currency">
            <text:p>43,82 €</text:p>
          </table:table-cell>
          <table:table-cell/>
          <table:table-cell table:formula="of:=[.AA6]*0.8" office:value-type="currency" office:currency="EUR" office:value="0.3011632" calcext:value-type="currency">
            <text:p>0,30 €</text:p>
          </table:table-cell>
          <table:table-cell table:formula="of:=[.AB6]*0.8" office:value-type="currency" office:currency="EUR" office:value="29.2128304" calcext:value-type="currency">
            <text:p>29,21 €</text:p>
          </table:table-cell>
          <table:table-cell table:formula="of:=[.AC6]*0.8" office:value-type="currency" office:currency="EUR" office:value="35.05539648" calcext:value-type="currency">
            <text:p>35,06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J6]*[.C6]" office:value-type="currency" office:currency="EUR" office:value="180.42" calcext:value-type="currency">
            <text:p>180,42 €</text:p>
          </table:table-cell>
          <table:table-cell table:formula="of:=[.AK6]*1.2" office:value-type="currency" office:currency="EUR" office:value="216.504" calcext:value-type="currency">
            <text:p>216,50 €</text:p>
          </table:table-cell>
          <table:table-cell table:style-name="ce16"/>
          <table:table-cell table:number-columns-repeated="985"/>
        </table:table-row>
        <table:table-row table:style-name="ro1">
          <table:table-cell table:style-name="ce12"/>
          <table:table-cell table:style-name="ce20" office:value-type="string" calcext:value-type="string">
            <text:p>50x13x2500</text:p>
          </table:table-cell>
          <table:table-cell table:style-name="ce12" table:formula="of:=[$'Parements intérieurs plafond'.C5]+[$'Parements intérieurs plafond'.C6]" office:value-type="float" office:value="392" calcext:value-type="float">
            <text:p>392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6"/>
          <table:table-cell table:style-name="ce17" office:value-type="string" calcext:value-type="string">
            <text:p>99x2,5m</text:p>
          </table:table-cell>
          <table:table-cell table:style-name="ce17" office:value-type="string" calcext:value-type="string">
            <text:p>73x2,5m + 44x2,1m</text:p>
          </table:table-cell>
          <table:table-cell table:style-name="ce17" office:value-type="string" calcext:value-type="string">
            <text:p>68x&lt;1.8m&gt;</text:p>
          </table:table-cell>
          <table:table-cell table:style-name="ce17" table:number-columns-repeated="3"/>
          <table:table-cell/>
          <table:table-cell office:value-type="currency" office:currency="EUR" office:value="0.5" calcext:value-type="currency">
            <text:p>0,50 €</text:p>
          </table:table-cell>
          <table:table-cell table:formula="of:=[.C7]*[.S7]" office:value-type="currency" office:currency="EUR" office:value="196" calcext:value-type="currency">
            <text:p>196,00 €</text:p>
          </table:table-cell>
          <table:table-cell table:formula="of:=[.T7]*1.2" office:value-type="currency" office:currency="EUR" office:value="235.2" calcext:value-type="currency">
            <text:p>235,20 €</text:p>
          </table:table-cell>
          <table:table-cell table:style-name="ce41" table:formula="of:=[.R$4]*0.05*0.013" office:value-type="currency" office:currency="EUR" office:value="0.26" calcext:value-type="currency">
            <text:p>0,26 €</text:p>
          </table:table-cell>
          <table:table-cell table:style-name="ce41" table:formula="of:=[.C7]*[.V7]" office:value-type="currency" office:currency="EUR" office:value="101.92" calcext:value-type="currency">
            <text:p>101,92 €</text:p>
          </table:table-cell>
          <table:table-cell table:style-name="ce41" table:formula="of:=[.W7]*1.2" office:value-type="currency" office:currency="EUR" office:value="122.304" calcext:value-type="currency">
            <text:p>122,30 €</text:p>
          </table:table-cell>
          <table:table-cell table:number-columns-repeated="2"/>
          <table:table-cell table:formula="of:=[.Z$4]*0.05*0.013" office:value-type="currency" office:currency="EUR" office:value="0.376454" calcext:value-type="currency">
            <text:p>0,38 €</text:p>
          </table:table-cell>
          <table:table-cell table:formula="of:=[.AA7]*[.C7]" office:value-type="currency" office:currency="EUR" office:value="147.569968" calcext:value-type="currency">
            <text:p>147,57 €</text:p>
          </table:table-cell>
          <table:table-cell table:formula="of:=[.AB7]*1.2" office:value-type="currency" office:currency="EUR" office:value="177.0839616" calcext:value-type="currency">
            <text:p>177,08 €</text:p>
          </table:table-cell>
          <table:table-cell/>
          <table:table-cell table:formula="of:=[.AA7]*0.8" office:value-type="currency" office:currency="EUR" office:value="0.3011632" calcext:value-type="currency">
            <text:p>0,30 €</text:p>
          </table:table-cell>
          <table:table-cell table:formula="of:=[.AB7]*0.8" office:value-type="currency" office:currency="EUR" office:value="118.0559744" calcext:value-type="currency">
            <text:p>118,06 €</text:p>
          </table:table-cell>
          <table:table-cell table:formula="of:=[.AC7]*0.8" office:value-type="currency" office:currency="EUR" office:value="141.66716928" calcext:value-type="currency">
            <text:p>141,67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J7]*[.C7]" office:value-type="currency" office:currency="EUR" office:value="729.12" calcext:value-type="currency">
            <text:p>729,12 €</text:p>
          </table:table-cell>
          <table:table-cell table:formula="of:=[.AK7]*1.2" office:value-type="currency" office:currency="EUR" office:value="874.944" calcext:value-type="currency">
            <text:p>874,94 €</text:p>
          </table:table-cell>
          <table:table-cell table:style-name="ce16"/>
          <table:table-cell table:number-columns-repeated="985"/>
        </table:table-row>
        <table:table-row table:style-name="ro1">
          <table:table-cell table:style-name="ce12"/>
          <table:table-cell table:style-name="ce12" office:value-type="string" calcext:value-type="string">
            <text:p>50x13x2500 ou 50x13x3150</text:p>
          </table:table-cell>
          <table:table-cell table:style-name="ce12" table:formula="of:=[$'Parements intérieurs plafond'.C7]" office:value-type="float" office:value="165" calcext:value-type="float">
            <text:p>165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3"/>
          <table:table-cell office:value-type="currency" office:currency="EUR" office:value="0.5" calcext:value-type="currency">
            <text:p>0,50 €</text:p>
          </table:table-cell>
          <table:table-cell table:formula="of:=[.C8]*[.S8]" office:value-type="currency" office:currency="EUR" office:value="82.5" calcext:value-type="currency">
            <text:p>82,50 €</text:p>
          </table:table-cell>
          <table:table-cell table:formula="of:=[.T8]*1.2" office:value-type="currency" office:currency="EUR" office:value="99" calcext:value-type="currency">
            <text:p>99,00 €</text:p>
          </table:table-cell>
          <table:table-cell table:style-name="ce41" table:formula="of:=[.R$4]*0.05*0.013" office:value-type="currency" office:currency="EUR" office:value="0.26" calcext:value-type="currency">
            <text:p>0,26 €</text:p>
          </table:table-cell>
          <table:table-cell table:style-name="ce41" table:formula="of:=[.C8]*[.V8]" office:value-type="currency" office:currency="EUR" office:value="42.9" calcext:value-type="currency">
            <text:p>42,90 €</text:p>
          </table:table-cell>
          <table:table-cell table:style-name="ce41" table:formula="of:=[.W8]*1.2" office:value-type="currency" office:currency="EUR" office:value="51.48" calcext:value-type="currency">
            <text:p>51,48 €</text:p>
          </table:table-cell>
          <table:table-cell table:number-columns-repeated="2"/>
          <table:table-cell table:formula="of:=[.Z$4]*0.05*0.013" office:value-type="currency" office:currency="EUR" office:value="0.376454" calcext:value-type="currency">
            <text:p>0,38 €</text:p>
          </table:table-cell>
          <table:table-cell table:formula="of:=[.AA8]*[.C8]" office:value-type="currency" office:currency="EUR" office:value="62.11491" calcext:value-type="currency">
            <text:p>62,11 €</text:p>
          </table:table-cell>
          <table:table-cell table:formula="of:=[.AB8]*1.2" office:value-type="currency" office:currency="EUR" office:value="74.537892" calcext:value-type="currency">
            <text:p>74,54 €</text:p>
          </table:table-cell>
          <table:table-cell/>
          <table:table-cell table:formula="of:=[.AA8]*0.8" office:value-type="currency" office:currency="EUR" office:value="0.3011632" calcext:value-type="currency">
            <text:p>0,30 €</text:p>
          </table:table-cell>
          <table:table-cell table:formula="of:=[.AB8]*0.8" office:value-type="currency" office:currency="EUR" office:value="49.691928" calcext:value-type="currency">
            <text:p>49,69 €</text:p>
          </table:table-cell>
          <table:table-cell table:formula="of:=[.AC8]*0.8" office:value-type="currency" office:currency="EUR" office:value="59.6303136" calcext:value-type="currency">
            <text:p>59,63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J8]*[.C8]" office:value-type="currency" office:currency="EUR" office:value="306.9" calcext:value-type="currency">
            <text:p>306,90 €</text:p>
          </table:table-cell>
          <table:table-cell table:formula="of:=[.AK8]*1.2" office:value-type="currency" office:currency="EUR" office:value="368.28" calcext:value-type="currency">
            <text:p>368,28 €</text:p>
          </table:table-cell>
          <table:table-cell table:style-name="ce16"/>
          <table:table-cell table:number-columns-repeated="985"/>
        </table:table-row>
        <table:table-row table:style-name="ro1">
          <table:table-cell table:style-name="ce12"/>
          <table:table-cell table:style-name="ce12" office:value-type="string" calcext:value-type="string">
            <text:p>50x13x2500 ou 50x13x3400</text:p>
          </table:table-cell>
          <table:table-cell table:style-name="ce12" table:formula="of:=[$'Parements intérieurs plafond'.C8]" office:value-type="float" office:value="129" calcext:value-type="float">
            <text:p>129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3"/>
          <table:table-cell office:value-type="currency" office:currency="EUR" office:value="0.5" calcext:value-type="currency">
            <text:p>0,50 €</text:p>
          </table:table-cell>
          <table:table-cell table:formula="of:=[.C9]*[.S9]" office:value-type="currency" office:currency="EUR" office:value="64.5" calcext:value-type="currency">
            <text:p>64,50 €</text:p>
          </table:table-cell>
          <table:table-cell table:formula="of:=[.T9]*1.2" office:value-type="currency" office:currency="EUR" office:value="77.4" calcext:value-type="currency">
            <text:p>77,40 €</text:p>
          </table:table-cell>
          <table:table-cell table:style-name="ce41" table:formula="of:=[.R$4]*0.05*0.013" office:value-type="currency" office:currency="EUR" office:value="0.26" calcext:value-type="currency">
            <text:p>0,26 €</text:p>
          </table:table-cell>
          <table:table-cell table:style-name="ce41" table:formula="of:=[.C9]*[.V9]" office:value-type="currency" office:currency="EUR" office:value="33.54" calcext:value-type="currency">
            <text:p>33,54 €</text:p>
          </table:table-cell>
          <table:table-cell table:style-name="ce41" table:formula="of:=[.W9]*1.2" office:value-type="currency" office:currency="EUR" office:value="40.248" calcext:value-type="currency">
            <text:p>40,25 €</text:p>
          </table:table-cell>
          <table:table-cell table:number-columns-repeated="2"/>
          <table:table-cell table:formula="of:=[.Z$4]*0.05*0.013" office:value-type="currency" office:currency="EUR" office:value="0.376454" calcext:value-type="currency">
            <text:p>0,38 €</text:p>
          </table:table-cell>
          <table:table-cell table:formula="of:=[.AA9]*[.C9]" office:value-type="currency" office:currency="EUR" office:value="48.562566" calcext:value-type="currency">
            <text:p>48,56 €</text:p>
          </table:table-cell>
          <table:table-cell table:formula="of:=[.AB9]*1.2" office:value-type="currency" office:currency="EUR" office:value="58.2750792" calcext:value-type="currency">
            <text:p>58,28 €</text:p>
          </table:table-cell>
          <table:table-cell/>
          <table:table-cell table:formula="of:=[.AA9]*0.8" office:value-type="currency" office:currency="EUR" office:value="0.3011632" calcext:value-type="currency">
            <text:p>0,30 €</text:p>
          </table:table-cell>
          <table:table-cell table:formula="of:=[.AB9]*0.8" office:value-type="currency" office:currency="EUR" office:value="38.8500528" calcext:value-type="currency">
            <text:p>38,85 €</text:p>
          </table:table-cell>
          <table:table-cell table:formula="of:=[.AC9]*0.8" office:value-type="currency" office:currency="EUR" office:value="46.62006336" calcext:value-type="currency">
            <text:p>46,62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J9]*[.C9]" office:value-type="currency" office:currency="EUR" office:value="239.94" calcext:value-type="currency">
            <text:p>239,94 €</text:p>
          </table:table-cell>
          <table:table-cell table:formula="of:=[.AK9]*1.2" office:value-type="currency" office:currency="EUR" office:value="287.928" calcext:value-type="currency">
            <text:p>287,93 €</text:p>
          </table:table-cell>
          <table:table-cell table:style-name="ce16"/>
          <table:table-cell table:number-columns-repeated="985"/>
        </table:table-row>
        <table:table-row table:style-name="ro1">
          <table:table-cell table:style-name="ce12" table:number-columns-repeated="5"/>
          <table:table-cell table:number-columns-repeated="14"/>
          <table:table-cell table:formula="of:=[.C10]*[.S10]" office:value-type="currency" office:currency="EUR" office:value="0" calcext:value-type="currency">
            <text:p>0,00 €</text:p>
          </table:table-cell>
          <table:table-cell table:formula="of:=[.T1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A10]*[.C10]" office:value-type="currency" office:currency="EUR" office:value="0" calcext:value-type="currency">
            <text:p>0,00 €</text:p>
          </table:table-cell>
          <table:table-cell table:formula="of:=[.AB10]*1.2" office:value-type="currency" office:currency="EUR" office:value="0" calcext:value-type="currency">
            <text:p>0,00 €</text:p>
          </table:table-cell>
          <table:table-cell/>
          <table:table-cell table:formula="of:=[.AA10]*0.8" office:value-type="currency" office:currency="EUR" office:value="0" calcext:value-type="currency">
            <text:p>0,00 €</text:p>
          </table:table-cell>
          <table:table-cell table:formula="of:=[.AB10]*0.8" office:value-type="currency" office:currency="EUR" office:value="0" calcext:value-type="currency">
            <text:p>0,00 €</text:p>
          </table:table-cell>
          <table:table-cell table:formula="of:=[.AC1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J10]*[.C10]" office:value-type="currency" office:currency="EUR" office:value="0" calcext:value-type="currency">
            <text:p>0,00 €</text:p>
          </table:table-cell>
          <table:table-cell table:formula="of:=[.AK10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5"/>
        </table:table-row>
        <table:table-row table:style-name="ro1">
          <table:table-cell table:style-name="ce12" office:value-type="string" calcext:value-type="string">
            <text:p>Plinthes plafond (raboté 1 face)</text:p>
          </table:table-cell>
          <table:table-cell table:style-name="ce12"/>
          <table:table-cell table:style-name="ce12" table:formula="of:=ROUNDUP([$'Parements intérieurs plafond'.C12]+[$'Parements intérieurs plafond'.C13]+[$'Parements intérieurs plafond'.C14]+[$'Parements intérieurs plafond'.C15]+[$'Parements intérieurs plafond'.C16]+[$'Parements intérieurs plafond'.C17]+[$'Parements intérieurs plafond'.C18])" office:value-type="float" office:value="82" calcext:value-type="float">
            <text:p>82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3"/>
          <table:table-cell office:value-type="string" calcext:value-type="string">
            <text:p>???</text:p>
          </table:table-cell>
          <table:table-cell/>
          <table:table-cell table:formula="of:=[.T1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A11]*[.C11]" office:value-type="currency" office:currency="EUR" office:value="0" calcext:value-type="currency">
            <text:p>0,00 €</text:p>
          </table:table-cell>
          <table:table-cell table:formula="of:=[.AB11]*1.2" office:value-type="currency" office:currency="EUR" office:value="0" calcext:value-type="currency">
            <text:p>0,00 €</text:p>
          </table:table-cell>
          <table:table-cell/>
          <table:table-cell table:formula="of:=[.AA11]*0.8" office:value-type="currency" office:currency="EUR" office:value="0" calcext:value-type="currency">
            <text:p>0,00 €</text:p>
          </table:table-cell>
          <table:table-cell table:formula="of:=[.AB11]*0.8" office:value-type="currency" office:currency="EUR" office:value="0" calcext:value-type="currency">
            <text:p>0,00 €</text:p>
          </table:table-cell>
          <table:table-cell table:formula="of:=[.AC11]*0.8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41" table:formula="of:=6.38/3" office:value-type="currency" office:currency="EUR" office:value="2.12666666666667" calcext:value-type="currency">
            <text:p>2,13 €</text:p>
          </table:table-cell>
          <table:table-cell table:style-name="ce41" table:formula="of:=[.AJ11]*[.C11]" office:value-type="currency" office:currency="EUR" office:value="174.386666666667" calcext:value-type="currency">
            <text:p>174,39 €</text:p>
          </table:table-cell>
          <table:table-cell table:style-name="ce41" table:formula="of:=[.AK11]*1.2" office:value-type="currency" office:currency="EUR" office:value="209.264" calcext:value-type="currency">
            <text:p>209,26 €</text:p>
          </table:table-cell>
          <table:table-cell table:style-name="ce16"/>
          <table:table-cell table:number-columns-repeated="985"/>
        </table:table-row>
        <table:table-row table:style-name="ro1">
          <table:table-cell table:style-name="ce12" table:number-columns-repeated="5"/>
          <table:table-cell table:number-columns-repeated="14"/>
          <table:table-cell table:formula="of:=[.C12]*[.S12]" office:value-type="currency" office:currency="EUR" office:value="0" calcext:value-type="currency">
            <text:p>0,00 €</text:p>
          </table:table-cell>
          <table:table-cell table:formula="of:=[.T1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A12]*[.C12]" office:value-type="currency" office:currency="EUR" office:value="0" calcext:value-type="currency">
            <text:p>0,00 €</text:p>
          </table:table-cell>
          <table:table-cell table:formula="of:=[.AB12]*1.2" office:value-type="currency" office:currency="EUR" office:value="0" calcext:value-type="currency">
            <text:p>0,00 €</text:p>
          </table:table-cell>
          <table:table-cell/>
          <table:table-cell table:formula="of:=[.AA12]*0.8" office:value-type="currency" office:currency="EUR" office:value="0" calcext:value-type="currency">
            <text:p>0,00 €</text:p>
          </table:table-cell>
          <table:table-cell table:formula="of:=[.AB12]*0.8" office:value-type="currency" office:currency="EUR" office:value="0" calcext:value-type="currency">
            <text:p>0,00 €</text:p>
          </table:table-cell>
          <table:table-cell table:formula="of:=[.AC1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J12]*[.C12]" office:value-type="currency" office:currency="EUR" office:value="0" calcext:value-type="currency">
            <text:p>0,00 €</text:p>
          </table:table-cell>
          <table:table-cell table:formula="of:=[.AK12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5"/>
        </table:table-row>
        <table:table-row table:style-name="ro1">
          <table:table-cell table:style-name="ce13" office:value-type="string" calcext:value-type="string">
            <text:p>Bardage Douglas à joints couverts</text:p>
          </table:table-cell>
          <table:table-cell table:style-name="ce13" office:value-type="string" calcext:value-type="string">
            <text:p>longueur 4m</text:p>
          </table:table-cell>
          <table:table-cell table:style-name="ce13" table:formula="of:=[$'Parements extérieurs'.D54]" office:value-type="float" office:value="33" calcext:value-type="float">
            <text:p>33</text:p>
          </table:table-cell>
          <table:table-cell table:style-name="ce13" office:value-type="string" calcext:value-type="string">
            <text:p>m²</text:p>
          </table:table-cell>
          <table:table-cell table:style-name="ce13"/>
          <table:table-cell table:style-name="ce35" table:number-columns-repeated="12"/>
          <table:table-cell table:style-name="ce35" office:value-type="string" calcext:value-type="string">
            <text:p>18mm 8.2</text:p>
          </table:table-cell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number-columns-repeated="2"/>
          <table:table-cell table:style-name="ce39" office:value-type="currency" office:currency="EUR" office:value="12" calcext:value-type="currency">
            <text:p>12,00 €</text:p>
          </table:table-cell>
          <table:table-cell table:style-name="ce39" table:formula="of:=[.C13]*[.V13]" office:value-type="currency" office:currency="EUR" office:value="396" calcext:value-type="currency">
            <text:p>396,00 €</text:p>
          </table:table-cell>
          <table:table-cell table:style-name="ce39" table:formula="of:=[.W13]*1.2" office:value-type="currency" office:currency="EUR" office:value="475.2" calcext:value-type="currency">
            <text:p>475,20 €</text:p>
          </table:table-cell>
          <table:table-cell table:style-name="ce35" table:number-columns-repeated="2"/>
          <table:table-cell table:style-name="ce44" office:value-type="currency" office:currency="EUR" office:value="13.41" calcext:value-type="currency">
            <text:p>13,41 €</text:p>
          </table:table-cell>
          <table:table-cell table:style-name="ce44" table:formula="of:=[.AA13]*[.C13]" office:value-type="currency" office:currency="EUR" office:value="442.53" calcext:value-type="currency">
            <text:p>442,53 €</text:p>
          </table:table-cell>
          <table:table-cell table:style-name="ce44" table:formula="of:=[.AB13]*1.2" office:value-type="currency" office:currency="EUR" office:value="531.036" calcext:value-type="currency">
            <text:p>531,04 €</text:p>
          </table:table-cell>
          <table:table-cell table:style-name="ce47"/>
          <table:table-cell table:style-name="ce44" table:formula="of:=[.AA13]*0.8" office:value-type="currency" office:currency="EUR" office:value="10.728" calcext:value-type="currency">
            <text:p>10,73 €</text:p>
          </table:table-cell>
          <table:table-cell table:style-name="ce44" table:formula="of:=[.AB13]*0.8" office:value-type="currency" office:currency="EUR" office:value="354.024" calcext:value-type="currency">
            <text:p>354,02 €</text:p>
          </table:table-cell>
          <table:table-cell table:style-name="ce44" table:formula="of:=[.AC13]*0.8" office:value-type="currency" office:currency="EUR" office:value="424.8288" calcext:value-type="currency">
            <text:p>424,83 €</text:p>
          </table:table-cell>
          <table:table-cell table:style-name="ce35" table:number-columns-repeated="2"/>
          <table:table-cell table:style-name="ce39" office:value-type="currency" office:currency="EUR" office:value="27.52" calcext:value-type="currency">
            <text:p>27,52 €</text:p>
          </table:table-cell>
          <table:table-cell table:style-name="ce39" table:formula="of:=[.AJ13]*[.C13]" office:value-type="currency" office:currency="EUR" office:value="908.16" calcext:value-type="currency">
            <text:p>908,16 €</text:p>
          </table:table-cell>
          <table:table-cell table:style-name="ce39" table:formula="of:=[.AK13]*1.2" office:value-type="currency" office:currency="EUR" office:value="1089.792" calcext:value-type="currency">
            <text:p>1 089,79 €</text:p>
          </table:table-cell>
          <table:table-cell table:style-name="ce39"/>
          <table:table-cell table:style-name="ce35" table:number-columns-repeated="985"/>
        </table:table-row>
        <table:table-row table:style-name="ro1">
          <table:table-cell table:style-name="ce14" office:value-type="string" calcext:value-type="string">
            <text:p>ANCIEN DEBIT</text:p>
          </table:table-cell>
          <table:table-cell table:style-name="ce13" office:value-type="string" calcext:value-type="string">
            <text:p>longueur 3m</text:p>
          </table:table-cell>
          <table:table-cell table:style-name="ce13" table:formula="of:=['Parements extérieurs'.D64]+['Parements extérieurs'.D65]" office:value-type="float" office:value="10" calcext:value-type="float">
            <text:p>10</text:p>
          </table:table-cell>
          <table:table-cell table:style-name="ce13" office:value-type="string" calcext:value-type="string">
            <text:p>m²</text:p>
          </table:table-cell>
          <table:table-cell table:style-name="ce13"/>
          <table:table-cell table:style-name="ce35" table:number-columns-repeated="13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number-columns-repeated="5"/>
          <table:table-cell table:style-name="ce35" table:number-columns-repeated="2"/>
          <table:table-cell table:style-name="ce44" table:number-columns-repeated="3"/>
          <table:table-cell table:style-name="ce47"/>
          <table:table-cell table:style-name="ce44" table:number-columns-repeated="3"/>
          <table:table-cell table:style-name="ce35" table:number-columns-repeated="2"/>
          <table:table-cell table:style-name="ce39" table:number-columns-repeated="4"/>
          <table:table-cell table:style-name="ce35" table:number-columns-repeated="985"/>
        </table:table-row>
        <table:table-row table:style-name="ro1">
          <table:table-cell table:style-name="ce15" office:value-type="string" calcext:value-type="string">
            <text:p>Lames Bardage : 1532 €</text:p>
          </table:table-cell>
          <table:table-cell table:style-name="ce13" office:value-type="string" calcext:value-type="string">
            <text:p>longueur 2m</text:p>
          </table:table-cell>
          <table:table-cell table:style-name="ce13" table:formula="of:=['Parements extérieurs'.D62]+['Parements extérieurs'.D55]" office:value-type="float" office:value="35.2" calcext:value-type="float">
            <text:p>35,2</text:p>
          </table:table-cell>
          <table:table-cell table:style-name="ce13" office:value-type="string" calcext:value-type="string">
            <text:p>m²</text:p>
          </table:table-cell>
          <table:table-cell table:style-name="ce13"/>
          <table:table-cell table:style-name="ce35" table:number-columns-repeated="13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number-columns-repeated="5"/>
          <table:table-cell table:style-name="ce35" table:number-columns-repeated="2"/>
          <table:table-cell table:style-name="ce44" table:number-columns-repeated="3"/>
          <table:table-cell table:style-name="ce47"/>
          <table:table-cell table:style-name="ce44" table:number-columns-repeated="3"/>
          <table:table-cell table:style-name="ce35" table:number-columns-repeated="2"/>
          <table:table-cell table:style-name="ce39" table:number-columns-repeated="4"/>
          <table:table-cell table:style-name="ce35" table:number-columns-repeated="985"/>
        </table:table-row>
        <table:table-row table:style-name="ro1">
          <table:table-cell table:style-name="ce13" office:value-type="string" calcext:value-type="string">
            <text:p>~ 1125 ml couvre joints : 553 €</text:p>
          </table:table-cell>
          <table:table-cell table:style-name="ce13" office:value-type="string" calcext:value-type="string">
            <text:p>Longueur &gt; 1,5m</text:p>
          </table:table-cell>
          <table:table-cell table:style-name="ce13" table:formula="of:=['Parements extérieurs'.D56]+['Parements extérieurs'.D57]+['Parements extérieurs'.D58]+['Parements extérieurs'.D59]+['Parements extérieurs'.D60]+['Parements extérieurs'.D61]+['Parements extérieurs'.D63]" office:value-type="float" office:value="75" calcext:value-type="float">
            <text:p>75</text:p>
          </table:table-cell>
          <table:table-cell table:style-name="ce13" office:value-type="string" calcext:value-type="string">
            <text:p>m²</text:p>
          </table:table-cell>
          <table:table-cell table:style-name="ce13"/>
          <table:table-cell table:style-name="ce35" table:number-columns-repeated="12"/>
          <table:table-cell table:style-name="ce35" office:value-type="string" calcext:value-type="string">
            <text:p>18mm</text:p>
          </table:table-cell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number-columns-repeated="2"/>
          <table:table-cell table:style-name="ce39" office:value-type="currency" office:currency="EUR" office:value="12" calcext:value-type="currency">
            <text:p>12,00 €</text:p>
          </table:table-cell>
          <table:table-cell table:style-name="ce39" table:formula="of:=[.C16]*[.V16]" office:value-type="currency" office:currency="EUR" office:value="900" calcext:value-type="currency">
            <text:p>900,00 €</text:p>
          </table:table-cell>
          <table:table-cell table:style-name="ce39" table:formula="of:=[.W16]*1.2" office:value-type="currency" office:currency="EUR" office:value="1080" calcext:value-type="currency">
            <text:p>1 080,00 €</text:p>
          </table:table-cell>
          <table:table-cell table:style-name="ce35" table:number-columns-repeated="2"/>
          <table:table-cell table:style-name="ce44" office:value-type="currency" office:currency="EUR" office:value="13.41" calcext:value-type="currency">
            <text:p>13,41 €</text:p>
          </table:table-cell>
          <table:table-cell table:style-name="ce44" table:formula="of:=[.AA16]*[.C16]" office:value-type="currency" office:currency="EUR" office:value="1005.75" calcext:value-type="currency">
            <text:p>1 005,75 €</text:p>
          </table:table-cell>
          <table:table-cell table:style-name="ce44" table:formula="of:=[.AB16]*1.2" office:value-type="currency" office:currency="EUR" office:value="1206.9" calcext:value-type="currency">
            <text:p>1 206,90 €</text:p>
          </table:table-cell>
          <table:table-cell table:style-name="ce47"/>
          <table:table-cell table:style-name="ce44" table:formula="of:=[.AA16]*0.8" office:value-type="currency" office:currency="EUR" office:value="10.728" calcext:value-type="currency">
            <text:p>10,73 €</text:p>
          </table:table-cell>
          <table:table-cell table:style-name="ce44" table:formula="of:=[.AB16]*0.8" office:value-type="currency" office:currency="EUR" office:value="804.6" calcext:value-type="currency">
            <text:p>804,60 €</text:p>
          </table:table-cell>
          <table:table-cell table:style-name="ce44" table:formula="of:=[.AC16]*0.8" office:value-type="currency" office:currency="EUR" office:value="965.52" calcext:value-type="currency">
            <text:p>965,52 €</text:p>
          </table:table-cell>
          <table:table-cell table:style-name="ce35" table:number-columns-repeated="2"/>
          <table:table-cell table:style-name="ce39" office:value-type="currency" office:currency="EUR" office:value="27.52" calcext:value-type="currency">
            <text:p>27,52 €</text:p>
          </table:table-cell>
          <table:table-cell table:style-name="ce39" table:formula="of:=[.AJ16]*[.C16]" office:value-type="currency" office:currency="EUR" office:value="2064" calcext:value-type="currency">
            <text:p>2 064,00 €</text:p>
          </table:table-cell>
          <table:table-cell table:style-name="ce39" table:formula="of:=[.AK16]*1.2" office:value-type="currency" office:currency="EUR" office:value="2476.8" calcext:value-type="currency">
            <text:p>2 476,80 €</text:p>
          </table:table-cell>
          <table:table-cell table:style-name="ce39"/>
          <table:table-cell table:style-name="ce35" table:number-columns-repeated="985"/>
        </table:table-row>
        <table:table-row table:style-name="ro1">
          <table:table-cell table:style-name="ce12" table:number-columns-repeated="5"/>
          <table:table-cell table:number-columns-repeated="21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5"/>
        </table:table-row>
        <table:table-row table:style-name="ro1">
          <table:table-cell table:style-name="ce12" office:value-type="string" calcext:value-type="string">
            <text:p>BARDAGE TOTAL : 1496 € - 112 m²</text:p>
          </table:table-cell>
          <table:table-cell table:style-name="ce12" table:number-columns-repeated="4"/>
          <table:table-cell table:number-columns-repeated="21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5"/>
        </table:table-row>
        <table:table-row table:style-name="ro1">
          <table:table-cell office:value-type="string" calcext:value-type="string">
            <text:p>Bardage</text:p>
          </table:table-cell>
          <table:table-cell table:style-name="ce19" office:value-type="string" calcext:value-type="string">
            <text:p>L = 4m / l = 0.18</text:p>
          </table:table-cell>
          <table:table-cell table:style-name="ce19" table:formula="of:=['Parements extérieurs'.D5]" office:value-type="float" office:value="8.64" calcext:value-type="float">
            <text:p>8,64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5]" office:value-type="float" office:value="12" calcext:value-type="float">
            <text:p>12</text:p>
          </table:table-cell>
          <table:table-cell table:number-columns-repeated="10"/>
          <table:table-cell table:style-name="ce17" office:value-type="string" calcext:value-type="string">
            <text:p>12 x 4m</text:p>
          </table:table-cell>
          <table:table-cell table:style-name="ce17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19]*[.S19]" office:value-type="currency" office:currency="EUR" office:value="86.4" calcext:value-type="currency">
            <text:p>86,40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5"/>
        </table:table-row>
        <table:table-row table:style-name="ro1">
          <table:table-cell office:value-type="string" calcext:value-type="string">
            <text:p>Façade Sud</text:p>
          </table:table-cell>
          <table:table-cell table:style-name="ce19" office:value-type="string" calcext:value-type="string">
            <text:p>L = 4m / l = 0.16</text:p>
          </table:table-cell>
          <table:table-cell table:style-name="ce19" table:formula="of:=['Parements extérieurs'.D6]" office:value-type="float" office:value="6.4" calcext:value-type="float">
            <text:p>6,4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6]" office:value-type="float" office:value="10" calcext:value-type="float">
            <text:p>10</text:p>
          </table:table-cell>
          <table:table-cell table:number-columns-repeated="10"/>
          <table:table-cell table:style-name="ce17" office:value-type="string" calcext:value-type="string">
            <text:p>10 x 4m</text:p>
          </table:table-cell>
          <table:table-cell table:style-name="ce17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0]*[.S20]" office:value-type="currency" office:currency="EUR" office:value="64" calcext:value-type="currency">
            <text:p>64,00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5"/>
        </table:table-row>
        <table:table-row table:style-name="ro1">
          <table:table-cell table:formula="of:=SUM([.C19:.C26])" office:value-type="float" office:value="42.8" calcext:value-type="float">
            <text:p>42,8</text:p>
          </table:table-cell>
          <table:table-cell table:style-name="ce19" office:value-type="string" calcext:value-type="string">
            <text:p>L = 4m / l = 0.14</text:p>
          </table:table-cell>
          <table:table-cell table:style-name="ce19" table:formula="of:=['Parements extérieurs'.D7]" office:value-type="float" office:value="6.16" calcext:value-type="float">
            <text:p>6,16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7]" office:value-type="float" office:value="11" calcext:value-type="float">
            <text:p>11</text:p>
          </table:table-cell>
          <table:table-cell table:number-columns-repeated="10"/>
          <table:table-cell table:style-name="ce17" office:value-type="string" calcext:value-type="string">
            <text:p>11 x 4m</text:p>
          </table:table-cell>
          <table:table-cell table:style-name="ce17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1]*[.S21]" office:value-type="currency" office:currency="EUR" office:value="61.6" calcext:value-type="currency">
            <text:p>61,60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5"/>
        </table:table-row>
        <table:table-row table:style-name="ro1">
          <table:table-cell table:style-name="ce16"/>
          <table:table-cell table:style-name="ce19" office:value-type="string" calcext:value-type="string">
            <text:p>L = 4m / l = 0.12</text:p>
          </table:table-cell>
          <table:table-cell table:style-name="ce19" table:formula="of:=['Parements extérieurs'.D8]" office:value-type="float" office:value="3.36" calcext:value-type="float">
            <text:p>3,36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8]" office:value-type="float" office:value="7" calcext:value-type="float">
            <text:p>7</text:p>
          </table:table-cell>
          <table:table-cell table:number-columns-repeated="10"/>
          <table:table-cell table:style-name="ce17" office:value-type="string" calcext:value-type="string">
            <text:p>7 x 4m</text:p>
          </table:table-cell>
          <table:table-cell table:style-name="ce17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2]*[.S22]" office:value-type="currency" office:currency="EUR" office:value="33.6" calcext:value-type="currency">
            <text:p>33,60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5"/>
        </table:table-row>
        <table:table-row table:style-name="ro1">
          <table:table-cell/>
          <table:table-cell table:style-name="ce19" office:value-type="string" calcext:value-type="string">
            <text:p>L = 2m / l = 0.18</text:p>
          </table:table-cell>
          <table:table-cell table:style-name="ce19" table:formula="of:=['Parements extérieurs'.D9]" office:value-type="float" office:value="5.472" calcext:value-type="float">
            <text:p>5,472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9]" office:value-type="float" office:value="16" calcext:value-type="float">
            <text:p>16</text:p>
          </table:table-cell>
          <table:table-cell table:number-columns-repeated="10"/>
          <table:table-cell table:style-name="ce17" office:value-type="string" calcext:value-type="string">
            <text:p>16 x 2m</text:p>
          </table:table-cell>
          <table:table-cell table:style-name="ce17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3]*[.S23]" office:value-type="currency" office:currency="EUR" office:value="54.72" calcext:value-type="currency">
            <text:p>54,72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5"/>
        </table:table-row>
        <table:table-row table:style-name="ro1">
          <table:table-cell table:style-name="ce17"/>
          <table:table-cell table:style-name="ce22" office:value-type="string" calcext:value-type="string">
            <text:p>L = 2m / l = 0.16</text:p>
          </table:table-cell>
          <table:table-cell table:style-name="ce22" table:formula="of:=['Parements extérieurs'.D10]" office:value-type="float" office:value="4.864" calcext:value-type="float">
            <text:p>4,864</text:p>
          </table:table-cell>
          <table:table-cell table:style-name="ce31" office:value-type="string" calcext:value-type="string">
            <text:p>m²</text:p>
          </table:table-cell>
          <table:table-cell table:style-name="ce22" table:formula="of:=['Parements extérieurs'.F10]" office:value-type="float" office:value="16" calcext:value-type="float">
            <text:p>16</text:p>
          </table:table-cell>
          <table:table-cell table:style-name="ce17" table:number-columns-repeated="10"/>
          <table:table-cell table:style-name="ce31" office:value-type="string" calcext:value-type="string">
            <text:p>8 x 2m</text:p>
          </table:table-cell>
          <table:table-cell table:style-name="ce31" office:value-type="string" calcext:value-type="string">
            <text:p>8x2m</text:p>
          </table:table-cell>
          <table:table-cell table:style-name="ce17"/>
          <table:table-cell table:style-name="ce41" office:value-type="currency" office:currency="EUR" office:value="10" calcext:value-type="currency">
            <text:p>10,00 €</text:p>
          </table:table-cell>
          <table:table-cell table:style-name="ce41" table:formula="of:=[.C24]*[.S24]" office:value-type="currency" office:currency="EUR" office:value="48.64" calcext:value-type="currency">
            <text:p>48,64 €</text:p>
          </table:table-cell>
          <table:table-cell table:style-name="ce41" table:number-columns-repeated="4"/>
          <table:table-cell table:style-name="ce17" table:number-columns-repeated="2"/>
          <table:table-cell table:style-name="ce41" table:number-columns-repeated="3"/>
          <table:table-cell table:style-name="ce17"/>
          <table:table-cell table:style-name="ce41" table:number-columns-repeated="3"/>
          <table:table-cell table:style-name="ce17" table:number-columns-repeated="2"/>
          <table:table-cell table:style-name="ce41" table:number-columns-repeated="4"/>
          <table:table-cell table:style-name="ce17" table:number-columns-repeated="985"/>
        </table:table-row>
        <table:table-row table:style-name="ro1">
          <table:table-cell office:value-type="string" calcext:value-type="string">
            <text:p>Attention : 1 à trouver dans les 4m Nord (car 17 pièces)</text:p>
          </table:table-cell>
          <table:table-cell table:style-name="ce19" office:value-type="string" calcext:value-type="string">
            <text:p>L = 2m / l = 0.14</text:p>
          </table:table-cell>
          <table:table-cell table:style-name="ce19" table:formula="of:=['Parements extérieurs'.D11]" office:value-type="float" office:value="4.256" calcext:value-type="float">
            <text:p>4,256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11]" office:value-type="float" office:value="16" calcext:value-type="float">
            <text:p>16</text:p>
          </table:table-cell>
          <table:table-cell table:number-columns-repeated="10"/>
          <table:table-cell table:style-name="ce17" office:value-type="string" calcext:value-type="string">
            <text:p>16 x 2m</text:p>
          </table:table-cell>
          <table:table-cell table:style-name="ce17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5]*[.S25]" office:value-type="currency" office:currency="EUR" office:value="42.56" calcext:value-type="currency">
            <text:p>42,56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5"/>
        </table:table-row>
        <table:table-row table:style-name="ro1">
          <table:table-cell table:style-name="ce17" office:value-type="string" calcext:value-type="string">
            <text:p>Attention : 2 à trouver dans les 4m Nord (car 18 pièces)</text:p>
          </table:table-cell>
          <table:table-cell table:style-name="ce19" office:value-type="string" calcext:value-type="string">
            <text:p>L = 2m / l = 0.12</text:p>
          </table:table-cell>
          <table:table-cell table:style-name="ce19" table:formula="of:=['Parements extérieurs'.D12]" office:value-type="float" office:value="3.648" calcext:value-type="float">
            <text:p>3,648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12]" office:value-type="float" office:value="16" calcext:value-type="float">
            <text:p>16</text:p>
          </table:table-cell>
          <table:table-cell table:style-name="ce17" table:number-columns-repeated="11"/>
          <table:table-cell table:style-name="ce17" office:value-type="string" calcext:value-type="string">
            <text:p>16x2m</text:p>
          </table:table-cell>
          <table:table-cell table:style-name="ce17"/>
          <table:table-cell table:style-name="ce41" office:value-type="currency" office:currency="EUR" office:value="10" calcext:value-type="currency">
            <text:p>10,00 €</text:p>
          </table:table-cell>
          <table:table-cell table:style-name="ce41" table:formula="of:=[.C26]*[.S26]" office:value-type="currency" office:currency="EUR" office:value="36.48" calcext:value-type="currency">
            <text:p>36,48 €</text:p>
          </table:table-cell>
          <table:table-cell table:style-name="ce41" table:number-columns-repeated="4"/>
          <table:table-cell table:style-name="ce17" table:number-columns-repeated="2"/>
          <table:table-cell table:style-name="ce41" table:number-columns-repeated="3"/>
          <table:table-cell table:style-name="ce17"/>
          <table:table-cell table:style-name="ce41" table:number-columns-repeated="3"/>
          <table:table-cell table:style-name="ce17" table:number-columns-repeated="2"/>
          <table:table-cell table:style-name="ce41" table:number-columns-repeated="4"/>
          <table:table-cell table:style-name="ce17" table:number-columns-repeated="985"/>
        </table:table-row>
        <table:table-row table:style-name="ro1">
          <table:table-cell office:value-type="string" calcext:value-type="string">
            <text:p>Joints</text:p>
          </table:table-cell>
          <table:table-cell table:style-name="ce19" office:value-type="string" calcext:value-type="string">
            <text:p>L = 4m</text:p>
          </table:table-cell>
          <table:table-cell table:style-name="ce19" table:formula="of:=['Parements extérieurs'.D13]" office:value-type="float" office:value="160" calcext:value-type="float">
            <text:p>160</text:p>
          </table:table-cell>
          <table:table-cell table:style-name="ce17" office:value-type="string" calcext:value-type="string">
            <text:p>ml</text:p>
          </table:table-cell>
          <table:table-cell table:style-name="ce19" table:formula="of:=['Parements extérieurs'.F13]" office:value-type="float" office:value="40" calcext:value-type="float">
            <text:p>40</text:p>
          </table:table-cell>
          <table:table-cell table:number-columns-repeated="10"/>
          <table:table-cell table:style-name="ce17" office:value-type="string" calcext:value-type="string">
            <text:p>40 x 4m</text:p>
          </table:table-cell>
          <table:table-cell table:style-name="ce17"/>
          <table:table-cell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27]*[.S27]" office:value-type="currency" office:currency="EUR" office:value="78.72" calcext:value-type="currency">
            <text:p>78,72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5"/>
        </table:table-row>
        <table:table-row table:style-name="ro1">
          <table:table-cell/>
          <table:table-cell table:style-name="ce12" office:value-type="string" calcext:value-type="string">
            <text:p>L = 2m</text:p>
          </table:table-cell>
          <table:table-cell table:style-name="ce12" table:formula="of:=['Parements extérieurs'.D14]" office:value-type="float" office:value="121.6" calcext:value-type="float">
            <text:p>121,6</text:p>
          </table:table-cell>
          <table:table-cell office:value-type="string" calcext:value-type="string">
            <text:p>ml</text:p>
          </table:table-cell>
          <table:table-cell table:style-name="ce12" table:formula="of:=['Parements extérieurs'.F14]" office:value-type="float" office:value="64" calcext:value-type="float">
            <text:p>64</text:p>
          </table:table-cell>
          <table:table-cell table:number-columns-repeated="13"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28]*[.S28]" office:value-type="currency" office:currency="EUR" office:value="59.8272" calcext:value-type="currency">
            <text:p>59,83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5"/>
        </table:table-row>
        <table:table-row table:style-name="ro1">
          <table:table-cell/>
          <table:table-cell table:style-name="ce12" table:number-columns-repeated="2"/>
          <table:table-cell/>
          <table:table-cell table:style-name="ce12"/>
          <table:table-cell table:number-columns-repeated="21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5"/>
        </table:table-row>
        <table:table-row table:style-name="ro1">
          <table:table-cell table:style-name="ce17" office:value-type="string" calcext:value-type="string">
            <text:p>Bardage</text:p>
          </table:table-cell>
          <table:table-cell table:style-name="ce19" office:value-type="string" calcext:value-type="string">
            <text:p>L = 2,5m / l = 0.18</text:p>
          </table:table-cell>
          <table:table-cell table:style-name="ce19" table:formula="of:=['Parements extérieurs'.D16]" office:value-type="float" office:value="6.75" calcext:value-type="float">
            <text:p>6,75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16]" office:value-type="float" office:value="15" calcext:value-type="float">
            <text:p>15</text:p>
          </table:table-cell>
          <table:table-cell table:style-name="ce17" table:number-columns-repeated="11"/>
          <table:table-cell table:style-name="ce17" office:value-type="string" calcext:value-type="string">
            <text:p>10 x 2.5m</text:p>
          </table:table-cell>
          <table:table-cell table:style-name="ce17"/>
          <table:table-cell table:style-name="ce41" office:value-type="currency" office:currency="EUR" office:value="10" calcext:value-type="currency">
            <text:p>10,00 €</text:p>
          </table:table-cell>
          <table:table-cell table:style-name="ce41" table:formula="of:=[.C30]*[.S30]" office:value-type="currency" office:currency="EUR" office:value="67.5" calcext:value-type="currency">
            <text:p>67,50 €</text:p>
          </table:table-cell>
          <table:table-cell table:style-name="ce41" table:number-columns-repeated="4"/>
          <table:table-cell table:style-name="ce17" table:number-columns-repeated="2"/>
          <table:table-cell table:style-name="ce41" table:number-columns-repeated="3"/>
          <table:table-cell table:style-name="ce17"/>
          <table:table-cell table:style-name="ce41" table:number-columns-repeated="3"/>
          <table:table-cell table:style-name="ce17" table:number-columns-repeated="2"/>
          <table:table-cell table:style-name="ce41" table:number-columns-repeated="4"/>
          <table:table-cell table:style-name="ce17" table:number-columns-repeated="985"/>
        </table:table-row>
        <table:table-row table:style-name="ro1">
          <table:table-cell office:value-type="string" calcext:value-type="string">
            <text:p>Pignons</text:p>
          </table:table-cell>
          <table:table-cell table:style-name="ce12" office:value-type="string" calcext:value-type="string">
            <text:p>L = 2,5m / l = 0.16</text:p>
          </table:table-cell>
          <table:table-cell table:style-name="ce12" table:formula="of:=['Parements extérieurs'.D17]" office:value-type="float" office:value="6" calcext:value-type="float">
            <text:p>6</text:p>
          </table:table-cell>
          <table:table-cell office:value-type="string" calcext:value-type="string">
            <text:p>m²</text:p>
          </table:table-cell>
          <table:table-cell table:style-name="ce12" table:formula="of:=['Parements extérieurs'.F17]" office:value-type="float" office:value="15" calcext:value-type="float">
            <text:p>15</text:p>
          </table:table-cell>
          <table:table-cell table:number-columns-repeated="11"/>
          <table:table-cell office:value-type="string" calcext:value-type="string">
            <text:p>10 x 2.5m (manque 1)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31]*[.S31]" office:value-type="currency" office:currency="EUR" office:value="60" calcext:value-type="currency">
            <text:p>60,00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5"/>
        </table:table-row>
        <table:table-row table:style-name="ro1">
          <table:table-cell table:formula="of:=SUM([.C30:.C37])" office:value-type="float" office:value="36.36" calcext:value-type="float">
            <text:p>36,36</text:p>
          </table:table-cell>
          <table:table-cell table:style-name="ce12" office:value-type="string" calcext:value-type="string">
            <text:p>L = 2,5m / l = 0.14</text:p>
          </table:table-cell>
          <table:table-cell table:style-name="ce12" table:formula="of:=['Parements extérieurs'.D18]" office:value-type="float" office:value="5.25" calcext:value-type="float">
            <text:p>5,25</text:p>
          </table:table-cell>
          <table:table-cell office:value-type="string" calcext:value-type="string">
            <text:p>m²</text:p>
          </table:table-cell>
          <table:table-cell table:style-name="ce12" table:formula="of:=['Parements extérieurs'.F18]" office:value-type="float" office:value="15" calcext:value-type="float">
            <text:p>15</text:p>
          </table:table-cell>
          <table:table-cell table:number-columns-repeated="11"/>
          <table:table-cell office:value-type="string" calcext:value-type="string">
            <text:p>8 x 2.5m (manque 1)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32]*[.S32]" office:value-type="currency" office:currency="EUR" office:value="52.5" calcext:value-type="currency">
            <text:p>52,50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5"/>
        </table:table-row>
        <table:table-row table:style-name="ro1">
          <table:table-cell/>
          <table:table-cell table:style-name="ce12" office:value-type="string" calcext:value-type="string">
            <text:p>L = 2,5m / l = 0.12</text:p>
          </table:table-cell>
          <table:table-cell table:style-name="ce12" table:formula="of:=['Parements extérieurs'.D19]" office:value-type="float" office:value="4.5" calcext:value-type="float">
            <text:p>4,5</text:p>
          </table:table-cell>
          <table:table-cell office:value-type="string" calcext:value-type="string">
            <text:p>m²</text:p>
          </table:table-cell>
          <table:table-cell table:style-name="ce12" table:formula="of:=['Parements extérieurs'.F19]" office:value-type="float" office:value="15" calcext:value-type="float">
            <text:p>15</text:p>
          </table:table-cell>
          <table:table-cell table:number-columns-repeated="11"/>
          <table:table-cell office:value-type="string" calcext:value-type="string">
            <text:p>12 x 2.5m (manque 1)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33]*[.S33]" office:value-type="currency" office:currency="EUR" office:value="45" calcext:value-type="currency">
            <text:p>45,00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5"/>
        </table:table-row>
        <table:table-row table:style-name="ro1">
          <table:table-cell table:style-name="ce18"/>
          <table:table-cell table:style-name="ce25" office:value-type="string" calcext:value-type="string">
            <text:p>L = 2,1m / l = 0.18</text:p>
          </table:table-cell>
          <table:table-cell table:style-name="ce25" table:formula="of:=['Parements extérieurs'.D20]" office:value-type="float" office:value="4.158" calcext:value-type="float">
            <text:p>4,158</text:p>
          </table:table-cell>
          <table:table-cell table:style-name="ce32" office:value-type="string" calcext:value-type="string">
            <text:p>m²</text:p>
          </table:table-cell>
          <table:table-cell table:style-name="ce25" table:formula="of:=['Parements extérieurs'.F20]" office:value-type="float" office:value="11" calcext:value-type="float">
            <text:p>11</text:p>
          </table:table-cell>
          <table:table-cell table:style-name="ce32" office:value-type="string" calcext:value-type="string">
            <text:p>déjà coupé</text:p>
          </table:table-cell>
          <table:table-cell table:style-name="ce18" table:number-columns-repeated="9"/>
          <table:table-cell table:style-name="ce18" office:value-type="string" calcext:value-type="string">
            <text:p>2 x 4m (= 2 unités)</text:p>
          </table:table-cell>
          <table:table-cell table:style-name="ce18" table:number-columns-repeated="2"/>
          <table:table-cell office:value-type="currency" office:currency="EUR" office:value="10" calcext:value-type="currency">
            <text:p>10,00 €</text:p>
          </table:table-cell>
          <table:table-cell table:formula="of:=[.C34]*[.S34]" office:value-type="currency" office:currency="EUR" office:value="41.58" calcext:value-type="currency">
            <text:p>41,58 €</text:p>
          </table:table-cell>
          <table:table-cell table:style-name="ce42" table:number-columns-repeated="4"/>
          <table:table-cell table:style-name="ce18" table:number-columns-repeated="2"/>
          <table:table-cell table:style-name="ce45" table:number-columns-repeated="3"/>
          <table:table-cell table:style-name="ce31"/>
          <table:table-cell table:style-name="ce45" table:number-columns-repeated="3"/>
          <table:table-cell table:style-name="ce18" table:number-columns-repeated="2"/>
          <table:table-cell table:style-name="ce42" table:number-columns-repeated="4"/>
          <table:table-cell table:style-name="ce18" table:number-columns-repeated="985"/>
        </table:table-row>
        <table:table-row table:style-name="ro1">
          <table:table-cell/>
          <table:table-cell table:style-name="ce26" office:value-type="string" calcext:value-type="string">
            <text:p>L = 2,1m / l = 0.16</text:p>
          </table:table-cell>
          <table:table-cell table:style-name="ce26" table:formula="of:=['Parements extérieurs'.D21]" office:value-type="float" office:value="3.696" calcext:value-type="float">
            <text:p>3,696</text:p>
          </table:table-cell>
          <table:table-cell table:style-name="ce34" office:value-type="string" calcext:value-type="string">
            <text:p>m²</text:p>
          </table:table-cell>
          <table:table-cell table:style-name="ce26" table:formula="of:=['Parements extérieurs'.F21]" office:value-type="float" office:value="11" calcext:value-type="float">
            <text:p>11</text:p>
          </table:table-cell>
          <table:table-cell table:style-name="ce34" office:value-type="string" calcext:value-type="string">
            <text:p>déjà coupé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35]*[.S35]" office:value-type="currency" office:currency="EUR" office:value="36.96" calcext:value-type="currency">
            <text:p>36,96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5"/>
        </table:table-row>
        <table:table-row table:style-name="ro1">
          <table:table-cell table:style-name="ce18"/>
          <table:table-cell table:style-name="ce25" office:value-type="string" calcext:value-type="string">
            <text:p>L = 2,1m / l = 0.14</text:p>
          </table:table-cell>
          <table:table-cell table:style-name="ce25" table:formula="of:=['Parements extérieurs'.D22]" office:value-type="float" office:value="3.234" calcext:value-type="float">
            <text:p>3,234</text:p>
          </table:table-cell>
          <table:table-cell table:style-name="ce32" office:value-type="string" calcext:value-type="string">
            <text:p>m²</text:p>
          </table:table-cell>
          <table:table-cell table:style-name="ce25" table:formula="of:=['Parements extérieurs'.F22]" office:value-type="float" office:value="11" calcext:value-type="float">
            <text:p>11</text:p>
          </table:table-cell>
          <table:table-cell table:style-name="ce32" office:value-type="string" calcext:value-type="string">
            <text:p>déjà coupé</text:p>
          </table:table-cell>
          <table:table-cell table:style-name="ce18" table:number-columns-repeated="9"/>
          <table:table-cell table:style-name="ce18" office:value-type="string" calcext:value-type="string">
            <text:p>5 x 4m (= 5 unités)</text:p>
          </table:table-cell>
          <table:table-cell table:style-name="ce18" table:number-columns-repeated="2"/>
          <table:table-cell office:value-type="currency" office:currency="EUR" office:value="10" calcext:value-type="currency">
            <text:p>10,00 €</text:p>
          </table:table-cell>
          <table:table-cell table:formula="of:=[.C36]*[.S36]" office:value-type="currency" office:currency="EUR" office:value="32.34" calcext:value-type="currency">
            <text:p>32,34 €</text:p>
          </table:table-cell>
          <table:table-cell table:style-name="ce42" table:number-columns-repeated="4"/>
          <table:table-cell table:style-name="ce18" table:number-columns-repeated="2"/>
          <table:table-cell table:style-name="ce45" table:number-columns-repeated="3"/>
          <table:table-cell table:style-name="ce31"/>
          <table:table-cell table:style-name="ce45" table:number-columns-repeated="3"/>
          <table:table-cell table:style-name="ce18" table:number-columns-repeated="2"/>
          <table:table-cell table:style-name="ce42" table:number-columns-repeated="4"/>
          <table:table-cell table:style-name="ce18" table:number-columns-repeated="985"/>
        </table:table-row>
        <table:table-row table:style-name="ro1">
          <table:table-cell/>
          <table:table-cell table:style-name="ce26" office:value-type="string" calcext:value-type="string">
            <text:p>L = 2,1m / l = 0.12</text:p>
          </table:table-cell>
          <table:table-cell table:style-name="ce26" table:formula="of:=['Parements extérieurs'.D23]" office:value-type="float" office:value="2.772" calcext:value-type="float">
            <text:p>2,772</text:p>
          </table:table-cell>
          <table:table-cell table:style-name="ce34" office:value-type="string" calcext:value-type="string">
            <text:p>m²</text:p>
          </table:table-cell>
          <table:table-cell table:style-name="ce26" table:formula="of:=['Parements extérieurs'.F23]" office:value-type="float" office:value="11" calcext:value-type="float">
            <text:p>11</text:p>
          </table:table-cell>
          <table:table-cell table:style-name="ce34" office:value-type="string" calcext:value-type="string">
            <text:p>déjà coupé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37]*[.S37]" office:value-type="currency" office:currency="EUR" office:value="27.72" calcext:value-type="currency">
            <text:p>27,72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5"/>
        </table:table-row>
        <table:table-row table:style-name="ro1">
          <table:table-cell office:value-type="string" calcext:value-type="string">
            <text:p>Joints</text:p>
          </table:table-cell>
          <table:table-cell table:style-name="ce12" office:value-type="string" calcext:value-type="string">
            <text:p>L = 2,5m</text:p>
          </table:table-cell>
          <table:table-cell table:style-name="ce12" table:formula="of:=['Parements extérieurs'.D24]" office:value-type="float" office:value="150" calcext:value-type="float">
            <text:p>150</text:p>
          </table:table-cell>
          <table:table-cell office:value-type="string" calcext:value-type="string">
            <text:p>ml</text:p>
          </table:table-cell>
          <table:table-cell table:style-name="ce12" table:formula="of:=['Parements extérieurs'.F24]" office:value-type="float" office:value="60" calcext:value-type="float">
            <text:p>60</text:p>
          </table:table-cell>
          <table:table-cell table:number-columns-repeated="13"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38]*[.S38]" office:value-type="currency" office:currency="EUR" office:value="73.8" calcext:value-type="currency">
            <text:p>73,80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5"/>
        </table:table-row>
        <table:table-row table:style-name="ro1">
          <table:table-cell/>
          <table:table-cell table:style-name="ce12" office:value-type="string" calcext:value-type="string">
            <text:p>L = 2,1m</text:p>
          </table:table-cell>
          <table:table-cell table:style-name="ce12" table:formula="of:=['Parements extérieurs'.D25]" office:value-type="float" office:value="92.4" calcext:value-type="float">
            <text:p>92,4</text:p>
          </table:table-cell>
          <table:table-cell office:value-type="string" calcext:value-type="string">
            <text:p>ml</text:p>
          </table:table-cell>
          <table:table-cell table:style-name="ce12" table:formula="of:=['Parements extérieurs'.F25]" office:value-type="float" office:value="44" calcext:value-type="float">
            <text:p>44</text:p>
          </table:table-cell>
          <table:table-cell table:number-columns-repeated="13"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39]*[.S39]" office:value-type="currency" office:currency="EUR" office:value="45.4608" calcext:value-type="currency">
            <text:p>45,46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5"/>
        </table:table-row>
        <table:table-row table:style-name="ro1">
          <table:table-cell/>
          <table:table-cell table:style-name="ce12" table:number-columns-repeated="2"/>
          <table:table-cell/>
          <table:table-cell table:style-name="ce12"/>
          <table:table-cell table:number-columns-repeated="21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5"/>
        </table:table-row>
        <table:table-row table:style-name="ro1">
          <table:table-cell office:value-type="string" calcext:value-type="string">
            <text:p>Bardage</text:p>
          </table:table-cell>
          <table:table-cell table:style-name="ce19" office:value-type="string" calcext:value-type="string">
            <text:p>L = 1m / l = 0.18</text:p>
          </table:table-cell>
          <table:table-cell table:style-name="ce19" table:formula="of:=['Parements extérieurs'.D27]" office:value-type="float" office:value="7.02" calcext:value-type="float">
            <text:p>7,02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27]" office:value-type="float" office:value="39" calcext:value-type="float">
            <text:p>39</text:p>
          </table:table-cell>
          <table:table-cell table:number-columns-repeated="10"/>
          <table:table-cell table:style-name="ce17" office:value-type="string" calcext:value-type="string">
            <text:p>10 x 4m</text:p>
          </table:table-cell>
          <table:table-cell table:style-name="ce17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1]*[.S41]" office:value-type="currency" office:currency="EUR" office:value="70.2" calcext:value-type="currency">
            <text:p>70,20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5"/>
        </table:table-row>
        <table:table-row table:style-name="ro1">
          <table:table-cell office:value-type="string" calcext:value-type="string">
            <text:p>Nord</text:p>
          </table:table-cell>
          <table:table-cell table:style-name="ce19" office:value-type="string" calcext:value-type="string">
            <text:p>L = 1m / l = 0.16</text:p>
          </table:table-cell>
          <table:table-cell table:style-name="ce19" table:formula="of:=['Parements extérieurs'.D28]" office:value-type="float" office:value="6.24" calcext:value-type="float">
            <text:p>6,24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28]" office:value-type="float" office:value="39" calcext:value-type="float">
            <text:p>39</text:p>
          </table:table-cell>
          <table:table-cell table:number-columns-repeated="10"/>
          <table:table-cell table:style-name="ce17" office:value-type="string" calcext:value-type="string">
            <text:p>10 x 4m</text:p>
          </table:table-cell>
          <table:table-cell table:style-name="ce17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2]*[.S42]" office:value-type="currency" office:currency="EUR" office:value="62.4" calcext:value-type="currency">
            <text:p>62,40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5"/>
        </table:table-row>
        <table:table-row table:style-name="ro1">
          <table:table-cell table:formula="of:=SUM([.C41:.C44])" office:value-type="float" office:value="23.4" calcext:value-type="float">
            <text:p>23,4</text:p>
          </table:table-cell>
          <table:table-cell table:style-name="ce19" office:value-type="string" calcext:value-type="string">
            <text:p>L = 1m / l = 0.14</text:p>
          </table:table-cell>
          <table:table-cell table:style-name="ce19" table:formula="of:=['Parements extérieurs'.D29]" office:value-type="float" office:value="5.46" calcext:value-type="float">
            <text:p>5,46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29]" office:value-type="float" office:value="39" calcext:value-type="float">
            <text:p>39</text:p>
          </table:table-cell>
          <table:table-cell table:number-columns-repeated="10"/>
          <table:table-cell table:style-name="ce17" office:value-type="string" calcext:value-type="string">
            <text:p>10 x 4m</text:p>
          </table:table-cell>
          <table:table-cell table:style-name="ce17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3]*[.S43]" office:value-type="currency" office:currency="EUR" office:value="54.6" calcext:value-type="currency">
            <text:p>54,60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5"/>
        </table:table-row>
        <table:table-row table:style-name="ro1">
          <table:table-cell/>
          <table:table-cell table:style-name="ce19" office:value-type="string" calcext:value-type="string">
            <text:p>L = 1m / l = 0.12</text:p>
          </table:table-cell>
          <table:table-cell table:style-name="ce19" table:formula="of:=['Parements extérieurs'.D30]" office:value-type="float" office:value="4.68" calcext:value-type="float">
            <text:p>4,68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30]" office:value-type="float" office:value="39" calcext:value-type="float">
            <text:p>39</text:p>
          </table:table-cell>
          <table:table-cell table:number-columns-repeated="10"/>
          <table:table-cell table:style-name="ce17" office:value-type="string" calcext:value-type="string">
            <text:p>10 x 4m</text:p>
          </table:table-cell>
          <table:table-cell table:style-name="ce17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4]*[.S44]" office:value-type="currency" office:currency="EUR" office:value="46.8" calcext:value-type="currency">
            <text:p>46,80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5"/>
        </table:table-row>
        <table:table-row table:style-name="ro1">
          <table:table-cell office:value-type="string" calcext:value-type="string">
            <text:p>Joints</text:p>
          </table:table-cell>
          <table:table-cell table:style-name="ce20" office:value-type="string" calcext:value-type="string">
            <text:p>L = 1m</text:p>
          </table:table-cell>
          <table:table-cell table:style-name="ce20" table:formula="of:=['Parements extérieurs'.D31]" office:value-type="float" office:value="156" calcext:value-type="float">
            <text:p>156</text:p>
          </table:table-cell>
          <table:table-cell table:style-name="ce18" office:value-type="string" calcext:value-type="string">
            <text:p>ml</text:p>
          </table:table-cell>
          <table:table-cell table:style-name="ce20" table:formula="of:=['Parements extérieurs'.F31]" office:value-type="float" office:value="156" calcext:value-type="float">
            <text:p>156</text:p>
          </table:table-cell>
          <table:table-cell table:number-columns-repeated="10"/>
          <table:table-cell table:style-name="ce18" office:value-type="string" calcext:value-type="string">
            <text:p>31 x 4m</text:p>
          </table:table-cell>
          <table:table-cell table:style-name="ce18"/>
          <table:table-cell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45]*[.S45]" office:value-type="currency" office:currency="EUR" office:value="76.752" calcext:value-type="currency">
            <text:p>76,75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5"/>
        </table:table-row>
        <table:table-row table:style-name="ro1">
          <table:table-cell/>
          <table:table-cell table:style-name="ce12" table:number-columns-repeated="2"/>
          <table:table-cell/>
          <table:table-cell table:style-name="ce12"/>
          <table:table-cell table:number-columns-repeated="21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5"/>
        </table:table-row>
        <table:table-row table:style-name="ro1">
          <table:table-cell office:value-type="string" calcext:value-type="string">
            <text:p>Bardage</text:p>
          </table:table-cell>
          <table:table-cell table:style-name="ce27" office:value-type="string" calcext:value-type="string">
            <text:p>L = 1,3m / l = 0.18</text:p>
          </table:table-cell>
          <table:table-cell table:style-name="ce19" table:formula="of:=['Parements extérieurs'.D33]" office:value-type="float" office:value="2.106" calcext:value-type="float">
            <text:p>2,106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33]" office:value-type="float" office:value="9" calcext:value-type="float">
            <text:p>9</text:p>
          </table:table-cell>
          <table:table-cell table:number-columns-repeated="10"/>
          <table:table-cell table:style-name="ce17" office:value-type="string" calcext:value-type="string">
            <text:p>3 x 4m</text:p>
          </table:table-cell>
          <table:table-cell table:style-name="ce17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7]*[.S47]" office:value-type="currency" office:currency="EUR" office:value="21.06" calcext:value-type="currency">
            <text:p>21,06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5"/>
        </table:table-row>
        <table:table-row table:style-name="ro1">
          <table:table-cell office:value-type="string" calcext:value-type="string">
            <text:p>Sud Musique</text:p>
          </table:table-cell>
          <table:table-cell table:style-name="ce27" office:value-type="string" calcext:value-type="string">
            <text:p>L = 1,3m / l = 0.16</text:p>
          </table:table-cell>
          <table:table-cell table:style-name="ce19" table:formula="of:=['Parements extérieurs'.D34]" office:value-type="float" office:value="1.872" calcext:value-type="float">
            <text:p>1,872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34]" office:value-type="float" office:value="9" calcext:value-type="float">
            <text:p>9</text:p>
          </table:table-cell>
          <table:table-cell table:number-columns-repeated="10"/>
          <table:table-cell table:style-name="ce17" office:value-type="string" calcext:value-type="string">
            <text:p>3 x 4m</text:p>
          </table:table-cell>
          <table:table-cell table:style-name="ce17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8]*[.S48]" office:value-type="currency" office:currency="EUR" office:value="18.72" calcext:value-type="currency">
            <text:p>18,72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5"/>
        </table:table-row>
        <table:table-row table:style-name="ro1">
          <table:table-cell table:formula="of:=SUM([.C47:.C50])" office:value-type="float" office:value="7.02" calcext:value-type="float">
            <text:p>7,02</text:p>
          </table:table-cell>
          <table:table-cell table:style-name="ce27" office:value-type="string" calcext:value-type="string">
            <text:p>L = 1,3m / l = 0.14</text:p>
          </table:table-cell>
          <table:table-cell table:style-name="ce19" table:formula="of:=['Parements extérieurs'.D35]" office:value-type="float" office:value="1.638" calcext:value-type="float">
            <text:p>1,638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35]" office:value-type="float" office:value="9" calcext:value-type="float">
            <text:p>9</text:p>
          </table:table-cell>
          <table:table-cell table:number-columns-repeated="10"/>
          <table:table-cell table:style-name="ce17" office:value-type="string" calcext:value-type="string">
            <text:p>3 x 4m</text:p>
          </table:table-cell>
          <table:table-cell table:style-name="ce17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9]*[.S49]" office:value-type="currency" office:currency="EUR" office:value="16.38" calcext:value-type="currency">
            <text:p>16,38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5"/>
        </table:table-row>
        <table:table-row table:style-name="ro1">
          <table:table-cell/>
          <table:table-cell table:style-name="ce27" office:value-type="string" calcext:value-type="string">
            <text:p>L = 1,3m / l = 0.12</text:p>
          </table:table-cell>
          <table:table-cell table:style-name="ce19" table:formula="of:=['Parements extérieurs'.D36]" office:value-type="float" office:value="1.404" calcext:value-type="float">
            <text:p>1,404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36]" office:value-type="float" office:value="9" calcext:value-type="float">
            <text:p>9</text:p>
          </table:table-cell>
          <table:table-cell table:number-columns-repeated="10"/>
          <table:table-cell table:style-name="ce17" office:value-type="string" calcext:value-type="string">
            <text:p>3 x 4m</text:p>
          </table:table-cell>
          <table:table-cell table:style-name="ce17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50]*[.S50]" office:value-type="currency" office:currency="EUR" office:value="14.04" calcext:value-type="currency">
            <text:p>14,04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5"/>
        </table:table-row>
        <table:table-row table:style-name="ro1">
          <table:table-cell office:value-type="string" calcext:value-type="string">
            <text:p>Joints</text:p>
          </table:table-cell>
          <table:table-cell table:style-name="ce12" office:value-type="string" calcext:value-type="string">
            <text:p>L = 1,3m</text:p>
          </table:table-cell>
          <table:table-cell table:style-name="ce12" table:formula="of:=['Parements extérieurs'.D37]" office:value-type="float" office:value="46.8" calcext:value-type="float">
            <text:p>46,8</text:p>
          </table:table-cell>
          <table:table-cell office:value-type="string" calcext:value-type="string">
            <text:p>ml</text:p>
          </table:table-cell>
          <table:table-cell table:style-name="ce12" table:formula="of:=['Parements extérieurs'.F37]" office:value-type="float" office:value="36" calcext:value-type="float">
            <text:p>36</text:p>
          </table:table-cell>
          <table:table-cell table:number-columns-repeated="13"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51]*[.S51]" office:value-type="currency" office:currency="EUR" office:value="23.0256" calcext:value-type="currency">
            <text:p>23,03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5"/>
        </table:table-row>
        <table:table-row table:style-name="ro1">
          <table:table-cell/>
          <table:table-cell table:style-name="ce12" table:number-columns-repeated="2"/>
          <table:table-cell/>
          <table:table-cell table:style-name="ce12"/>
          <table:table-cell table:number-columns-repeated="21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5"/>
        </table:table-row>
        <table:table-row table:style-name="ro1">
          <table:table-cell office:value-type="string" calcext:value-type="string">
            <text:p>Bardage</text:p>
          </table:table-cell>
          <table:table-cell table:style-name="ce30" office:value-type="string" calcext:value-type="string">
            <text:p>L = 2,8m / l = 0.18</text:p>
          </table:table-cell>
          <table:table-cell table:style-name="ce12" table:formula="of:=['Parements extérieurs'.D39]" office:value-type="float" office:value="1.512" calcext:value-type="float">
            <text:p>1,512</text:p>
          </table:table-cell>
          <table:table-cell office:value-type="string" calcext:value-type="string">
            <text:p>m²</text:p>
          </table:table-cell>
          <table:table-cell table:style-name="ce12" table:formula="of:=['Parements extérieurs'.F39]" office:value-type="float" office:value="3" calcext:value-type="float">
            <text:p>3</text:p>
          </table:table-cell>
          <table:table-cell table:number-columns-repeated="13"/>
          <table:table-cell office:value-type="currency" office:currency="EUR" office:value="10" calcext:value-type="currency">
            <text:p>10,00 €</text:p>
          </table:table-cell>
          <table:table-cell table:formula="of:=[.C53]*[.S53]" office:value-type="currency" office:currency="EUR" office:value="15.12" calcext:value-type="currency">
            <text:p>15,12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5"/>
        </table:table-row>
        <table:table-row table:style-name="ro1">
          <table:table-cell office:value-type="string" calcext:value-type="string">
            <text:p>Sas</text:p>
          </table:table-cell>
          <table:table-cell table:style-name="ce30" office:value-type="string" calcext:value-type="string">
            <text:p>L = 2,8m / l = 0.16</text:p>
          </table:table-cell>
          <table:table-cell table:style-name="ce12" table:formula="of:=['Parements extérieurs'.D40]" office:value-type="float" office:value="1.344" calcext:value-type="float">
            <text:p>1,344</text:p>
          </table:table-cell>
          <table:table-cell office:value-type="string" calcext:value-type="string">
            <text:p>m²</text:p>
          </table:table-cell>
          <table:table-cell table:style-name="ce12" table:formula="of:=['Parements extérieurs'.F40]" office:value-type="float" office:value="3" calcext:value-type="float">
            <text:p>3</text:p>
          </table:table-cell>
          <table:table-cell table:number-columns-repeated="13"/>
          <table:table-cell office:value-type="currency" office:currency="EUR" office:value="10" calcext:value-type="currency">
            <text:p>10,00 €</text:p>
          </table:table-cell>
          <table:table-cell table:formula="of:=[.C54]*[.S54]" office:value-type="currency" office:currency="EUR" office:value="13.44" calcext:value-type="currency">
            <text:p>13,44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5"/>
        </table:table-row>
        <table:table-row table:style-name="ro1">
          <table:table-cell table:formula="of:=SUM([.C53:.C56])" office:value-type="float" office:value="5.04" calcext:value-type="float">
            <text:p>5,04</text:p>
          </table:table-cell>
          <table:table-cell table:style-name="ce30" office:value-type="string" calcext:value-type="string">
            <text:p>L = 2,8m / l = 0.14</text:p>
          </table:table-cell>
          <table:table-cell table:style-name="ce12" table:formula="of:=['Parements extérieurs'.D41]" office:value-type="float" office:value="1.176" calcext:value-type="float">
            <text:p>1,176</text:p>
          </table:table-cell>
          <table:table-cell office:value-type="string" calcext:value-type="string">
            <text:p>m²</text:p>
          </table:table-cell>
          <table:table-cell table:style-name="ce12" table:formula="of:=['Parements extérieurs'.F41]" office:value-type="float" office:value="3" calcext:value-type="float">
            <text:p>3</text:p>
          </table:table-cell>
          <table:table-cell table:number-columns-repeated="13"/>
          <table:table-cell office:value-type="currency" office:currency="EUR" office:value="10" calcext:value-type="currency">
            <text:p>10,00 €</text:p>
          </table:table-cell>
          <table:table-cell table:formula="of:=[.C55]*[.S55]" office:value-type="currency" office:currency="EUR" office:value="11.76" calcext:value-type="currency">
            <text:p>11,76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5"/>
        </table:table-row>
        <table:table-row table:style-name="ro1">
          <table:table-cell/>
          <table:table-cell table:style-name="ce30" office:value-type="string" calcext:value-type="string">
            <text:p>L = 2,8m / l = 0.12</text:p>
          </table:table-cell>
          <table:table-cell table:style-name="ce12" table:formula="of:=['Parements extérieurs'.D42]" office:value-type="float" office:value="1.008" calcext:value-type="float">
            <text:p>1,008</text:p>
          </table:table-cell>
          <table:table-cell office:value-type="string" calcext:value-type="string">
            <text:p>m²</text:p>
          </table:table-cell>
          <table:table-cell table:style-name="ce12" table:formula="of:=['Parements extérieurs'.F42]" office:value-type="float" office:value="3" calcext:value-type="float">
            <text:p>3</text:p>
          </table:table-cell>
          <table:table-cell table:number-columns-repeated="13"/>
          <table:table-cell office:value-type="currency" office:currency="EUR" office:value="10" calcext:value-type="currency">
            <text:p>10,00 €</text:p>
          </table:table-cell>
          <table:table-cell table:formula="of:=[.C56]*[.S56]" office:value-type="currency" office:currency="EUR" office:value="10.08" calcext:value-type="currency">
            <text:p>10,08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5"/>
        </table:table-row>
        <table:table-row table:style-name="ro1">
          <table:table-cell office:value-type="string" calcext:value-type="string">
            <text:p>Joints</text:p>
          </table:table-cell>
          <table:table-cell table:style-name="ce12" office:value-type="string" calcext:value-type="string">
            <text:p>L = 2,8m</text:p>
          </table:table-cell>
          <table:table-cell table:style-name="ce12" table:formula="of:=['Parements extérieurs'.D43]" office:value-type="float" office:value="33.6" calcext:value-type="float">
            <text:p>33,6</text:p>
          </table:table-cell>
          <table:table-cell office:value-type="string" calcext:value-type="string">
            <text:p>ml</text:p>
          </table:table-cell>
          <table:table-cell table:style-name="ce12" table:formula="of:=['Parements extérieurs'.F43]" office:value-type="float" office:value="12" calcext:value-type="float">
            <text:p>12</text:p>
          </table:table-cell>
          <table:table-cell table:number-columns-repeated="13"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57]*[.S57]" office:value-type="currency" office:currency="EUR" office:value="16.5312" calcext:value-type="currency">
            <text:p>16,53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5"/>
        </table:table-row>
        <table:table-row table:style-name="ro1">
          <table:table-cell table:style-name="ce12" table:number-columns-repeated="5"/>
          <table:table-cell table:number-columns-repeated="21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5"/>
        </table:table-row>
        <table:table-row table:style-name="ro1">
          <table:table-cell table:style-name="ce12" table:number-columns-repeated="5"/>
          <table:table-cell table:number-columns-repeated="14"/>
          <table:table-cell table:formula="of:=[.C59]*[.S59]" office:value-type="currency" office:currency="EUR" office:value="0" calcext:value-type="currency">
            <text:p>0,00 €</text:p>
          </table:table-cell>
          <table:table-cell table:formula="of:=[.T59]*1.2" office:value-type="currency" office:currency="EUR" office:value="0" calcext:value-type="currency">
            <text:p>0,00 €</text:p>
          </table:table-cell>
          <table:table-cell table:number-columns-repeated="13"/>
          <table:table-cell office:value-type="float" office:value="400" calcext:value-type="float">
            <text:p>400</text:p>
          </table:table-cell>
          <table:table-cell table:formula="of:=3.6/1.5" office:value-type="currency" office:currency="EUR" office:value="2.4" calcext:value-type="currency">
            <text:p>2,40 €</text:p>
          </table:table-cell>
          <table:table-cell table:formula="of:=[.AJ59]*[.AI59]" office:value-type="currency" office:currency="EUR" office:value="960" calcext:value-type="currency">
            <text:p>960,00 €</text:p>
          </table:table-cell>
          <table:table-cell table:formula="of:=[.AK59]*1.2" office:value-type="currency" office:currency="EUR" office:value="1152" calcext:value-type="currency">
            <text:p>1 152,00 €</text:p>
          </table:table-cell>
          <table:table-cell table:style-name="ce16"/>
          <table:table-cell table:number-columns-repeated="985"/>
        </table:table-row>
        <table:table-row table:style-name="ro1">
          <table:table-cell table:style-name="ce19" office:value-type="string" calcext:value-type="string">
            <text:p>xTasseaux</text:p>
          </table:table-cell>
          <table:table-cell table:style-name="ce19" office:value-type="string" calcext:value-type="string">
            <text:p>30x50</text:p>
          </table:table-cell>
          <table:table-cell table:style-name="ce19" table:formula="of:=[$'Parements extérieurs'.D91]" office:value-type="float" office:value="645" calcext:value-type="float">
            <text:p>645</text:p>
          </table:table-cell>
          <table:table-cell table:style-name="ce19" office:value-type="string" calcext:value-type="string">
            <text:p>ml</text:p>
          </table:table-cell>
          <table:table-cell table:style-name="ce12"/>
          <table:table-cell table:number-columns-repeated="2"/>
          <table:table-cell office:value-type="string" calcext:value-type="string">
            <text:p>51x2.5m</text:p>
          </table:table-cell>
          <table:table-cell office:value-type="string" calcext:value-type="string">
            <text:p>208x2,5m</text:p>
          </table:table-cell>
          <table:table-cell/>
          <table:table-cell office:value-type="string" calcext:value-type="string">
            <text:p><text:s/>- 10 + 10</text:p>
          </table:table-cell>
          <table:table-cell table:number-columns-repeated="7"/>
          <table:table-cell office:value-type="currency" office:currency="EUR" office:value="0.55" calcext:value-type="currency">
            <text:p>0,55 €</text:p>
          </table:table-cell>
          <table:table-cell table:formula="of:=[.C60]*[.S60]" office:value-type="currency" office:currency="EUR" office:value="354.75" calcext:value-type="currency">
            <text:p>354,75 €</text:p>
          </table:table-cell>
          <table:table-cell table:formula="of:=[.T60]*1.2" office:value-type="currency" office:currency="EUR" office:value="425.7" calcext:value-type="currency">
            <text:p>425,70 €</text:p>
          </table:table-cell>
          <table:table-cell table:style-name="ce41" table:formula="of:=250/585" office:value-type="currency" office:currency="EUR" office:value="0.427350427350427" calcext:value-type="currency">
            <text:p>0,43 €</text:p>
          </table:table-cell>
          <table:table-cell table:style-name="ce41" table:formula="of:=[.C60]*[.V60]" office:value-type="currency" office:currency="EUR" office:value="275.641025641025" calcext:value-type="currency">
            <text:p>275,64 €</text:p>
          </table:table-cell>
          <table:table-cell table:style-name="ce41" table:formula="of:=[.W60]*1.2" office:value-type="currency" office:currency="EUR" office:value="330.769230769231" calcext:value-type="currency">
            <text:p>330,77 €</text:p>
          </table:table-cell>
          <table:table-cell table:number-columns-repeated="2"/>
          <table:table-cell office:value-type="currency" office:currency="EUR" office:value="0.86" calcext:value-type="currency">
            <text:p>0,86 €</text:p>
          </table:table-cell>
          <table:table-cell table:formula="of:=[.AA60]*[.C60]" office:value-type="currency" office:currency="EUR" office:value="554.7" calcext:value-type="currency">
            <text:p>554,70 €</text:p>
          </table:table-cell>
          <table:table-cell table:formula="of:=[.AB60]*1.2" office:value-type="currency" office:currency="EUR" office:value="665.64" calcext:value-type="currency">
            <text:p>665,64 €</text:p>
          </table:table-cell>
          <table:table-cell/>
          <table:table-cell table:style-name="ce41" table:formula="of:=[.AA60]*0.8" office:value-type="currency" office:currency="EUR" office:value="0.688" calcext:value-type="currency">
            <text:p>0,69 €</text:p>
          </table:table-cell>
          <table:table-cell table:style-name="ce41" table:formula="of:=[.AB60]*0.8" office:value-type="currency" office:currency="EUR" office:value="443.76" calcext:value-type="currency">
            <text:p>443,76 €</text:p>
          </table:table-cell>
          <table:table-cell table:style-name="ce41" table:formula="of:=[.AC60]*0.8" office:value-type="currency" office:currency="EUR" office:value="532.512" calcext:value-type="currency">
            <text:p>532,51 €</text:p>
          </table:table-cell>
          <table:table-cell table:number-columns-repeated="2"/>
          <table:table-cell table:formula="of:=2.26/3" office:value-type="currency" office:currency="EUR" office:value="0.753333333333333" calcext:value-type="currency">
            <text:p>0,75 €</text:p>
          </table:table-cell>
          <table:table-cell table:formula="of:=[.AJ60]*[.C60]" office:value-type="currency" office:currency="EUR" office:value="485.9" calcext:value-type="currency">
            <text:p>485,90 €</text:p>
          </table:table-cell>
          <table:table-cell table:formula="of:=[.AK60]*1.2" office:value-type="currency" office:currency="EUR" office:value="583.08" calcext:value-type="currency">
            <text:p>583,08 €</text:p>
          </table:table-cell>
          <table:table-cell table:style-name="ce16"/>
          <table:table-cell table:number-columns-repeated="985"/>
        </table:table-row>
        <table:table-row table:style-name="ro1">
          <table:table-cell table:style-name="ce12" table:number-columns-repeated="5"/>
          <table:table-cell table:number-columns-repeated="14"/>
          <table:table-cell table:formula="of:=[.C61]*[.S61]" office:value-type="currency" office:currency="EUR" office:value="0" calcext:value-type="currency">
            <text:p>0,00 €</text:p>
          </table:table-cell>
          <table:table-cell table:formula="of:=[.T6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A61]*[.C61]" office:value-type="currency" office:currency="EUR" office:value="0" calcext:value-type="currency">
            <text:p>0,00 €</text:p>
          </table:table-cell>
          <table:table-cell table:formula="of:=[.AB61]*1.2" office:value-type="currency" office:currency="EUR" office:value="0" calcext:value-type="currency">
            <text:p>0,00 €</text:p>
          </table:table-cell>
          <table:table-cell/>
          <table:table-cell table:formula="of:=[.AA61]*0.8" office:value-type="currency" office:currency="EUR" office:value="0" calcext:value-type="currency">
            <text:p>0,00 €</text:p>
          </table:table-cell>
          <table:table-cell table:formula="of:=[.AB61]*0.8" office:value-type="currency" office:currency="EUR" office:value="0" calcext:value-type="currency">
            <text:p>0,00 €</text:p>
          </table:table-cell>
          <table:table-cell table:formula="of:=[.AC6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J61]*[.C61]" office:value-type="currency" office:currency="EUR" office:value="0" calcext:value-type="currency">
            <text:p>0,00 €</text:p>
          </table:table-cell>
          <table:table-cell table:formula="of:=[.AK61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5"/>
        </table:table-row>
        <table:table-row table:style-name="ro1">
          <table:table-cell table:style-name="ce12" office:value-type="string" calcext:value-type="string">
            <text:p>Cache-moineaux Douglas (15mm)</text:p>
          </table:table-cell>
          <table:table-cell table:style-name="ce12"/>
          <table:table-cell table:style-name="ce12" table:formula="of:=ROUNDUP(1.1*([$'Parements extérieurs'.D81]+[$'Parements extérieurs'.D82]+[$'Parements extérieurs'.D83]+[$'Parements extérieurs'.D84]+[$'Parements extérieurs'.D85]+[$'Parements extérieurs'.D87]+[$'Parements extérieurs'.D88]+[$'Parements extérieurs'.D89]))" office:value-type="float" office:value="77" calcext:value-type="float">
            <text:p>77</text:p>
          </table:table-cell>
          <table:table-cell table:style-name="ce12" office:value-type="string" calcext:value-type="string">
            <text:p>m²</text:p>
          </table:table-cell>
          <table:table-cell table:style-name="ce12"/>
          <table:table-cell table:number-columns-repeated="13"/>
          <table:table-cell office:value-type="currency" office:currency="EUR" office:value="6.75" calcext:value-type="currency">
            <text:p>6,75 €</text:p>
          </table:table-cell>
          <table:table-cell table:formula="of:=[.C62]*[.S62]" office:value-type="currency" office:currency="EUR" office:value="519.75" calcext:value-type="currency">
            <text:p>519,75 €</text:p>
          </table:table-cell>
          <table:table-cell table:formula="of:=[.T62]*1.2" office:value-type="currency" office:currency="EUR" office:value="623.7" calcext:value-type="currency">
            <text:p>623,70 €</text:p>
          </table:table-cell>
          <table:table-cell table:number-columns-repeated="6"/>
          <table:table-cell table:formula="of:=[.AA62]*[.C62]" office:value-type="currency" office:currency="EUR" office:value="0" calcext:value-type="currency">
            <text:p>0,00 €</text:p>
          </table:table-cell>
          <table:table-cell table:formula="of:=[.AB62]*1.2" office:value-type="currency" office:currency="EUR" office:value="0" calcext:value-type="currency">
            <text:p>0,00 €</text:p>
          </table:table-cell>
          <table:table-cell/>
          <table:table-cell table:formula="of:=[.AA62]*0.8" office:value-type="currency" office:currency="EUR" office:value="0" calcext:value-type="currency">
            <text:p>0,00 €</text:p>
          </table:table-cell>
          <table:table-cell table:formula="of:=[.AB62]*0.8" office:value-type="currency" office:currency="EUR" office:value="0" calcext:value-type="currency">
            <text:p>0,00 €</text:p>
          </table:table-cell>
          <table:table-cell table:formula="of:=[.AC62]*0.8" office:value-type="currency" office:currency="EUR" office:value="0" calcext:value-type="currency">
            <text:p>0,00 €</text:p>
          </table:table-cell>
          <table:table-cell/>
          <table:table-cell office:value-type="float" office:value="257" calcext:value-type="float">
            <text:p>257</text:p>
          </table:table-cell>
          <table:table-cell table:style-name="ce41" table:formula="of:=2.03/3" office:value-type="currency" office:currency="EUR" office:value="0.676666666666667" calcext:value-type="currency">
            <text:p>0,68 €</text:p>
          </table:table-cell>
          <table:table-cell table:style-name="ce41" table:formula="of:=[.AJ62]*[.C62]" office:value-type="currency" office:currency="EUR" office:value="52.1033333333333" calcext:value-type="currency">
            <text:p>52,10 €</text:p>
          </table:table-cell>
          <table:table-cell table:style-name="ce41" table:formula="of:=[.AK62]*1.2" office:value-type="currency" office:currency="EUR" office:value="62.524" calcext:value-type="currency">
            <text:p>62,52 €</text:p>
          </table:table-cell>
          <table:table-cell table:style-name="ce16"/>
          <table:table-cell table:number-columns-repeated="985"/>
        </table:table-row>
        <table:table-row table:style-name="ro1">
          <table:table-cell table:style-name="ce12" table:number-columns-repeated="5"/>
          <table:table-cell table:number-columns-repeated="14"/>
          <table:table-cell table:formula="of:=[.C63]*[.S63]" office:value-type="currency" office:currency="EUR" office:value="0" calcext:value-type="currency">
            <text:p>0,00 €</text:p>
          </table:table-cell>
          <table:table-cell table:formula="of:=[.T63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A63]*[.C63]" office:value-type="currency" office:currency="EUR" office:value="0" calcext:value-type="currency">
            <text:p>0,00 €</text:p>
          </table:table-cell>
          <table:table-cell table:formula="of:=[.AB63]*1.2" office:value-type="currency" office:currency="EUR" office:value="0" calcext:value-type="currency">
            <text:p>0,00 €</text:p>
          </table:table-cell>
          <table:table-cell/>
          <table:table-cell table:formula="of:=[.AA63]*0.8" office:value-type="currency" office:currency="EUR" office:value="0" calcext:value-type="currency">
            <text:p>0,00 €</text:p>
          </table:table-cell>
          <table:table-cell table:formula="of:=[.AB63]*0.8" office:value-type="currency" office:currency="EUR" office:value="0" calcext:value-type="currency">
            <text:p>0,00 €</text:p>
          </table:table-cell>
          <table:table-cell table:formula="of:=[.AC63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J63]*[.C63]" office:value-type="currency" office:currency="EUR" office:value="0" calcext:value-type="currency">
            <text:p>0,00 €</text:p>
          </table:table-cell>
          <table:table-cell table:formula="of:=[.AK63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5"/>
        </table:table-row>
        <table:table-row table:style-name="ro1">
          <table:table-cell table:style-name="ce19" office:value-type="string" calcext:value-type="string">
            <text:p>X Poteaux Douglas Hors Aubier</text:p>
          </table:table-cell>
          <table:table-cell table:style-name="ce19" office:value-type="string" calcext:value-type="string">
            <text:p>10x10x3000</text:p>
          </table:table-cell>
          <table:table-cell table:style-name="ce19" table:formula="of:=[$Casquette.C4]" office:value-type="float" office:value="3" calcext:value-type="float">
            <text:p>3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float" office:value="3" calcext:value-type="float">
            <text:p>3</text:p>
          </table:table-cell>
          <table:table-cell table:style-name="ce17" office:value-type="string" calcext:value-type="string">
            <text:p>Pergola</text:p>
          </table:table-cell>
          <table:table-cell table:number-columns-repeated="11"/>
          <table:table-cell office:value-type="string" calcext:value-type="string">
            <text:p>ml</text:p>
          </table:table-cell>
          <table:table-cell office:value-type="currency" office:currency="EUR" office:value="4.5" calcext:value-type="currency">
            <text:p>4,50 €</text:p>
          </table:table-cell>
          <table:table-cell table:formula="of:=[.C64]*[.S64]*3" office:value-type="currency" office:currency="EUR" office:value="40.5" calcext:value-type="currency">
            <text:p>40,50 €</text:p>
          </table:table-cell>
          <table:table-cell table:formula="of:=[.T64]*1.2" office:value-type="currency" office:currency="EUR" office:value="48.6" calcext:value-type="currency">
            <text:p>48,60 €</text:p>
          </table:table-cell>
          <table:table-cell table:style-name="ce41" table:formula="of:=[.R4]*0.1*0.1*3" office:value-type="currency" office:currency="EUR" office:value="12" calcext:value-type="currency">
            <text:p>12,00 €</text:p>
          </table:table-cell>
          <table:table-cell table:style-name="ce41" table:formula="of:=[.C64]*[.V64]" office:value-type="currency" office:currency="EUR" office:value="36" calcext:value-type="currency">
            <text:p>36,00 €</text:p>
          </table:table-cell>
          <table:table-cell table:style-name="ce41" table:formula="of:=[.W64]*1.2" office:value-type="currency" office:currency="EUR" office:value="43.2" calcext:value-type="currency">
            <text:p>43,20 €</text:p>
          </table:table-cell>
          <table:table-cell office:value-type="string" calcext:value-type="string">
            <text:p>estimé</text:p>
          </table:table-cell>
          <table:table-cell/>
          <table:table-cell table:formula="of:=[.Z4]*0.1*0.1*3" office:value-type="currency" office:currency="EUR" office:value="17.3748" calcext:value-type="currency">
            <text:p>17,37 €</text:p>
          </table:table-cell>
          <table:table-cell table:formula="of:=[.AA64]*[.C64]" office:value-type="currency" office:currency="EUR" office:value="52.1244" calcext:value-type="currency">
            <text:p>52,12 €</text:p>
          </table:table-cell>
          <table:table-cell table:formula="of:=[.AB64]*1.2" office:value-type="currency" office:currency="EUR" office:value="62.54928" calcext:value-type="currency">
            <text:p>62,55 €</text:p>
          </table:table-cell>
          <table:table-cell/>
          <table:table-cell table:style-name="ce41" table:formula="of:=[.AA64]*0.8" office:value-type="currency" office:currency="EUR" office:value="13.89984" calcext:value-type="currency">
            <text:p>13,90 €</text:p>
          </table:table-cell>
          <table:table-cell table:style-name="ce41" table:formula="of:=[.AB64]*0.8" office:value-type="currency" office:currency="EUR" office:value="41.69952" calcext:value-type="currency">
            <text:p>41,70 €</text:p>
          </table:table-cell>
          <table:table-cell table:style-name="ce41" table:formula="of:=[.AC64]*0.8" office:value-type="currency" office:currency="EUR" office:value="50.039424" calcext:value-type="currency">
            <text:p>50,04 €</text:p>
          </table:table-cell>
          <table:table-cell table:number-columns-repeated="2"/>
          <table:table-cell table:formula="of:=15" office:value-type="currency" office:currency="EUR" office:value="15" calcext:value-type="currency">
            <text:p>15,00 €</text:p>
          </table:table-cell>
          <table:table-cell table:formula="of:=[.AJ64]*[.C64]" office:value-type="currency" office:currency="EUR" office:value="45" calcext:value-type="currency">
            <text:p>45,00 €</text:p>
          </table:table-cell>
          <table:table-cell table:formula="of:=[.AK64]*1.2" office:value-type="currency" office:currency="EUR" office:value="54" calcext:value-type="currency">
            <text:p>54,00 €</text:p>
          </table:table-cell>
          <table:table-cell table:style-name="ce41" table:formula="of:=3*2.44*10/8" office:value-type="currency" office:currency="EUR" office:value="9.15" calcext:value-type="currency">
            <text:p>9,15 €</text:p>
          </table:table-cell>
          <table:table-cell table:number-columns-repeated="985"/>
        </table:table-row>
        <table:table-row table:style-name="ro1">
          <table:table-cell table:style-name="ce12" table:number-columns-repeated="5"/>
          <table:table-cell table:number-columns-repeated="14"/>
          <table:table-cell table:formula="of:=[.C65]*[.S65]" office:value-type="currency" office:currency="EUR" office:value="0" calcext:value-type="currency">
            <text:p>0,00 €</text:p>
          </table:table-cell>
          <table:table-cell table:formula="of:=[.T65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A65]*[.C65]" office:value-type="currency" office:currency="EUR" office:value="0" calcext:value-type="currency">
            <text:p>0,00 €</text:p>
          </table:table-cell>
          <table:table-cell table:formula="of:=[.AB65]*1.2" office:value-type="currency" office:currency="EUR" office:value="0" calcext:value-type="currency">
            <text:p>0,00 €</text:p>
          </table:table-cell>
          <table:table-cell/>
          <table:table-cell table:formula="of:=[.AA65]*0.8" office:value-type="currency" office:currency="EUR" office:value="0" calcext:value-type="currency">
            <text:p>0,00 €</text:p>
          </table:table-cell>
          <table:table-cell table:formula="of:=[.AB65]*0.8" office:value-type="currency" office:currency="EUR" office:value="0" calcext:value-type="currency">
            <text:p>0,00 €</text:p>
          </table:table-cell>
          <table:table-cell table:formula="of:=[.AC6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J65]*[.C65]" office:value-type="currency" office:currency="EUR" office:value="0" calcext:value-type="currency">
            <text:p>0,00 €</text:p>
          </table:table-cell>
          <table:table-cell table:formula="of:=[.AK65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5"/>
        </table:table-row>
        <table:table-row table:style-name="ro1">
          <table:table-cell table:style-name="ce12" office:value-type="string" calcext:value-type="string">
            <text:p>Liens Douglas Hors Aubier</text:p>
          </table:table-cell>
          <table:table-cell table:style-name="ce12" table:number-columns-repeated="4"/>
          <table:table-cell table:number-columns-repeated="13"/>
          <table:table-cell office:value-type="currency" office:currency="EUR" office:value="2.1" calcext:value-type="currency">
            <text:p>2,10 €</text:p>
          </table:table-cell>
          <table:table-cell table:formula="of:=[.C66]*[.S66]" office:value-type="currency" office:currency="EUR" office:value="0" calcext:value-type="currency">
            <text:p>0,00 €</text:p>
          </table:table-cell>
          <table:table-cell table:formula="of:=[.T66]*1.2" office:value-type="currency" office:currency="EUR" office:value="0" calcext:value-type="currency">
            <text:p>0,00 €</text:p>
          </table:table-cell>
          <table:table-cell table:style-name="ce41" table:formula="of:=[.R$4]*0.03*0.15" office:value-type="currency" office:currency="EUR" office:value="1.8" calcext:value-type="currency">
            <text:p>1,80 €</text:p>
          </table:table-cell>
          <table:table-cell table:style-name="ce41" table:formula="of:=[.C66]*[.V66]" office:value-type="currency" office:currency="EUR" office:value="0" calcext:value-type="currency">
            <text:p>0,00 €</text:p>
          </table:table-cell>
          <table:table-cell table:style-name="ce41" table:formula="of:=[.W66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Z$4]*0.03*0.15" office:value-type="currency" office:currency="EUR" office:value="2.60622" calcext:value-type="currency">
            <text:p>2,61 €</text:p>
          </table:table-cell>
          <table:table-cell table:formula="of:=[.AA66]*[.C66]" office:value-type="currency" office:currency="EUR" office:value="0" calcext:value-type="currency">
            <text:p>0,00 €</text:p>
          </table:table-cell>
          <table:table-cell table:formula="of:=[.AB66]*1.2" office:value-type="currency" office:currency="EUR" office:value="0" calcext:value-type="currency">
            <text:p>0,00 €</text:p>
          </table:table-cell>
          <table:table-cell/>
          <table:table-cell table:formula="of:=[.AA66]*0.8" office:value-type="currency" office:currency="EUR" office:value="2.084976" calcext:value-type="currency">
            <text:p>2,08 €</text:p>
          </table:table-cell>
          <table:table-cell table:formula="of:=[.AB66]*0.8" office:value-type="currency" office:currency="EUR" office:value="0" calcext:value-type="currency">
            <text:p>0,00 €</text:p>
          </table:table-cell>
          <table:table-cell table:formula="of:=[.AC66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2.5" office:value-type="currency" office:currency="EUR" office:value="2.612" calcext:value-type="currency">
            <text:p>2,61 €</text:p>
          </table:table-cell>
          <table:table-cell table:formula="of:=[.AJ66]*[.C66]" office:value-type="currency" office:currency="EUR" office:value="0" calcext:value-type="currency">
            <text:p>0,00 €</text:p>
          </table:table-cell>
          <table:table-cell table:formula="of:=[.AK66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5"/>
        </table:table-row>
        <table:table-row table:style-name="ro1"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50x150x2500</text:p>
          </table:table-cell>
          <table:table-cell table:style-name="ce19" table:formula="of:=[Casquette.C22]" office:value-type="float" office:value="8" calcext:value-type="float">
            <text:p>8</text:p>
          </table:table-cell>
          <table:table-cell table:style-name="ce19" office:value-type="string" calcext:value-type="string">
            <text:p>ml</text:p>
          </table:table-cell>
          <table:table-cell table:style-name="ce19" table:formula="of:=ROUNDUP([.C67]/2.5)" office:value-type="float" office:value="4" calcext:value-type="float">
            <text:p>4</text:p>
          </table:table-cell>
          <table:table-cell table:style-name="ce17" office:value-type="string" calcext:value-type="string">
            <text:p>Pergola</text:p>
          </table:table-cell>
          <table:table-cell table:number-columns-repeated="15"/>
          <table:table-cell table:style-name="ce41" table:number-columns-repeated="3"/>
          <table:table-cell table:number-columns-repeated="14"/>
          <table:table-cell table:style-name="ce16"/>
          <table:table-cell table:number-columns-repeated="985"/>
        </table:table-row>
        <table:table-row table:style-name="ro1">
          <table:table-cell table:style-name="ce12" table:number-columns-repeated="5"/>
          <table:table-cell table:number-columns-repeated="14"/>
          <table:table-cell table:formula="of:=[.C68]*[.S68]" office:value-type="currency" office:currency="EUR" office:value="0" calcext:value-type="currency">
            <text:p>0,00 €</text:p>
          </table:table-cell>
          <table:table-cell table:formula="of:=[.T68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A68]*[.C68]" office:value-type="currency" office:currency="EUR" office:value="0" calcext:value-type="currency">
            <text:p>0,00 €</text:p>
          </table:table-cell>
          <table:table-cell table:formula="of:=[.AB68]*1.2" office:value-type="currency" office:currency="EUR" office:value="0" calcext:value-type="currency">
            <text:p>0,00 €</text:p>
          </table:table-cell>
          <table:table-cell/>
          <table:table-cell table:formula="of:=[.AA68]*0.8" office:value-type="currency" office:currency="EUR" office:value="0" calcext:value-type="currency">
            <text:p>0,00 €</text:p>
          </table:table-cell>
          <table:table-cell table:formula="of:=[.AB68]*0.8" office:value-type="currency" office:currency="EUR" office:value="0" calcext:value-type="currency">
            <text:p>0,00 €</text:p>
          </table:table-cell>
          <table:table-cell table:formula="of:=[.AC68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J68]*[.C68]" office:value-type="currency" office:currency="EUR" office:value="0" calcext:value-type="currency">
            <text:p>0,00 €</text:p>
          </table:table-cell>
          <table:table-cell table:formula="of:=[.AK68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5"/>
        </table:table-row>
        <table:table-row table:style-name="ro1">
          <table:table-cell table:style-name="ce19" office:value-type="string" calcext:value-type="string">
            <text:p>X Solives Hors Aubier</text:p>
          </table:table-cell>
          <table:table-cell table:style-name="ce19" office:value-type="string" calcext:value-type="string">
            <text:p>30x150x3200</text:p>
          </table:table-cell>
          <table:table-cell table:style-name="ce19" table:formula="of:=[$Casquette.C7]" office:value-type="float" office:value="36" calcext:value-type="float">
            <text:p>36</text:p>
          </table:table-cell>
          <table:table-cell table:style-name="ce19" office:value-type="string" calcext:value-type="string">
            <text:p>ml</text:p>
          </table:table-cell>
          <table:table-cell table:style-name="ce19" table:formula="of:=ROUNDUP([.C69]/3.2)" office:value-type="float" office:value="12" calcext:value-type="float">
            <text:p>12</text:p>
          </table:table-cell>
          <table:table-cell table:style-name="ce17"/>
          <table:table-cell table:number-columns-repeated="12"/>
          <table:table-cell office:value-type="currency" office:currency="EUR" office:value="2.1" calcext:value-type="currency">
            <text:p>2,10 €</text:p>
          </table:table-cell>
          <table:table-cell table:formula="of:=[.C69]*[.S69]" office:value-type="currency" office:currency="EUR" office:value="75.6" calcext:value-type="currency">
            <text:p>75,60 €</text:p>
          </table:table-cell>
          <table:table-cell table:formula="of:=[.T69]*1.2" office:value-type="currency" office:currency="EUR" office:value="90.72" calcext:value-type="currency">
            <text:p>90,72 €</text:p>
          </table:table-cell>
          <table:table-cell table:style-name="ce41" table:formula="of:=[.R$4]*0.03*0.15" office:value-type="currency" office:currency="EUR" office:value="1.8" calcext:value-type="currency">
            <text:p>1,80 €</text:p>
          </table:table-cell>
          <table:table-cell table:style-name="ce41" table:formula="of:=[.C69]*[.V69]" office:value-type="currency" office:currency="EUR" office:value="64.8" calcext:value-type="currency">
            <text:p>64,80 €</text:p>
          </table:table-cell>
          <table:table-cell table:style-name="ce41" table:formula="of:=[.W69]*1.2" office:value-type="currency" office:currency="EUR" office:value="77.76" calcext:value-type="currency">
            <text:p>77,76 €</text:p>
          </table:table-cell>
          <table:table-cell office:value-type="string" calcext:value-type="string">
            <text:p>estimé</text:p>
          </table:table-cell>
          <table:table-cell/>
          <table:table-cell table:formula="of:=[.Z$4]*0.03*0.15" office:value-type="currency" office:currency="EUR" office:value="2.60622" calcext:value-type="currency">
            <text:p>2,61 €</text:p>
          </table:table-cell>
          <table:table-cell table:formula="of:=[.AA69]*[.C69]" office:value-type="currency" office:currency="EUR" office:value="93.82392" calcext:value-type="currency">
            <text:p>93,82 €</text:p>
          </table:table-cell>
          <table:table-cell table:formula="of:=[.AB69]*1.2" office:value-type="currency" office:currency="EUR" office:value="112.588704" calcext:value-type="currency">
            <text:p>112,59 €</text:p>
          </table:table-cell>
          <table:table-cell/>
          <table:table-cell table:formula="of:=[.AA69]*0.8" office:value-type="currency" office:currency="EUR" office:value="2.084976" calcext:value-type="currency">
            <text:p>2,08 €</text:p>
          </table:table-cell>
          <table:table-cell table:formula="of:=[.AB69]*0.8" office:value-type="currency" office:currency="EUR" office:value="75.059136" calcext:value-type="currency">
            <text:p>75,06 €</text:p>
          </table:table-cell>
          <table:table-cell table:formula="of:=[.AC69]*0.8" office:value-type="currency" office:currency="EUR" office:value="90.0709632" calcext:value-type="currency">
            <text:p>90,07 €</text:p>
          </table:table-cell>
          <table:table-cell table:number-columns-repeated="2"/>
          <table:table-cell table:formula="of:=9.14/3.5" office:value-type="currency" office:currency="EUR" office:value="2.61142857142857" calcext:value-type="currency">
            <text:p>2,61 €</text:p>
          </table:table-cell>
          <table:table-cell table:formula="of:=[.AJ69]*[.C69]" office:value-type="currency" office:currency="EUR" office:value="94.0114285714286" calcext:value-type="currency">
            <text:p>94,01 €</text:p>
          </table:table-cell>
          <table:table-cell table:formula="of:=[.AK69]*1.2" office:value-type="currency" office:currency="EUR" office:value="112.813714285714" calcext:value-type="currency">
            <text:p>112,81 €</text:p>
          </table:table-cell>
          <table:table-cell table:style-name="ce16"/>
          <table:table-cell table:number-columns-repeated="985"/>
        </table:table-row>
        <table:table-row table:style-name="ro1">
          <table:table-cell table:style-name="ce12"/>
          <table:table-cell table:style-name="ce19" office:value-type="string" calcext:value-type="string">
            <text:p>30x150x2200</text:p>
          </table:table-cell>
          <table:table-cell table:style-name="ce19" table:formula="of:=[Casquette.C19]" office:value-type="float" office:value="19.152" calcext:value-type="float">
            <text:p>19,152</text:p>
          </table:table-cell>
          <table:table-cell table:style-name="ce19" office:value-type="string" calcext:value-type="string">
            <text:p>ml</text:p>
          </table:table-cell>
          <table:table-cell table:style-name="ce19" table:formula="of:=ROUNDUP([.C70]/2.2)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10x2,2m</text:p>
          </table:table-cell>
          <table:table-cell table:number-columns-repeated="9"/>
          <table:table-cell office:value-type="currency" office:currency="EUR" office:value="2.1" calcext:value-type="currency">
            <text:p>2,10 €</text:p>
          </table:table-cell>
          <table:table-cell table:formula="of:=[.C70]*[.S70]" office:value-type="currency" office:currency="EUR" office:value="40.2192" calcext:value-type="currency">
            <text:p>40,22 €</text:p>
          </table:table-cell>
          <table:table-cell table:formula="of:=[.T70]*1.2" office:value-type="currency" office:currency="EUR" office:value="48.26304" calcext:value-type="currency">
            <text:p>48,26 €</text:p>
          </table:table-cell>
          <table:table-cell table:style-name="ce41" table:formula="of:=[.R$4]*0.03*0.15" office:value-type="currency" office:currency="EUR" office:value="1.8" calcext:value-type="currency">
            <text:p>1,80 €</text:p>
          </table:table-cell>
          <table:table-cell table:style-name="ce41" table:formula="of:=[.C70]*[.V70]" office:value-type="currency" office:currency="EUR" office:value="34.4736" calcext:value-type="currency">
            <text:p>34,47 €</text:p>
          </table:table-cell>
          <table:table-cell table:style-name="ce41" table:formula="of:=[.W70]*1.2" office:value-type="currency" office:currency="EUR" office:value="41.36832" calcext:value-type="currency">
            <text:p>41,37 €</text:p>
          </table:table-cell>
          <table:table-cell office:value-type="string" calcext:value-type="string">
            <text:p>estimé</text:p>
          </table:table-cell>
          <table:table-cell/>
          <table:table-cell table:formula="of:=[.Z$4]*0.03*0.15" office:value-type="currency" office:currency="EUR" office:value="2.60622" calcext:value-type="currency">
            <text:p>2,61 €</text:p>
          </table:table-cell>
          <table:table-cell table:formula="of:=[.AA70]*[.C70]" office:value-type="currency" office:currency="EUR" office:value="49.91432544" calcext:value-type="currency">
            <text:p>49,91 €</text:p>
          </table:table-cell>
          <table:table-cell table:formula="of:=[.AB70]*1.2" office:value-type="currency" office:currency="EUR" office:value="59.897190528" calcext:value-type="currency">
            <text:p>59,90 €</text:p>
          </table:table-cell>
          <table:table-cell/>
          <table:table-cell table:formula="of:=[.AA70]*0.8" office:value-type="currency" office:currency="EUR" office:value="2.084976" calcext:value-type="currency">
            <text:p>2,08 €</text:p>
          </table:table-cell>
          <table:table-cell table:formula="of:=[.AB70]*0.8" office:value-type="currency" office:currency="EUR" office:value="39.931460352" calcext:value-type="currency">
            <text:p>39,93 €</text:p>
          </table:table-cell>
          <table:table-cell table:formula="of:=[.AC70]*0.8" office:value-type="currency" office:currency="EUR" office:value="47.9177524224" calcext:value-type="currency">
            <text:p>47,92 €</text:p>
          </table:table-cell>
          <table:table-cell table:number-columns-repeated="2"/>
          <table:table-cell table:formula="of:=13.05/5" office:value-type="currency" office:currency="EUR" office:value="2.61" calcext:value-type="currency">
            <text:p>2,61 €</text:p>
          </table:table-cell>
          <table:table-cell table:formula="of:=[.AJ70]*[.C70]" office:value-type="currency" office:currency="EUR" office:value="49.98672" calcext:value-type="currency">
            <text:p>49,99 €</text:p>
          </table:table-cell>
          <table:table-cell table:formula="of:=[.AK70]*1.2" office:value-type="currency" office:currency="EUR" office:value="59.984064" calcext:value-type="currency">
            <text:p>59,98 €</text:p>
          </table:table-cell>
          <table:table-cell table:style-name="ce16"/>
          <table:table-cell table:number-columns-repeated="985"/>
        </table:table-row>
        <table:table-row table:style-name="ro1">
          <table:table-cell table:style-name="ce12" table:number-columns-repeated="5"/>
          <table:table-cell table:number-columns-repeated="13"/>
          <table:table-cell office:value-type="currency" office:currency="EUR" office:value="2.1" calcext:value-type="currency">
            <text:p>2,10 €</text:p>
          </table:table-cell>
          <table:table-cell table:formula="of:=[.C71]*[.S71]" office:value-type="currency" office:currency="EUR" office:value="0" calcext:value-type="currency">
            <text:p>0,00 €</text:p>
          </table:table-cell>
          <table:table-cell table:formula="of:=[.T71]*1.2" office:value-type="currency" office:currency="EUR" office:value="0" calcext:value-type="currency">
            <text:p>0,00 €</text:p>
          </table:table-cell>
          <table:table-cell table:style-name="ce41" table:formula="of:=[.R$4]*0.03*0.15" office:value-type="currency" office:currency="EUR" office:value="1.8" calcext:value-type="currency">
            <text:p>1,80 €</text:p>
          </table:table-cell>
          <table:table-cell table:style-name="ce41" table:formula="of:=[.C71]*[.V71]" office:value-type="currency" office:currency="EUR" office:value="0" calcext:value-type="currency">
            <text:p>0,00 €</text:p>
          </table:table-cell>
          <table:table-cell table:style-name="ce41" table:formula="of:=[.W71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Z$4]*0.03*0.15" office:value-type="currency" office:currency="EUR" office:value="2.60622" calcext:value-type="currency">
            <text:p>2,61 €</text:p>
          </table:table-cell>
          <table:table-cell table:formula="of:=[.AA71]*[.C71]" office:value-type="currency" office:currency="EUR" office:value="0" calcext:value-type="currency">
            <text:p>0,00 €</text:p>
          </table:table-cell>
          <table:table-cell table:formula="of:=[.AB71]*1.2" office:value-type="currency" office:currency="EUR" office:value="0" calcext:value-type="currency">
            <text:p>0,00 €</text:p>
          </table:table-cell>
          <table:table-cell/>
          <table:table-cell table:formula="of:=[.AA71]*0.8" office:value-type="currency" office:currency="EUR" office:value="2.084976" calcext:value-type="currency">
            <text:p>2,08 €</text:p>
          </table:table-cell>
          <table:table-cell table:formula="of:=[.AB71]*0.8" office:value-type="currency" office:currency="EUR" office:value="0" calcext:value-type="currency">
            <text:p>0,00 €</text:p>
          </table:table-cell>
          <table:table-cell table:formula="of:=[.AC71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14.36/5.5" office:value-type="currency" office:currency="EUR" office:value="2.61090909090909" calcext:value-type="currency">
            <text:p>2,61 €</text:p>
          </table:table-cell>
          <table:table-cell table:formula="of:=[.AJ71]*[.C71]" office:value-type="currency" office:currency="EUR" office:value="0" calcext:value-type="currency">
            <text:p>0,00 €</text:p>
          </table:table-cell>
          <table:table-cell table:formula="of:=[.AK71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5"/>
        </table:table-row>
        <table:table-row table:style-name="ro1">
          <table:table-cell table:style-name="ce12" table:number-columns-repeated="5"/>
          <table:table-cell table:number-columns-repeated="14"/>
          <table:table-cell table:formula="of:=[.C72]*[.S72]" office:value-type="currency" office:currency="EUR" office:value="0" calcext:value-type="currency">
            <text:p>0,00 €</text:p>
          </table:table-cell>
          <table:table-cell table:formula="of:=[.T7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A72]*[.C72]" office:value-type="currency" office:currency="EUR" office:value="0" calcext:value-type="currency">
            <text:p>0,00 €</text:p>
          </table:table-cell>
          <table:table-cell table:formula="of:=[.AB72]*1.2" office:value-type="currency" office:currency="EUR" office:value="0" calcext:value-type="currency">
            <text:p>0,00 €</text:p>
          </table:table-cell>
          <table:table-cell/>
          <table:table-cell table:formula="of:=[.AA72]*0.8" office:value-type="currency" office:currency="EUR" office:value="0" calcext:value-type="currency">
            <text:p>0,00 €</text:p>
          </table:table-cell>
          <table:table-cell table:formula="of:=[.AB72]*0.8" office:value-type="currency" office:currency="EUR" office:value="0" calcext:value-type="currency">
            <text:p>0,00 €</text:p>
          </table:table-cell>
          <table:table-cell table:formula="of:=[.AC7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J72]*[.C72]" office:value-type="currency" office:currency="EUR" office:value="0" calcext:value-type="currency">
            <text:p>0,00 €</text:p>
          </table:table-cell>
          <table:table-cell table:formula="of:=[.AK72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5"/>
        </table:table-row>
        <table:table-row table:style-name="ro1">
          <table:table-cell table:style-name="ce12"/>
          <table:table-cell table:style-name="ce12" office:value-type="string" calcext:value-type="string">
            <text:p>50x150x2000</text:p>
          </table:table-cell>
          <table:table-cell table:style-name="ce12" table:formula="of:=[$Casquette.C8]+[$Casquette.C15]+[$Carport.P21]" office:value-type="float" office:value="46" calcext:value-type="float">
            <text:p>46</text:p>
          </table:table-cell>
          <table:table-cell table:style-name="ce12" office:value-type="string" calcext:value-type="string">
            <text:p>ml</text:p>
          </table:table-cell>
          <table:table-cell table:style-name="ce12" table:formula="of:=ROUNDUP([.C73]/2)" office:value-type="float" office:value="23" calcext:value-type="float">
            <text:p>23</text:p>
          </table:table-cell>
          <table:table-cell office:value-type="string" calcext:value-type="string">
            <text:p>Ossature Carport + Casquette</text:p>
          </table:table-cell>
          <table:table-cell table:number-columns-repeated="2"/>
          <table:table-cell office:value-type="string" calcext:value-type="string">
            <text:p>19x2m</text:p>
          </table:table-cell>
          <table:table-cell/>
          <table:table-cell office:value-type="string" calcext:value-type="string">
            <text:p>1x2m</text:p>
          </table:table-cell>
          <table:table-cell table:number-columns-repeated="7"/>
          <table:table-cell office:value-type="currency" office:currency="EUR" office:value="3.4" calcext:value-type="currency">
            <text:p>3,40 €</text:p>
          </table:table-cell>
          <table:table-cell table:formula="of:=[.C73]*[.S73]" office:value-type="currency" office:currency="EUR" office:value="156.4" calcext:value-type="currency">
            <text:p>156,40 €</text:p>
          </table:table-cell>
          <table:table-cell table:formula="of:=[.T73]*1.2" office:value-type="currency" office:currency="EUR" office:value="187.68" calcext:value-type="currency">
            <text:p>187,68 €</text:p>
          </table:table-cell>
          <table:table-cell table:style-name="ce41" office:value-type="currency" office:currency="EUR" office:value="3" calcext:value-type="currency">
            <text:p>3,00 €</text:p>
          </table:table-cell>
          <table:table-cell table:style-name="ce41" table:formula="of:=[.C73]*[.V73]" office:value-type="currency" office:currency="EUR" office:value="138" calcext:value-type="currency">
            <text:p>138,00 €</text:p>
          </table:table-cell>
          <table:table-cell table:style-name="ce41" table:formula="of:=[.W73]*1.2" office:value-type="currency" office:currency="EUR" office:value="165.6" calcext:value-type="currency">
            <text:p>165,60 €</text:p>
          </table:table-cell>
          <table:table-cell office:value-type="string" calcext:value-type="string">
            <text:p>estimé</text:p>
          </table:table-cell>
          <table:table-cell/>
          <table:table-cell table:formula="of:=[.Z$4]*0.05*0.15" office:value-type="currency" office:currency="EUR" office:value="4.3437" calcext:value-type="currency">
            <text:p>4,34 €</text:p>
          </table:table-cell>
          <table:table-cell table:formula="of:=[.AA73]*[.C73]" office:value-type="currency" office:currency="EUR" office:value="199.8102" calcext:value-type="currency">
            <text:p>199,81 €</text:p>
          </table:table-cell>
          <table:table-cell table:formula="of:=[.AB73]*1.2" office:value-type="currency" office:currency="EUR" office:value="239.77224" calcext:value-type="currency">
            <text:p>239,77 €</text:p>
          </table:table-cell>
          <table:table-cell/>
          <table:table-cell table:formula="of:=[.AA73]*0.8" office:value-type="currency" office:currency="EUR" office:value="3.47496" calcext:value-type="currency">
            <text:p>3,47 €</text:p>
          </table:table-cell>
          <table:table-cell table:formula="of:=[.AB73]*0.8" office:value-type="currency" office:currency="EUR" office:value="159.84816" calcext:value-type="currency">
            <text:p>159,85 €</text:p>
          </table:table-cell>
          <table:table-cell table:formula="of:=[.AC73]*0.8" office:value-type="currency" office:currency="EUR" office:value="191.817792" calcext:value-type="currency">
            <text:p>191,82 €</text:p>
          </table:table-cell>
          <table:table-cell table:number-columns-repeated="2"/>
          <table:table-cell table:formula="of:=7.5/2" office:value-type="currency" office:currency="EUR" office:value="3.75" calcext:value-type="currency">
            <text:p>3,75 €</text:p>
          </table:table-cell>
          <table:table-cell table:formula="of:=[.AJ73]*[.C73]" office:value-type="currency" office:currency="EUR" office:value="172.5" calcext:value-type="currency">
            <text:p>172,50 €</text:p>
          </table:table-cell>
          <table:table-cell table:formula="of:=[.AK73]*1.2" office:value-type="currency" office:currency="EUR" office:value="207" calcext:value-type="currency">
            <text:p>207,00 €</text:p>
          </table:table-cell>
          <table:table-cell table:style-name="ce41" office:value-type="currency" office:currency="EUR" office:value="2.59" calcext:value-type="currency">
            <text:p>2,59 €</text:p>
          </table:table-cell>
          <table:table-cell table:number-columns-repeated="985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2" office:value-type="string" calcext:value-type="string">
            <text:p>50x150x2500</text:p>
          </table:table-cell>
          <table:table-cell table:style-name="ce22" table:formula="of:=[$Carport.P13]*2.5+[Casquette.C18]" office:value-type="float" office:value="51.5" calcext:value-type="float">
            <text:p>51,5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ROUNDUP([.C74]/2.5)" office:value-type="float" office:value="21" calcext:value-type="float">
            <text:p>21</text:p>
          </table:table-cell>
          <table:table-cell table:style-name="ce18" office:value-type="string" calcext:value-type="string">
            <text:p>Liens Carport + Casquette solives Ouest</text:p>
          </table:table-cell>
          <table:table-cell table:number-columns-repeated="2"/>
          <table:table-cell office:value-type="string" calcext:value-type="string">
            <text:p>18x2,5m</text:p>
          </table:table-cell>
          <table:table-cell office:value-type="string" calcext:value-type="string">
            <text:p>2 de trop ?</text:p>
          </table:table-cell>
          <table:table-cell table:number-columns-repeated="8"/>
          <table:table-cell office:value-type="currency" office:currency="EUR" office:value="3.4" calcext:value-type="currency">
            <text:p>3,40 €</text:p>
          </table:table-cell>
          <table:table-cell table:formula="of:=[.C74]*[.S74]" office:value-type="currency" office:currency="EUR" office:value="175.1" calcext:value-type="currency">
            <text:p>175,10 €</text:p>
          </table:table-cell>
          <table:table-cell table:formula="of:=[.T74]*1.2" office:value-type="currency" office:currency="EUR" office:value="210.12" calcext:value-type="currency">
            <text:p>210,12 €</text:p>
          </table:table-cell>
          <table:table-cell table:style-name="ce41" office:value-type="currency" office:currency="EUR" office:value="3" calcext:value-type="currency">
            <text:p>3,00 €</text:p>
          </table:table-cell>
          <table:table-cell table:style-name="ce41" table:formula="of:=[.C74]*[.V74]" office:value-type="currency" office:currency="EUR" office:value="154.5" calcext:value-type="currency">
            <text:p>154,50 €</text:p>
          </table:table-cell>
          <table:table-cell table:style-name="ce41" table:formula="of:=[.W74]*1.2" office:value-type="currency" office:currency="EUR" office:value="185.4" calcext:value-type="currency">
            <text:p>185,40 €</text:p>
          </table:table-cell>
          <table:table-cell office:value-type="string" calcext:value-type="string">
            <text:p>estimé</text:p>
          </table:table-cell>
          <table:table-cell/>
          <table:table-cell table:formula="of:=[.Z$4]*0.05*0.15" office:value-type="currency" office:currency="EUR" office:value="4.3437" calcext:value-type="currency">
            <text:p>4,34 €</text:p>
          </table:table-cell>
          <table:table-cell table:formula="of:=[.AA74]*[.C74]" office:value-type="currency" office:currency="EUR" office:value="223.70055" calcext:value-type="currency">
            <text:p>223,70 €</text:p>
          </table:table-cell>
          <table:table-cell table:formula="of:=[.AB74]*1.2" office:value-type="currency" office:currency="EUR" office:value="268.44066" calcext:value-type="currency">
            <text:p>268,44 €</text:p>
          </table:table-cell>
          <table:table-cell/>
          <table:table-cell table:formula="of:=[.AA74]*0.8" office:value-type="currency" office:currency="EUR" office:value="3.47496" calcext:value-type="currency">
            <text:p>3,47 €</text:p>
          </table:table-cell>
          <table:table-cell table:formula="of:=[.AB74]*0.8" office:value-type="currency" office:currency="EUR" office:value="178.96044" calcext:value-type="currency">
            <text:p>178,96 €</text:p>
          </table:table-cell>
          <table:table-cell table:formula="of:=[.AC74]*0.8" office:value-type="currency" office:currency="EUR" office:value="214.752528" calcext:value-type="currency">
            <text:p>214,75 €</text:p>
          </table:table-cell>
          <table:table-cell table:number-columns-repeated="2"/>
          <table:table-cell table:formula="of:=9.38/2.5" office:value-type="currency" office:currency="EUR" office:value="3.752" calcext:value-type="currency">
            <text:p>3,75 €</text:p>
          </table:table-cell>
          <table:table-cell table:formula="of:=[.AJ74]*[.C74]" office:value-type="currency" office:currency="EUR" office:value="193.228" calcext:value-type="currency">
            <text:p>193,23 €</text:p>
          </table:table-cell>
          <table:table-cell table:formula="of:=[.AK74]*1.2" office:value-type="currency" office:currency="EUR" office:value="231.8736" calcext:value-type="currency">
            <text:p>231,87 €</text:p>
          </table:table-cell>
          <table:table-cell table:style-name="ce41" office:value-type="currency" office:currency="EUR" office:value="2.59" calcext:value-type="currency">
            <text:p>2,59 €</text:p>
          </table:table-cell>
          <table:table-cell table:number-columns-repeated="985"/>
        </table:table-row>
        <table:table-row table:style-name="ro1"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50x150x2600</text:p>
          </table:table-cell>
          <table:table-cell table:style-name="ce19" table:formula="of:=[$Casquette.C9]+[$Casquette.C12]" office:value-type="float" office:value="32" calcext:value-type="float">
            <text:p>32</text:p>
          </table:table-cell>
          <table:table-cell table:style-name="ce19" office:value-type="string" calcext:value-type="string">
            <text:p>ml</text:p>
          </table:table-cell>
          <table:table-cell table:style-name="ce19" table:formula="of:=ROUNDUP([.C75]/2.6)" office:value-type="float" office:value="13" calcext:value-type="float">
            <text:p>13</text:p>
          </table:table-cell>
          <table:table-cell table:style-name="ce17" office:value-type="string" calcext:value-type="string">
            <text:p>Casquette</text:p>
          </table:table-cell>
          <table:table-cell table:number-columns-repeated="12"/>
          <table:table-cell office:value-type="currency" office:currency="EUR" office:value="3.4" calcext:value-type="currency">
            <text:p>3,40 €</text:p>
          </table:table-cell>
          <table:table-cell table:formula="of:=[.C75]*[.S75]" office:value-type="currency" office:currency="EUR" office:value="108.8" calcext:value-type="currency">
            <text:p>108,80 €</text:p>
          </table:table-cell>
          <table:table-cell table:formula="of:=[.T75]*1.2" office:value-type="currency" office:currency="EUR" office:value="130.56" calcext:value-type="currency">
            <text:p>130,56 €</text:p>
          </table:table-cell>
          <table:table-cell table:style-name="ce41" office:value-type="currency" office:currency="EUR" office:value="3" calcext:value-type="currency">
            <text:p>3,00 €</text:p>
          </table:table-cell>
          <table:table-cell table:style-name="ce41" table:formula="of:=[.C75]*[.V75]" office:value-type="currency" office:currency="EUR" office:value="96" calcext:value-type="currency">
            <text:p>96,00 €</text:p>
          </table:table-cell>
          <table:table-cell table:style-name="ce41" table:formula="of:=[.W75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Z$4]*0.05*0.15" office:value-type="currency" office:currency="EUR" office:value="4.3437" calcext:value-type="currency">
            <text:p>4,34 €</text:p>
          </table:table-cell>
          <table:table-cell table:formula="of:=[.AA75]*[.C75]" office:value-type="currency" office:currency="EUR" office:value="138.9984" calcext:value-type="currency">
            <text:p>139,00 €</text:p>
          </table:table-cell>
          <table:table-cell table:formula="of:=[.AB75]*1.2" office:value-type="currency" office:currency="EUR" office:value="166.79808" calcext:value-type="currency">
            <text:p>166,80 €</text:p>
          </table:table-cell>
          <table:table-cell/>
          <table:table-cell table:formula="of:=[.AA75]*0.8" office:value-type="currency" office:currency="EUR" office:value="3.47496" calcext:value-type="currency">
            <text:p>3,47 €</text:p>
          </table:table-cell>
          <table:table-cell table:formula="of:=[.AB75]*0.8" office:value-type="currency" office:currency="EUR" office:value="111.19872" calcext:value-type="currency">
            <text:p>111,20 €</text:p>
          </table:table-cell>
          <table:table-cell table:formula="of:=[.AC75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1.25/3" office:value-type="currency" office:currency="EUR" office:value="3.75" calcext:value-type="currency">
            <text:p>3,75 €</text:p>
          </table:table-cell>
          <table:table-cell table:formula="of:=[.AJ75]*[.C75]" office:value-type="currency" office:currency="EUR" office:value="120" calcext:value-type="currency">
            <text:p>120,00 €</text:p>
          </table:table-cell>
          <table:table-cell table:formula="of:=[.AK75]*1.2" office:value-type="currency" office:currency="EUR" office:value="144" calcext:value-type="currency">
            <text:p>144,00 €</text:p>
          </table:table-cell>
          <table:table-cell table:style-name="ce41" office:value-type="currency" office:currency="EUR" office:value="2.59" calcext:value-type="currency">
            <text:p>2,59 €</text:p>
          </table:table-cell>
          <table:table-cell table:number-columns-repeated="985"/>
        </table:table-row>
        <table:table-row table:style-name="ro1">
          <table:table-cell table:style-name="ce20"/>
          <table:table-cell table:style-name="ce20" office:value-type="string" calcext:value-type="string">
            <text:p>50x150x3500</text:p>
          </table:table-cell>
          <table:table-cell table:style-name="ce20" table:formula="of:=ROUNDUP([Carport.P9]*3.5+[Carport.P10]*3.5)" office:value-type="float" office:value="116" calcext:value-type="float">
            <text:p>116</text:p>
          </table:table-cell>
          <table:table-cell table:style-name="ce20" office:value-type="string" calcext:value-type="string">
            <text:p>ml</text:p>
          </table:table-cell>
          <table:table-cell table:style-name="ce20" table:formula="of:=ROUNDUP([.C76]/3.5)" office:value-type="float" office:value="34" calcext:value-type="float">
            <text:p>34</text:p>
          </table:table-cell>
          <table:table-cell table:style-name="ce18" office:value-type="string" calcext:value-type="string">
            <text:p>Solives Carport</text:p>
          </table:table-cell>
          <table:table-cell table:number-columns-repeated="2"/>
          <table:table-cell office:value-type="string" calcext:value-type="string">
            <text:p>12x3,5m</text:p>
          </table:table-cell>
          <table:table-cell/>
          <table:table-cell office:value-type="string" calcext:value-type="string">
            <text:p>10x3,5m</text:p>
          </table:table-cell>
          <table:table-cell table:number-columns-repeated="7"/>
          <table:table-cell office:value-type="currency" office:currency="EUR" office:value="3.4" calcext:value-type="currency">
            <text:p>3,40 €</text:p>
          </table:table-cell>
          <table:table-cell table:formula="of:=[.C76]*[.S76]" office:value-type="currency" office:currency="EUR" office:value="394.4" calcext:value-type="currency">
            <text:p>394,40 €</text:p>
          </table:table-cell>
          <table:table-cell table:formula="of:=[.T76]*1.2" office:value-type="currency" office:currency="EUR" office:value="473.28" calcext:value-type="currency">
            <text:p>473,28 €</text:p>
          </table:table-cell>
          <table:table-cell table:style-name="ce41" office:value-type="currency" office:currency="EUR" office:value="3" calcext:value-type="currency">
            <text:p>3,00 €</text:p>
          </table:table-cell>
          <table:table-cell table:style-name="ce41" table:formula="of:=[.C76]*[.V76]" office:value-type="currency" office:currency="EUR" office:value="348" calcext:value-type="currency">
            <text:p>348,00 €</text:p>
          </table:table-cell>
          <table:table-cell table:style-name="ce41" table:formula="of:=[.W76]*1.2" office:value-type="currency" office:currency="EUR" office:value="417.6" calcext:value-type="currency">
            <text:p>417,60 €</text:p>
          </table:table-cell>
          <table:table-cell office:value-type="string" calcext:value-type="string">
            <text:p>estimé</text:p>
          </table:table-cell>
          <table:table-cell/>
          <table:table-cell table:formula="of:=[.Z$4]*0.05*0.15" office:value-type="currency" office:currency="EUR" office:value="4.3437" calcext:value-type="currency">
            <text:p>4,34 €</text:p>
          </table:table-cell>
          <table:table-cell table:formula="of:=[.AA76]*[.C76]" office:value-type="currency" office:currency="EUR" office:value="503.8692" calcext:value-type="currency">
            <text:p>503,87 €</text:p>
          </table:table-cell>
          <table:table-cell table:formula="of:=[.AB76]*1.2" office:value-type="currency" office:currency="EUR" office:value="604.64304" calcext:value-type="currency">
            <text:p>604,64 €</text:p>
          </table:table-cell>
          <table:table-cell/>
          <table:table-cell table:formula="of:=[.AA76]*0.8" office:value-type="currency" office:currency="EUR" office:value="3.47496" calcext:value-type="currency">
            <text:p>3,47 €</text:p>
          </table:table-cell>
          <table:table-cell table:formula="of:=[.AB76]*0.8" office:value-type="currency" office:currency="EUR" office:value="403.09536" calcext:value-type="currency">
            <text:p>403,10 €</text:p>
          </table:table-cell>
          <table:table-cell table:formula="of:=[.AC76]*0.8" office:value-type="currency" office:currency="EUR" office:value="483.714432" calcext:value-type="currency">
            <text:p>483,71 €</text:p>
          </table:table-cell>
          <table:table-cell table:number-columns-repeated="2"/>
          <table:table-cell table:formula="of:=13.13/3.5" office:value-type="currency" office:currency="EUR" office:value="3.75142857142857" calcext:value-type="currency">
            <text:p>3,75 €</text:p>
          </table:table-cell>
          <table:table-cell table:formula="of:=[.AJ76]*[.C76]" office:value-type="currency" office:currency="EUR" office:value="435.165714285714" calcext:value-type="currency">
            <text:p>435,17 €</text:p>
          </table:table-cell>
          <table:table-cell table:formula="of:=[.AK76]*1.2" office:value-type="currency" office:currency="EUR" office:value="522.198857142857" calcext:value-type="currency">
            <text:p>522,20 €</text:p>
          </table:table-cell>
          <table:table-cell table:style-name="ce41" office:value-type="currency" office:currency="EUR" office:value="2.59" calcext:value-type="currency">
            <text:p>2,59 €</text:p>
          </table:table-cell>
          <table:table-cell table:number-columns-repeated="985"/>
        </table:table-row>
        <table:table-row table:style-name="ro1"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50x150x4000</text:p>
          </table:table-cell>
          <table:table-cell table:style-name="ce19" table:formula="of:=[Casquette.C14]*4+[Casquette.C13]*4+[Carport.P11]*4" office:value-type="float" office:value="32" calcext:value-type="float">
            <text:p>32</text:p>
          </table:table-cell>
          <table:table-cell table:style-name="ce19" office:value-type="string" calcext:value-type="string">
            <text:p>ml</text:p>
          </table:table-cell>
          <table:table-cell table:style-name="ce19" table:formula="of:=[.C77]/4" office:value-type="float" office:value="8" calcext:value-type="float">
            <text:p>8</text:p>
          </table:table-cell>
          <table:table-cell table:style-name="ce17" office:value-type="string" calcext:value-type="string">
            <text:p>Casquette + Solives débord carport</text:p>
          </table:table-cell>
          <table:table-cell table:number-columns-repeated="12"/>
          <table:table-cell office:value-type="currency" office:currency="EUR" office:value="3.4" calcext:value-type="currency">
            <text:p>3,40 €</text:p>
          </table:table-cell>
          <table:table-cell table:formula="of:=[.C77]*[.S77]" office:value-type="currency" office:currency="EUR" office:value="108.8" calcext:value-type="currency">
            <text:p>108,80 €</text:p>
          </table:table-cell>
          <table:table-cell table:formula="of:=[.T77]*1.2" office:value-type="currency" office:currency="EUR" office:value="130.56" calcext:value-type="currency">
            <text:p>130,56 €</text:p>
          </table:table-cell>
          <table:table-cell table:style-name="ce41" office:value-type="currency" office:currency="EUR" office:value="3" calcext:value-type="currency">
            <text:p>3,00 €</text:p>
          </table:table-cell>
          <table:table-cell table:style-name="ce41" table:formula="of:=[.C77]*[.V77]" office:value-type="currency" office:currency="EUR" office:value="96" calcext:value-type="currency">
            <text:p>96,00 €</text:p>
          </table:table-cell>
          <table:table-cell table:style-name="ce41" table:formula="of:=[.W77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Z$4]*0.05*0.15" office:value-type="currency" office:currency="EUR" office:value="4.3437" calcext:value-type="currency">
            <text:p>4,34 €</text:p>
          </table:table-cell>
          <table:table-cell table:formula="of:=[.AA77]*[.C77]" office:value-type="currency" office:currency="EUR" office:value="138.9984" calcext:value-type="currency">
            <text:p>139,00 €</text:p>
          </table:table-cell>
          <table:table-cell table:formula="of:=[.AB77]*1.2" office:value-type="currency" office:currency="EUR" office:value="166.79808" calcext:value-type="currency">
            <text:p>166,80 €</text:p>
          </table:table-cell>
          <table:table-cell/>
          <table:table-cell table:formula="of:=[.AA77]*0.8" office:value-type="currency" office:currency="EUR" office:value="3.47496" calcext:value-type="currency">
            <text:p>3,47 €</text:p>
          </table:table-cell>
          <table:table-cell table:formula="of:=[.AB77]*0.8" office:value-type="currency" office:currency="EUR" office:value="111.19872" calcext:value-type="currency">
            <text:p>111,20 €</text:p>
          </table:table-cell>
          <table:table-cell table:formula="of:=[.AC77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5/4" office:value-type="currency" office:currency="EUR" office:value="3.75" calcext:value-type="currency">
            <text:p>3,75 €</text:p>
          </table:table-cell>
          <table:table-cell table:formula="of:=[.AJ77]*[.C77]" office:value-type="currency" office:currency="EUR" office:value="120" calcext:value-type="currency">
            <text:p>120,00 €</text:p>
          </table:table-cell>
          <table:table-cell table:formula="of:=[.AK77]*1.2" office:value-type="currency" office:currency="EUR" office:value="144" calcext:value-type="currency">
            <text:p>144,00 €</text:p>
          </table:table-cell>
          <table:table-cell table:style-name="ce41" office:value-type="currency" office:currency="EUR" office:value="2.59" calcext:value-type="currency">
            <text:p>2,59 €</text:p>
          </table:table-cell>
          <table:table-cell table:number-columns-repeated="985"/>
        </table:table-row>
        <table:table-row table:style-name="ro1"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50x150x4100</text:p>
          </table:table-cell>
          <table:table-cell table:style-name="ce19" table:formula="of:=[Casquette.C16]" office:value-type="float" office:value="27" calcext:value-type="float">
            <text:p>27</text:p>
          </table:table-cell>
          <table:table-cell table:style-name="ce19" office:value-type="string" calcext:value-type="string">
            <text:p>ml</text:p>
          </table:table-cell>
          <table:table-cell table:style-name="ce19" table:formula="of:=ROUNDUP([.C78]/4.1)" office:value-type="float" office:value="7" calcext:value-type="float">
            <text:p>7</text:p>
          </table:table-cell>
          <table:table-cell table:style-name="ce17" office:value-type="string" calcext:value-type="string">
            <text:p>Casquette</text:p>
          </table:table-cell>
          <table:table-cell table:number-columns-repeated="12"/>
          <table:table-cell office:value-type="currency" office:currency="EUR" office:value="3.4" calcext:value-type="currency">
            <text:p>3,40 €</text:p>
          </table:table-cell>
          <table:table-cell table:formula="of:=[.C78]*[.S78]" office:value-type="currency" office:currency="EUR" office:value="91.8" calcext:value-type="currency">
            <text:p>91,80 €</text:p>
          </table:table-cell>
          <table:table-cell table:formula="of:=[.T78]*1.2" office:value-type="currency" office:currency="EUR" office:value="110.16" calcext:value-type="currency">
            <text:p>110,16 €</text:p>
          </table:table-cell>
          <table:table-cell table:style-name="ce41" table:number-columns-repeated="3"/>
          <table:table-cell table:number-columns-repeated="14"/>
          <table:table-cell table:style-name="ce41"/>
          <table:table-cell table:number-columns-repeated="985"/>
        </table:table-row>
        <table:table-row table:style-name="ro1"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50x150x5100</text:p>
          </table:table-cell>
          <table:table-cell table:style-name="ce19" table:formula="of:=[Casquette.C17]" office:value-type="float" office:value="5.1" calcext:value-type="float">
            <text:p>5,1</text:p>
          </table:table-cell>
          <table:table-cell table:style-name="ce19" office:value-type="string" calcext:value-type="string">
            <text:p>ml</text:p>
          </table:table-cell>
          <table:table-cell table:style-name="ce19" table:formula="of:=[.C79]/5.1" office:value-type="float" office:value="1" calcext:value-type="float">
            <text:p>1</text:p>
          </table:table-cell>
          <table:table-cell table:style-name="ce17" office:value-type="string" calcext:value-type="string">
            <text:p>Casquette</text:p>
          </table:table-cell>
          <table:table-cell table:number-columns-repeated="12"/>
          <table:table-cell office:value-type="currency" office:currency="EUR" office:value="3.4" calcext:value-type="currency">
            <text:p>3,40 €</text:p>
          </table:table-cell>
          <table:table-cell table:formula="of:=[.C79]*[.S79]" office:value-type="currency" office:currency="EUR" office:value="17.34" calcext:value-type="currency">
            <text:p>17,34 €</text:p>
          </table:table-cell>
          <table:table-cell table:formula="of:=[.T79]*1.2" office:value-type="currency" office:currency="EUR" office:value="20.808" calcext:value-type="currency">
            <text:p>20,81 €</text:p>
          </table:table-cell>
          <table:table-cell table:style-name="ce41" table:number-columns-repeated="3"/>
          <table:table-cell table:number-columns-repeated="14"/>
          <table:table-cell table:style-name="ce41"/>
          <table:table-cell table:number-columns-repeated="985"/>
        </table:table-row>
        <table:table-row table:style-name="ro1">
          <table:table-cell table:style-name="ce12" table:number-columns-repeated="5"/>
          <table:table-cell table:number-columns-repeated="14"/>
          <table:table-cell table:formula="of:=[.C80]*[.S80]" office:value-type="currency" office:currency="EUR" office:value="0" calcext:value-type="currency">
            <text:p>0,00 €</text:p>
          </table:table-cell>
          <table:table-cell table:formula="of:=[.T8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A80]*[.C80]" office:value-type="currency" office:currency="EUR" office:value="0" calcext:value-type="currency">
            <text:p>0,00 €</text:p>
          </table:table-cell>
          <table:table-cell table:formula="of:=[.AB80]*1.2" office:value-type="currency" office:currency="EUR" office:value="0" calcext:value-type="currency">
            <text:p>0,00 €</text:p>
          </table:table-cell>
          <table:table-cell/>
          <table:table-cell table:formula="of:=[.AA80]*0.8" office:value-type="currency" office:currency="EUR" office:value="0" calcext:value-type="currency">
            <text:p>0,00 €</text:p>
          </table:table-cell>
          <table:table-cell table:formula="of:=[.AB80]*0.8" office:value-type="currency" office:currency="EUR" office:value="0" calcext:value-type="currency">
            <text:p>0,00 €</text:p>
          </table:table-cell>
          <table:table-cell table:formula="of:=[.AC8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J80]*[.C80]" office:value-type="currency" office:currency="EUR" office:value="0" calcext:value-type="currency">
            <text:p>0,00 €</text:p>
          </table:table-cell>
          <table:table-cell table:formula="of:=[.AK80]*1.2" office:value-type="currency" office:currency="EUR" office:value="0" calcext:value-type="currency">
            <text:p>0,00 €</text:p>
          </table:table-cell>
          <table:table-cell table:style-name="ce41"/>
          <table:table-cell table:number-columns-repeated="985"/>
        </table:table-row>
        <table:table-row table:style-name="ro1">
          <table:table-cell table:style-name="ce19" office:value-type="string" calcext:value-type="string">
            <text:p>X Murallières Douglas</text:p>
          </table:table-cell>
          <table:table-cell table:style-name="ce19" office:value-type="string" calcext:value-type="string">
            <text:p>55x75</text:p>
          </table:table-cell>
          <table:table-cell table:style-name="ce19" table:formula="of:=[$Casquette.C25]+[$Casquette.C26]" office:value-type="float" office:value="30" calcext:value-type="float">
            <text:p>30</text:p>
          </table:table-cell>
          <table:table-cell table:style-name="ce19" office:value-type="string" calcext:value-type="string">
            <text:p>ml</text:p>
          </table:table-cell>
          <table:table-cell table:style-name="ce19"/>
          <table:table-cell table:style-name="ce17"/>
          <table:table-cell table:number-columns-repeated="12"/>
          <table:table-cell office:value-type="currency" office:currency="EUR" office:value="1.7" calcext:value-type="currency">
            <text:p>1,70 €</text:p>
          </table:table-cell>
          <table:table-cell table:formula="of:=[.C81]*[.S81]" office:value-type="currency" office:currency="EUR" office:value="51" calcext:value-type="currency">
            <text:p>51,00 €</text:p>
          </table:table-cell>
          <table:table-cell table:formula="of:=[.T81]*1.2" office:value-type="currency" office:currency="EUR" office:value="61.2" calcext:value-type="currency">
            <text:p>61,20 €</text:p>
          </table:table-cell>
          <table:table-cell table:number-columns-repeated="6"/>
          <table:table-cell table:formula="of:=[.AA81]*[.C81]" office:value-type="currency" office:currency="EUR" office:value="0" calcext:value-type="currency">
            <text:p>0,00 €</text:p>
          </table:table-cell>
          <table:table-cell table:formula="of:=[.AB81]*1.2" office:value-type="currency" office:currency="EUR" office:value="0" calcext:value-type="currency">
            <text:p>0,00 €</text:p>
          </table:table-cell>
          <table:table-cell/>
          <table:table-cell table:formula="of:=[.AA81]*0.8" office:value-type="currency" office:currency="EUR" office:value="0" calcext:value-type="currency">
            <text:p>0,00 €</text:p>
          </table:table-cell>
          <table:table-cell table:formula="of:=[.AB81]*0.8" office:value-type="currency" office:currency="EUR" office:value="0" calcext:value-type="currency">
            <text:p>0,00 €</text:p>
          </table:table-cell>
          <table:table-cell table:formula="of:=[.AC81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J81]*[.C81]" office:value-type="currency" office:currency="EUR" office:value="65.3" calcext:value-type="currency">
            <text:p>65,30 €</text:p>
          </table:table-cell>
          <table:table-cell table:formula="of:=[.AK81]*1.2" office:value-type="currency" office:currency="EUR" office:value="78.36" calcext:value-type="currency">
            <text:p>78,36 €</text:p>
          </table:table-cell>
          <table:table-cell table:style-name="ce16"/>
          <table:table-cell table:number-columns-repeated="985"/>
        </table:table-row>
        <table:table-row table:style-name="ro1">
          <table:table-cell table:style-name="ce12" table:number-columns-repeated="5"/>
          <table:table-cell table:number-columns-repeated="14"/>
          <table:table-cell table:formula="of:=[.C82]*[.S82]" office:value-type="currency" office:currency="EUR" office:value="0" calcext:value-type="currency">
            <text:p>0,00 €</text:p>
          </table:table-cell>
          <table:table-cell table:formula="of:=[.T8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A82]*[.C82]" office:value-type="currency" office:currency="EUR" office:value="0" calcext:value-type="currency">
            <text:p>0,00 €</text:p>
          </table:table-cell>
          <table:table-cell table:formula="of:=[.AB82]*1.2" office:value-type="currency" office:currency="EUR" office:value="0" calcext:value-type="currency">
            <text:p>0,00 €</text:p>
          </table:table-cell>
          <table:table-cell/>
          <table:table-cell table:formula="of:=[.AA82]*0.8" office:value-type="currency" office:currency="EUR" office:value="0" calcext:value-type="currency">
            <text:p>0,00 €</text:p>
          </table:table-cell>
          <table:table-cell table:formula="of:=[.AB82]*0.8" office:value-type="currency" office:currency="EUR" office:value="0" calcext:value-type="currency">
            <text:p>0,00 €</text:p>
          </table:table-cell>
          <table:table-cell table:formula="of:=[.AC8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J82]*[.C82]" office:value-type="currency" office:currency="EUR" office:value="0" calcext:value-type="currency">
            <text:p>0,00 €</text:p>
          </table:table-cell>
          <table:table-cell table:formula="of:=[.AK82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5"/>
        </table:table-row>
        <table:table-row table:style-name="ro1">
          <table:table-cell table:style-name="ce12" office:value-type="string" calcext:value-type="string">
            <text:p>Voliges Brise Soleil Douglas Hors Aubier</text:p>
          </table:table-cell>
          <table:table-cell table:style-name="ce19" office:value-type="string" calcext:value-type="string">
            <text:p>25x150x2000</text:p>
          </table:table-cell>
          <table:table-cell table:style-name="ce19" table:formula="of:=[$Casquette.C29]" office:value-type="float" office:value="86" calcext:value-type="float">
            <text:p>86</text:p>
          </table:table-cell>
          <table:table-cell table:style-name="ce19" office:value-type="string" calcext:value-type="string">
            <text:p>ml</text:p>
          </table:table-cell>
          <table:table-cell table:style-name="ce19"/>
          <table:table-cell table:style-name="ce17" table:number-columns-repeated="2"/>
          <table:table-cell table:style-name="ce17" office:value-type="string" calcext:value-type="string">
            <text:p>43x2m</text:p>
          </table:table-cell>
          <table:table-cell table:style-name="ce17" table:number-columns-repeated="9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83]*[.S83]" office:value-type="currency" office:currency="EUR" office:value="146.2" calcext:value-type="currency">
            <text:p>146,20 €</text:p>
          </table:table-cell>
          <table:table-cell table:formula="of:=[.T83]*1.2" office:value-type="currency" office:currency="EUR" office:value="175.44" calcext:value-type="currency">
            <text:p>175,44 €</text:p>
          </table:table-cell>
          <table:table-cell table:style-name="ce41" table:formula="of:=[.R4]*0.025*0.15" office:value-type="currency" office:currency="EUR" office:value="1.5" calcext:value-type="currency">
            <text:p>1,50 €</text:p>
          </table:table-cell>
          <table:table-cell table:style-name="ce41" table:formula="of:=[.C83]*[.V83]" office:value-type="currency" office:currency="EUR" office:value="129" calcext:value-type="currency">
            <text:p>129,00 €</text:p>
          </table:table-cell>
          <table:table-cell table:style-name="ce41" table:formula="of:=[.W83]*1.2" office:value-type="currency" office:currency="EUR" office:value="154.8" calcext:value-type="currency">
            <text:p>154,80 €</text:p>
          </table:table-cell>
          <table:table-cell office:value-type="string" calcext:value-type="string">
            <text:p>estimé</text:p>
          </table:table-cell>
          <table:table-cell/>
          <table:table-cell table:formula="of:=[.Z4]*0.025*0.15" office:value-type="currency" office:currency="EUR" office:value="2.17185" calcext:value-type="currency">
            <text:p>2,17 €</text:p>
          </table:table-cell>
          <table:table-cell table:formula="of:=[.AA83]*[.C83]" office:value-type="currency" office:currency="EUR" office:value="186.7791" calcext:value-type="currency">
            <text:p>186,78 €</text:p>
          </table:table-cell>
          <table:table-cell table:formula="of:=[.AB83]*1.2" office:value-type="currency" office:currency="EUR" office:value="224.13492" calcext:value-type="currency">
            <text:p>224,13 €</text:p>
          </table:table-cell>
          <table:table-cell/>
          <table:table-cell table:formula="of:=[.AA83]*0.8" office:value-type="currency" office:currency="EUR" office:value="1.73748" calcext:value-type="currency">
            <text:p>1,74 €</text:p>
          </table:table-cell>
          <table:table-cell table:formula="of:=[.AB83]*0.8" office:value-type="currency" office:currency="EUR" office:value="149.42328" calcext:value-type="currency">
            <text:p>149,42 €</text:p>
          </table:table-cell>
          <table:table-cell table:formula="of:=[.AC83]*0.8" office:value-type="currency" office:currency="EUR" office:value="179.307936" calcext:value-type="currency">
            <text:p>179,31 €</text:p>
          </table:table-cell>
          <table:table-cell table:number-columns-repeated="2"/>
          <table:table-cell table:formula="of:=4.35/2" office:value-type="currency" office:currency="EUR" office:value="2.175" calcext:value-type="currency">
            <text:p>2,18 €</text:p>
          </table:table-cell>
          <table:table-cell table:formula="of:=[.AJ83]*[.C83]" office:value-type="currency" office:currency="EUR" office:value="187.05" calcext:value-type="currency">
            <text:p>187,05 €</text:p>
          </table:table-cell>
          <table:table-cell table:formula="of:=[.AK83]*1.2" office:value-type="currency" office:currency="EUR" office:value="224.46" calcext:value-type="currency">
            <text:p>224,46 €</text:p>
          </table:table-cell>
          <table:table-cell table:style-name="ce16"/>
          <table:table-cell table:number-columns-repeated="985"/>
        </table:table-row>
        <table:table-row table:style-name="ro1">
          <table:table-cell table:style-name="ce12"/>
          <table:table-cell table:style-name="ce12" office:value-type="string" calcext:value-type="string">
            <text:p>25x150x2500</text:p>
          </table:table-cell>
          <table:table-cell table:style-name="ce12" table:formula="of:=[$Casquette.C30]+[$Casquette.C32]" office:value-type="float" office:value="72" calcext:value-type="float">
            <text:p>72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2"/>
          <table:table-cell office:value-type="string" calcext:value-type="string">
            <text:p>12x2.5m</text:p>
          </table:table-cell>
          <table:table-cell table:number-columns-repeated="2"/>
          <table:table-cell office:value-type="string" calcext:value-type="string">
            <text:p>16x2,5m</text:p>
          </table:table-cell>
          <table:table-cell table:number-columns-repeated="7"/>
          <table:table-cell office:value-type="currency" office:currency="EUR" office:value="1.7" calcext:value-type="currency">
            <text:p>1,70 €</text:p>
          </table:table-cell>
          <table:table-cell table:formula="of:=[.C84]*[.S84]" office:value-type="currency" office:currency="EUR" office:value="122.4" calcext:value-type="currency">
            <text:p>122,40 €</text:p>
          </table:table-cell>
          <table:table-cell table:formula="of:=[.T84]*1.2" office:value-type="currency" office:currency="EUR" office:value="146.88" calcext:value-type="currency">
            <text:p>146,88 €</text:p>
          </table:table-cell>
          <table:table-cell table:style-name="ce41" table:formula="of:=[.R4]*0.025*0.15" office:value-type="currency" office:currency="EUR" office:value="1.5" calcext:value-type="currency">
            <text:p>1,50 €</text:p>
          </table:table-cell>
          <table:table-cell table:style-name="ce41" table:formula="of:=[.C84]*[.V84]" office:value-type="currency" office:currency="EUR" office:value="108" calcext:value-type="currency">
            <text:p>108,00 €</text:p>
          </table:table-cell>
          <table:table-cell table:style-name="ce41" table:formula="of:=[.W84]*1.2" office:value-type="currency" office:currency="EUR" office:value="129.6" calcext:value-type="currency">
            <text:p>129,60 €</text:p>
          </table:table-cell>
          <table:table-cell office:value-type="string" calcext:value-type="string">
            <text:p>estimé</text:p>
          </table:table-cell>
          <table:table-cell/>
          <table:table-cell table:formula="of:=[.Z4]*0.025*0.15" office:value-type="currency" office:currency="EUR" office:value="2.17185" calcext:value-type="currency">
            <text:p>2,17 €</text:p>
          </table:table-cell>
          <table:table-cell table:formula="of:=[.AA84]*[.C84]" office:value-type="currency" office:currency="EUR" office:value="156.3732" calcext:value-type="currency">
            <text:p>156,37 €</text:p>
          </table:table-cell>
          <table:table-cell table:formula="of:=[.AB84]*1.2" office:value-type="currency" office:currency="EUR" office:value="187.64784" calcext:value-type="currency">
            <text:p>187,65 €</text:p>
          </table:table-cell>
          <table:table-cell/>
          <table:table-cell table:formula="of:=[.AA84]*0.8" office:value-type="currency" office:currency="EUR" office:value="1.73748" calcext:value-type="currency">
            <text:p>1,74 €</text:p>
          </table:table-cell>
          <table:table-cell table:formula="of:=[.AB84]*0.8" office:value-type="currency" office:currency="EUR" office:value="125.09856" calcext:value-type="currency">
            <text:p>125,10 €</text:p>
          </table:table-cell>
          <table:table-cell table:formula="of:=[.AC84]*0.8" office:value-type="currency" office:currency="EUR" office:value="150.118272" calcext:value-type="currency">
            <text:p>150,1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J84]*[.C84]" office:value-type="currency" office:currency="EUR" office:value="156.672" calcext:value-type="currency">
            <text:p>156,67 €</text:p>
          </table:table-cell>
          <table:table-cell table:formula="of:=[.AK84]*1.2" office:value-type="currency" office:currency="EUR" office:value="188.0064" calcext:value-type="currency">
            <text:p>188,01 €</text:p>
          </table:table-cell>
          <table:table-cell table:style-name="ce16"/>
          <table:table-cell table:number-columns-repeated="985"/>
        </table:table-row>
        <table:table-row table:style-name="ro1">
          <table:table-cell table:style-name="ce12"/>
          <table:table-cell table:style-name="ce19" office:value-type="string" calcext:value-type="string">
            <text:p>25x150x2200</text:p>
          </table:table-cell>
          <table:table-cell table:style-name="ce19" table:formula="of:=[$Casquette.C31]+[$Casquette.C33]" office:value-type="float" office:value="65" calcext:value-type="float">
            <text:p>65</text:p>
          </table:table-cell>
          <table:table-cell table:style-name="ce19" office:value-type="string" calcext:value-type="string">
            <text:p>ml</text:p>
          </table:table-cell>
          <table:table-cell table:style-name="ce19" table:formula="of:=[.C85]/2.2" office:value-type="float" office:value="29.5454545454545" calcext:value-type="float">
            <text:p>29,5454545454545</text:p>
          </table:table-cell>
          <table:table-cell table:number-columns-repeated="2"/>
          <table:table-cell office:value-type="string" calcext:value-type="string">
            <text:p>25*2.2m</text:p>
          </table:table-cell>
          <table:table-cell office:value-type="string" calcext:value-type="string">
            <text:p>7x2,2m</text:p>
          </table:table-cell>
          <table:table-cell office:value-type="string" calcext:value-type="string">
            <text:p>2 de trop ?</text:p>
          </table:table-cell>
          <table:table-cell table:number-columns-repeated="8"/>
          <table:table-cell office:value-type="currency" office:currency="EUR" office:value="1.7" calcext:value-type="currency">
            <text:p>1,70 €</text:p>
          </table:table-cell>
          <table:table-cell table:formula="of:=[.C85]*[.S85]" office:value-type="currency" office:currency="EUR" office:value="110.5" calcext:value-type="currency">
            <text:p>110,50 €</text:p>
          </table:table-cell>
          <table:table-cell table:formula="of:=[.T85]*1.2" office:value-type="currency" office:currency="EUR" office:value="132.6" calcext:value-type="currency">
            <text:p>132,60 €</text:p>
          </table:table-cell>
          <table:table-cell table:style-name="ce41" table:formula="of:=[.R4]*0.025*0.15" office:value-type="currency" office:currency="EUR" office:value="1.5" calcext:value-type="currency">
            <text:p>1,50 €</text:p>
          </table:table-cell>
          <table:table-cell table:style-name="ce41" table:formula="of:=[.C85]*[.V85]" office:value-type="currency" office:currency="EUR" office:value="97.5" calcext:value-type="currency">
            <text:p>97,50 €</text:p>
          </table:table-cell>
          <table:table-cell table:style-name="ce41" table:formula="of:=[.W85]*1.2" office:value-type="currency" office:currency="EUR" office:value="117" calcext:value-type="currency">
            <text:p>117,00 €</text:p>
          </table:table-cell>
          <table:table-cell office:value-type="string" calcext:value-type="string">
            <text:p>estimé</text:p>
          </table:table-cell>
          <table:table-cell/>
          <table:table-cell table:formula="of:=[.Z4]*0.025*0.15" office:value-type="currency" office:currency="EUR" office:value="2.17185" calcext:value-type="currency">
            <text:p>2,17 €</text:p>
          </table:table-cell>
          <table:table-cell table:formula="of:=[.AA85]*[.C85]" office:value-type="currency" office:currency="EUR" office:value="141.17025" calcext:value-type="currency">
            <text:p>141,17 €</text:p>
          </table:table-cell>
          <table:table-cell table:formula="of:=[.AB85]*1.2" office:value-type="currency" office:currency="EUR" office:value="169.4043" calcext:value-type="currency">
            <text:p>169,40 €</text:p>
          </table:table-cell>
          <table:table-cell/>
          <table:table-cell table:formula="of:=[.AA85]*0.8" office:value-type="currency" office:currency="EUR" office:value="1.73748" calcext:value-type="currency">
            <text:p>1,74 €</text:p>
          </table:table-cell>
          <table:table-cell table:formula="of:=[.AB85]*0.8" office:value-type="currency" office:currency="EUR" office:value="112.9362" calcext:value-type="currency">
            <text:p>112,94 €</text:p>
          </table:table-cell>
          <table:table-cell table:formula="of:=[.AC85]*0.8" office:value-type="currency" office:currency="EUR" office:value="135.52344" calcext:value-type="currency">
            <text:p>135,5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J85]*[.C85]" office:value-type="currency" office:currency="EUR" office:value="141.44" calcext:value-type="currency">
            <text:p>141,44 €</text:p>
          </table:table-cell>
          <table:table-cell table:formula="of:=[.AK85]*1.2" office:value-type="currency" office:currency="EUR" office:value="169.728" calcext:value-type="currency">
            <text:p>169,73 €</text:p>
          </table:table-cell>
          <table:table-cell table:style-name="ce16"/>
          <table:table-cell table:number-columns-repeated="985"/>
        </table:table-row>
        <table:table-row table:style-name="ro1">
          <table:table-cell table:style-name="ce12"/>
          <table:table-cell table:style-name="ce19" office:value-type="string" calcext:value-type="string">
            <text:p>25x150x3000</text:p>
          </table:table-cell>
          <table:table-cell table:style-name="ce19" table:formula="of:=[$Casquette.C34]+[$Casquette.C35]" office:value-type="float" office:value="18" calcext:value-type="float">
            <text:p>18</text:p>
          </table:table-cell>
          <table:table-cell table:style-name="ce19" office:value-type="string" calcext:value-type="string">
            <text:p>ml</text:p>
          </table:table-cell>
          <table:table-cell table:style-name="ce19"/>
          <table:table-cell table:style-name="ce17" table:number-columns-repeated="2"/>
          <table:table-cell table:style-name="ce17" office:value-type="string" calcext:value-type="string">
            <text:p>6x3m</text:p>
          </table:table-cell>
          <table:table-cell table:style-name="ce17" table:number-columns-repeated="9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86]*[.S86]" office:value-type="currency" office:currency="EUR" office:value="30.6" calcext:value-type="currency">
            <text:p>30,60 €</text:p>
          </table:table-cell>
          <table:table-cell table:formula="of:=[.T86]*1.2" office:value-type="currency" office:currency="EUR" office:value="36.72" calcext:value-type="currency">
            <text:p>36,72 €</text:p>
          </table:table-cell>
          <table:table-cell table:style-name="ce41" table:formula="of:=[.R4]*0.025*0.15" office:value-type="currency" office:currency="EUR" office:value="1.5" calcext:value-type="currency">
            <text:p>1,50 €</text:p>
          </table:table-cell>
          <table:table-cell table:style-name="ce41" table:formula="of:=[.C86]*[.V86]" office:value-type="currency" office:currency="EUR" office:value="27" calcext:value-type="currency">
            <text:p>27,00 €</text:p>
          </table:table-cell>
          <table:table-cell table:style-name="ce41" table:formula="of:=[.W86]*1.2" office:value-type="currency" office:currency="EUR" office:value="32.4" calcext:value-type="currency">
            <text:p>32,40 €</text:p>
          </table:table-cell>
          <table:table-cell office:value-type="string" calcext:value-type="string">
            <text:p>estimé</text:p>
          </table:table-cell>
          <table:table-cell/>
          <table:table-cell table:formula="of:=[.Z4]*0.025*0.15" office:value-type="currency" office:currency="EUR" office:value="2.17185" calcext:value-type="currency">
            <text:p>2,17 €</text:p>
          </table:table-cell>
          <table:table-cell table:formula="of:=[.AA86]*[.C86]" office:value-type="currency" office:currency="EUR" office:value="39.0933" calcext:value-type="currency">
            <text:p>39,09 €</text:p>
          </table:table-cell>
          <table:table-cell table:formula="of:=[.AB86]*1.2" office:value-type="currency" office:currency="EUR" office:value="46.91196" calcext:value-type="currency">
            <text:p>46,91 €</text:p>
          </table:table-cell>
          <table:table-cell/>
          <table:table-cell table:formula="of:=[.AA86]*0.8" office:value-type="currency" office:currency="EUR" office:value="1.73748" calcext:value-type="currency">
            <text:p>1,74 €</text:p>
          </table:table-cell>
          <table:table-cell table:formula="of:=[.AB86]*0.8" office:value-type="currency" office:currency="EUR" office:value="31.27464" calcext:value-type="currency">
            <text:p>31,27 €</text:p>
          </table:table-cell>
          <table:table-cell table:formula="of:=[.AC86]*0.8" office:value-type="currency" office:currency="EUR" office:value="37.529568" calcext:value-type="currency">
            <text:p>37,53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J86]*[.C86]" office:value-type="currency" office:currency="EUR" office:value="39.18" calcext:value-type="currency">
            <text:p>39,18 €</text:p>
          </table:table-cell>
          <table:table-cell table:formula="of:=[.AK86]*1.2" office:value-type="currency" office:currency="EUR" office:value="47.016" calcext:value-type="currency">
            <text:p>47,02 €</text:p>
          </table:table-cell>
          <table:table-cell table:style-name="ce16"/>
          <table:table-cell table:number-columns-repeated="985"/>
        </table:table-row>
        <table:table-row table:style-name="ro1">
          <table:table-cell table:style-name="ce12" table:number-columns-repeated="5"/>
          <table:table-cell table:number-columns-repeated="14"/>
          <table:table-cell table:formula="of:=[.C87]*[.S87]" office:value-type="currency" office:currency="EUR" office:value="0" calcext:value-type="currency">
            <text:p>0,00 €</text:p>
          </table:table-cell>
          <table:table-cell table:formula="of:=[.T87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A87]*[.C87]" office:value-type="currency" office:currency="EUR" office:value="0" calcext:value-type="currency">
            <text:p>0,00 €</text:p>
          </table:table-cell>
          <table:table-cell table:formula="of:=[.AB87]*1.2" office:value-type="currency" office:currency="EUR" office:value="0" calcext:value-type="currency">
            <text:p>0,00 €</text:p>
          </table:table-cell>
          <table:table-cell/>
          <table:table-cell table:formula="of:=[.AA87]*0.8" office:value-type="currency" office:currency="EUR" office:value="0" calcext:value-type="currency">
            <text:p>0,00 €</text:p>
          </table:table-cell>
          <table:table-cell table:formula="of:=[.AB87]*0.8" office:value-type="currency" office:currency="EUR" office:value="0" calcext:value-type="currency">
            <text:p>0,00 €</text:p>
          </table:table-cell>
          <table:table-cell table:formula="of:=[.AC87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J87]*[.C87]" office:value-type="currency" office:currency="EUR" office:value="0" calcext:value-type="currency">
            <text:p>0,00 €</text:p>
          </table:table-cell>
          <table:table-cell table:formula="of:=[.AK87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5"/>
        </table:table-row>
        <table:table-row table:style-name="ro1">
          <table:table-cell table:style-name="ce19" office:value-type="string" calcext:value-type="string">
            <text:p>X Douglas</text:p>
          </table:table-cell>
          <table:table-cell table:style-name="ce19" office:value-type="string" calcext:value-type="string">
            <text:p>45x220x2500</text:p>
          </table:table-cell>
          <table:table-cell table:style-name="ce19" office:value-type="float" office:value="7.5" calcext:value-type="float">
            <text:p>7,5</text:p>
          </table:table-cell>
          <table:table-cell table:style-name="ce19" office:value-type="string" calcext:value-type="string">
            <text:p>ml</text:p>
          </table:table-cell>
          <table:table-cell table:style-name="ce19"/>
          <table:table-cell table:style-name="ce17" table:number-columns-repeated="9"/>
          <table:table-cell table:style-name="ce17" office:value-type="string" calcext:value-type="string">
            <text:p>3 x 2,5 ml</text:p>
          </table:table-cell>
          <table:table-cell table:style-name="ce17" table:number-columns-repeated="3"/>
          <table:table-cell table:style-name="ce41" office:value-type="currency" office:currency="EUR" office:value="4.5" calcext:value-type="currency">
            <text:p>4,50 €</text:p>
          </table:table-cell>
          <table:table-cell table:style-name="ce41" table:formula="of:=[.C88]*[.S88]" office:value-type="currency" office:currency="EUR" office:value="33.75" calcext:value-type="currency">
            <text:p>33,75 €</text:p>
          </table:table-cell>
          <table:table-cell table:style-name="ce41" table:formula="of:=[.T88]*1.2" office:value-type="currency" office:currency="EUR" office:value="40.5" calcext:value-type="currency">
            <text:p>40,50 €</text:p>
          </table:table-cell>
          <table:table-cell table:style-name="ce41" office:value-type="currency" office:currency="EUR" office:value="4.2" calcext:value-type="currency">
            <text:p>4,20 €</text:p>
          </table:table-cell>
          <table:table-cell table:style-name="ce41" table:formula="of:=[.C88]*[.V88]" office:value-type="currency" office:currency="EUR" office:value="31.5" calcext:value-type="currency">
            <text:p>31,50 €</text:p>
          </table:table-cell>
          <table:table-cell table:style-name="ce41" table:formula="of:=[.W88]*1.2" office:value-type="currency" office:currency="EUR" office:value="37.8" calcext:value-type="currency">
            <text:p>37,80 €</text:p>
          </table:table-cell>
          <table:table-cell table:style-name="ce17" table:number-columns-repeated="2"/>
          <table:table-cell table:style-name="ce41" table:formula="of:=[.Z4]*0.045*0.22" office:value-type="currency" office:currency="EUR" office:value="5.733684" calcext:value-type="currency">
            <text:p>5,73 €</text:p>
          </table:table-cell>
          <table:table-cell table:style-name="ce41" table:formula="of:=[.AA88]*[.C88]" office:value-type="currency" office:currency="EUR" office:value="43.00263" calcext:value-type="currency">
            <text:p>43,00 €</text:p>
          </table:table-cell>
          <table:table-cell table:style-name="ce41" table:formula="of:=[.AB88]*1.2" office:value-type="currency" office:currency="EUR" office:value="51.603156" calcext:value-type="currency">
            <text:p>51,60 €</text:p>
          </table:table-cell>
          <table:table-cell table:style-name="ce17"/>
          <table:table-cell table:style-name="ce41" table:formula="of:=[.AA88]*0.8" office:value-type="currency" office:currency="EUR" office:value="4.5869472" calcext:value-type="currency">
            <text:p>4,59 €</text:p>
          </table:table-cell>
          <table:table-cell table:style-name="ce41" table:formula="of:=[.AB88]*0.8" office:value-type="currency" office:currency="EUR" office:value="34.402104" calcext:value-type="currency">
            <text:p>34,40 €</text:p>
          </table:table-cell>
          <table:table-cell table:style-name="ce41" table:formula="of:=[.AC88]*0.8" office:value-type="currency" office:currency="EUR" office:value="41.2825248" calcext:value-type="currency">
            <text:p>41,28 €</text:p>
          </table:table-cell>
          <table:table-cell table:style-name="ce17" table:number-columns-repeated="2"/>
          <table:table-cell table:style-name="ce41" table:formula="of:=14.36/2.5" office:value-type="currency" office:currency="EUR" office:value="5.744" calcext:value-type="currency">
            <text:p>5,74 €</text:p>
          </table:table-cell>
          <table:table-cell table:style-name="ce41" table:formula="of:=[.AJ88]*[.C88]" office:value-type="currency" office:currency="EUR" office:value="43.08" calcext:value-type="currency">
            <text:p>43,08 €</text:p>
          </table:table-cell>
          <table:table-cell table:style-name="ce41" table:formula="of:=[.AK88]*1.2" office:value-type="currency" office:currency="EUR" office:value="51.696" calcext:value-type="currency">
            <text:p>51,70 €</text:p>
          </table:table-cell>
          <table:table-cell table:style-name="ce41" office:value-type="currency" office:currency="EUR" office:value="3.87" calcext:value-type="currency">
            <text:p>3,87 €</text:p>
          </table:table-cell>
          <table:table-cell table:style-name="ce17" table:number-columns-repeated="985"/>
        </table:table-row>
        <table:table-row table:style-name="ro1">
          <table:table-cell table:style-name="ce12"/>
          <table:table-cell table:style-name="ce12" office:value-type="string" calcext:value-type="string">
            <text:p>45x110x2500</text:p>
          </table:table-cell>
          <table:table-cell table:style-name="ce12" office:value-type="float" office:value="7.5" calcext:value-type="float">
            <text:p>7,5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3"/>
          <table:table-cell office:value-type="currency" office:currency="EUR" office:value="2.3" calcext:value-type="currency">
            <text:p>2,30 €</text:p>
          </table:table-cell>
          <table:table-cell table:formula="of:=[.C89]*[.S89]" office:value-type="currency" office:currency="EUR" office:value="17.25" calcext:value-type="currency">
            <text:p>17,25 €</text:p>
          </table:table-cell>
          <table:table-cell table:formula="of:=[.T89]*1.2" office:value-type="currency" office:currency="EUR" office:value="20.7" calcext:value-type="currency">
            <text:p>20,70 €</text:p>
          </table:table-cell>
          <table:table-cell table:style-name="ce41" office:value-type="currency" office:currency="EUR" office:value="2.1" calcext:value-type="currency">
            <text:p>2,10 €</text:p>
          </table:table-cell>
          <table:table-cell table:style-name="ce41" table:formula="of:=[.C89]*[.V89]" office:value-type="currency" office:currency="EUR" office:value="15.75" calcext:value-type="currency">
            <text:p>15,75 €</text:p>
          </table:table-cell>
          <table:table-cell table:style-name="ce41" table:formula="of:=[.W89]*1.2" office:value-type="currency" office:currency="EUR" office:value="18.9" calcext:value-type="currency">
            <text:p>18,90 €</text:p>
          </table:table-cell>
          <table:table-cell table:number-columns-repeated="2"/>
          <table:table-cell table:formula="of:=[.Z4]*0.045*0.11" office:value-type="currency" office:currency="EUR" office:value="2.866842" calcext:value-type="currency">
            <text:p>2,87 €</text:p>
          </table:table-cell>
          <table:table-cell table:formula="of:=[.AA89]*[.C89]" office:value-type="currency" office:currency="EUR" office:value="21.501315" calcext:value-type="currency">
            <text:p>21,50 €</text:p>
          </table:table-cell>
          <table:table-cell table:formula="of:=[.AB89]*1.2" office:value-type="currency" office:currency="EUR" office:value="25.801578" calcext:value-type="currency">
            <text:p>25,80 €</text:p>
          </table:table-cell>
          <table:table-cell/>
          <table:table-cell table:formula="of:=[.AA89]*0.8" office:value-type="currency" office:currency="EUR" office:value="2.2934736" calcext:value-type="currency">
            <text:p>2,29 €</text:p>
          </table:table-cell>
          <table:table-cell table:formula="of:=[.AB89]*0.8" office:value-type="currency" office:currency="EUR" office:value="17.201052" calcext:value-type="currency">
            <text:p>17,20 €</text:p>
          </table:table-cell>
          <table:table-cell table:formula="of:=[.AC89]*0.8" office:value-type="currency" office:currency="EUR" office:value="20.6412624" calcext:value-type="currency">
            <text:p>20,64 €</text:p>
          </table:table-cell>
          <table:table-cell table:number-columns-repeated="2"/>
          <table:table-cell table:formula="of:=7.18/2.5" office:value-type="currency" office:currency="EUR" office:value="2.872" calcext:value-type="currency">
            <text:p>2,87 €</text:p>
          </table:table-cell>
          <table:table-cell table:formula="of:=[.AJ89]*[.C89]" office:value-type="currency" office:currency="EUR" office:value="21.54" calcext:value-type="currency">
            <text:p>21,54 €</text:p>
          </table:table-cell>
          <table:table-cell table:formula="of:=[.AK89]*1.2" office:value-type="currency" office:currency="EUR" office:value="25.848" calcext:value-type="currency">
            <text:p>25,85 €</text:p>
          </table:table-cell>
          <table:table-cell table:style-name="ce41" office:value-type="currency" office:currency="EUR" office:value="3.87" calcext:value-type="currency">
            <text:p>3,87 €</text:p>
          </table:table-cell>
          <table:table-cell table:number-columns-repeated="985"/>
        </table:table-row>
        <table:table-row table:style-name="ro1">
          <table:table-cell table:style-name="ce12" table:number-columns-repeated="5"/>
          <table:table-cell table:number-columns-repeated="14"/>
          <table:table-cell table:formula="of:=[.C90]*[.S90]" office:value-type="currency" office:currency="EUR" office:value="0" calcext:value-type="currency">
            <text:p>0,00 €</text:p>
          </table:table-cell>
          <table:table-cell table:formula="of:=[.T9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A90]*[.C90]" office:value-type="currency" office:currency="EUR" office:value="0" calcext:value-type="currency">
            <text:p>0,00 €</text:p>
          </table:table-cell>
          <table:table-cell table:formula="of:=[.AB90]*1.2" office:value-type="currency" office:currency="EUR" office:value="0" calcext:value-type="currency">
            <text:p>0,00 €</text:p>
          </table:table-cell>
          <table:table-cell/>
          <table:table-cell table:formula="of:=[.AA90]*0.8" office:value-type="currency" office:currency="EUR" office:value="0" calcext:value-type="currency">
            <text:p>0,00 €</text:p>
          </table:table-cell>
          <table:table-cell table:formula="of:=[.AB90]*0.8" office:value-type="currency" office:currency="EUR" office:value="0" calcext:value-type="currency">
            <text:p>0,00 €</text:p>
          </table:table-cell>
          <table:table-cell table:formula="of:=[.AC9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J90]*[.C90]" office:value-type="currency" office:currency="EUR" office:value="0" calcext:value-type="currency">
            <text:p>0,00 €</text:p>
          </table:table-cell>
          <table:table-cell table:formula="of:=[.AK90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5"/>
        </table:table-row>
        <table:table-row table:style-name="ro1">
          <table:table-cell table:style-name="ce12" office:value-type="string" calcext:value-type="string">
            <text:p>Lambourdes chataigner</text:p>
          </table:table-cell>
          <table:table-cell table:style-name="ce12" office:value-type="string" calcext:value-type="string">
            <text:p>40x50 (?)</text:p>
          </table:table-cell>
          <table:table-cell table:style-name="ce12" table:formula="of:=[$Terrasse.C4]" office:value-type="float" office:value="181" calcext:value-type="float">
            <text:p>181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2"/>
          <table:table-cell office:value-type="string" calcext:value-type="string">
            <text:p>Ch 1,5</text:p>
          </table:table-cell>
          <table:table-cell office:value-type="currency" office:currency="EUR" office:value="0.9" calcext:value-type="currency">
            <text:p>0,90 €</text:p>
          </table:table-cell>
          <table:table-cell table:formula="of:=[.C91]*[.S91]" office:value-type="currency" office:currency="EUR" office:value="162.9" calcext:value-type="currency">
            <text:p>162,90 €</text:p>
          </table:table-cell>
          <table:table-cell table:formula="of:=[.T91]*1.2" office:value-type="currency" office:currency="EUR" office:value="195.48" calcext:value-type="currency">
            <text:p>195,48 €</text:p>
          </table:table-cell>
          <table:table-cell table:style-name="ce41" office:value-type="currency" office:currency="EUR" office:value="0.8" calcext:value-type="currency">
            <text:p>0,80 €</text:p>
          </table:table-cell>
          <table:table-cell table:style-name="ce41" table:formula="of:=[.C91]*[.V91]" office:value-type="currency" office:currency="EUR" office:value="144.8" calcext:value-type="currency">
            <text:p>144,80 €</text:p>
          </table:table-cell>
          <table:table-cell table:style-name="ce41" table:formula="of:=[.W91]*1.2" office:value-type="currency" office:currency="EUR" office:value="173.76" calcext:value-type="currency">
            <text:p>173,76 €</text:p>
          </table:table-cell>
          <table:table-cell table:number-columns-repeated="2"/>
          <table:table-cell office:value-type="currency" office:currency="EUR" office:value="2.57" calcext:value-type="currency">
            <text:p>2,57 €</text:p>
          </table:table-cell>
          <table:table-cell table:formula="of:=[.AA91]*[.C91]" office:value-type="currency" office:currency="EUR" office:value="465.17" calcext:value-type="currency">
            <text:p>465,17 €</text:p>
          </table:table-cell>
          <table:table-cell table:formula="of:=[.AB91]*1.2" office:value-type="currency" office:currency="EUR" office:value="558.204" calcext:value-type="currency">
            <text:p>558,20 €</text:p>
          </table:table-cell>
          <table:table-cell/>
          <table:table-cell table:formula="of:=[.AA91]*0.8" office:value-type="currency" office:currency="EUR" office:value="2.056" calcext:value-type="currency">
            <text:p>2,06 €</text:p>
          </table:table-cell>
          <table:table-cell table:formula="of:=[.AB91]*0.8" office:value-type="currency" office:currency="EUR" office:value="372.136" calcext:value-type="currency">
            <text:p>372,14 €</text:p>
          </table:table-cell>
          <table:table-cell table:formula="of:=[.AC91]*0.8" office:value-type="currency" office:currency="EUR" office:value="446.5632" calcext:value-type="currency">
            <text:p>446,56 €</text:p>
          </table:table-cell>
          <table:table-cell table:number-columns-repeated="2"/>
          <table:table-cell table:style-name="ce17" table:formula="of:=4.3/3" office:value-type="float" office:value="1.43333333333333" calcext:value-type="float">
            <text:p>1,43333333333333</text:p>
          </table:table-cell>
          <table:table-cell table:style-name="ce41" table:formula="of:=[.AJ91]*[.C91]" office:value-type="currency" office:currency="EUR" office:value="259.433333333333" calcext:value-type="currency">
            <text:p>259,43 €</text:p>
          </table:table-cell>
          <table:table-cell table:style-name="ce41" table:formula="of:=[.AK91]*1.2" office:value-type="currency" office:currency="EUR" office:value="311.32" calcext:value-type="currency">
            <text:p>311,32 €</text:p>
          </table:table-cell>
          <table:table-cell table:style-name="ce16"/>
          <table:table-cell table:number-columns-repeated="985"/>
        </table:table-row>
        <table:table-row table:style-name="ro1">
          <table:table-cell table:style-name="ce12" table:number-columns-repeated="5"/>
          <table:table-cell table:number-columns-repeated="14"/>
          <table:table-cell table:formula="of:=[.C92]*[.S92]" office:value-type="currency" office:currency="EUR" office:value="0" calcext:value-type="currency">
            <text:p>0,00 €</text:p>
          </table:table-cell>
          <table:table-cell table:formula="of:=[.T9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A92]*[.C92]" office:value-type="currency" office:currency="EUR" office:value="0" calcext:value-type="currency">
            <text:p>0,00 €</text:p>
          </table:table-cell>
          <table:table-cell table:formula="of:=[.AB92]*1.2" office:value-type="currency" office:currency="EUR" office:value="0" calcext:value-type="currency">
            <text:p>0,00 €</text:p>
          </table:table-cell>
          <table:table-cell/>
          <table:table-cell table:formula="of:=[.AA92]*0.8" office:value-type="currency" office:currency="EUR" office:value="0" calcext:value-type="currency">
            <text:p>0,00 €</text:p>
          </table:table-cell>
          <table:table-cell table:formula="of:=[.AB92]*0.8" office:value-type="currency" office:currency="EUR" office:value="0" calcext:value-type="currency">
            <text:p>0,00 €</text:p>
          </table:table-cell>
          <table:table-cell table:formula="of:=[.AC9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J92]*[.C92]" office:value-type="currency" office:currency="EUR" office:value="0" calcext:value-type="currency">
            <text:p>0,00 €</text:p>
          </table:table-cell>
          <table:table-cell table:formula="of:=[.AK92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5"/>
        </table:table-row>
        <table:table-row table:style-name="ro1">
          <table:table-cell table:style-name="ce19" office:value-type="string" calcext:value-type="string">
            <text:p>X Poteaux Douglas Hors Aubier</text:p>
          </table:table-cell>
          <table:table-cell table:style-name="ce19" office:value-type="string" calcext:value-type="string">
            <text:p>15x15 longueur 4m</text:p>
          </table:table-cell>
          <table:table-cell table:style-name="ce19" table:formula="of:=[$Carport.P4]+[$Carport.P6]" office:value-type="float" office:value="9" calcext:value-type="float">
            <text:p>9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8x4m</text:p>
          </table:table-cell>
          <table:table-cell table:number-columns-repeated="2"/>
          <table:table-cell office:value-type="string" calcext:value-type="string">
            <text:p>1x4m</text:p>
          </table:table-cell>
          <table:table-cell table:number-columns-repeated="6"/>
          <table:table-cell office:value-type="string" calcext:value-type="string">
            <text:p>ml</text:p>
          </table:table-cell>
          <table:table-cell office:value-type="currency" office:currency="EUR" office:value="10.3" calcext:value-type="currency">
            <text:p>10,30 €</text:p>
          </table:table-cell>
          <table:table-cell table:formula="of:=[.C93]*[.S93]*4" office:value-type="currency" office:currency="EUR" office:value="370.8" calcext:value-type="currency">
            <text:p>370,80 €</text:p>
          </table:table-cell>
          <table:table-cell table:formula="of:=[.T93]*1.2" office:value-type="currency" office:currency="EUR" office:value="444.96" calcext:value-type="currency">
            <text:p>444,96 €</text:p>
          </table:table-cell>
          <table:table-cell table:style-name="ce41" table:formula="of:=[.R4]*0.15*0.15*4" office:value-type="currency" office:currency="EUR" office:value="36" calcext:value-type="currency">
            <text:p>36,00 €</text:p>
          </table:table-cell>
          <table:table-cell table:style-name="ce41" table:formula="of:=[.C93]*[.V93]" office:value-type="currency" office:currency="EUR" office:value="324" calcext:value-type="currency">
            <text:p>324,00 €</text:p>
          </table:table-cell>
          <table:table-cell table:style-name="ce41" table:formula="of:=[.W93]*1.2" office:value-type="currency" office:currency="EUR" office:value="388.8" calcext:value-type="currency">
            <text:p>388,80 €</text:p>
          </table:table-cell>
          <table:table-cell office:value-type="string" calcext:value-type="string">
            <text:p>estimé</text:p>
          </table:table-cell>
          <table:table-cell/>
          <table:table-cell table:formula="of:=[.Z4]*0.15*0.15*4" office:value-type="currency" office:currency="EUR" office:value="52.1244" calcext:value-type="currency">
            <text:p>52,12 €</text:p>
          </table:table-cell>
          <table:table-cell table:formula="of:=[.AA93]*[.C93]" office:value-type="currency" office:currency="EUR" office:value="469.1196" calcext:value-type="currency">
            <text:p>469,12 €</text:p>
          </table:table-cell>
          <table:table-cell table:formula="of:=[.AB93]*1.2" office:value-type="currency" office:currency="EUR" office:value="562.94352" calcext:value-type="currency">
            <text:p>562,94 €</text:p>
          </table:table-cell>
          <table:table-cell/>
          <table:table-cell table:formula="of:=[.AA93]*0.8" office:value-type="currency" office:currency="EUR" office:value="41.69952" calcext:value-type="currency">
            <text:p>41,70 €</text:p>
          </table:table-cell>
          <table:table-cell table:formula="of:=[.AB93]*0.8" office:value-type="currency" office:currency="EUR" office:value="375.29568" calcext:value-type="currency">
            <text:p>375,30 €</text:p>
          </table:table-cell>
          <table:table-cell table:formula="of:=[.AC93]*0.8" office:value-type="currency" office:currency="EUR" office:value="450.354816" calcext:value-type="currency">
            <text:p>450,35 €</text:p>
          </table:table-cell>
          <table:table-cell table:number-columns-repeated="2"/>
          <table:table-cell office:value-type="currency" office:currency="EUR" office:value="52.2" calcext:value-type="currency">
            <text:p>52,20 €</text:p>
          </table:table-cell>
          <table:table-cell table:formula="of:=[.AJ93]*[.C93]" office:value-type="currency" office:currency="EUR" office:value="469.8" calcext:value-type="currency">
            <text:p>469,80 €</text:p>
          </table:table-cell>
          <table:table-cell table:formula="of:=[.AK93]*1.2" office:value-type="currency" office:currency="EUR" office:value="563.76" calcext:value-type="currency">
            <text:p>563,76 €</text:p>
          </table:table-cell>
          <table:table-cell table:style-name="ce41" table:formula="of:=4*2.44*15/8" office:value-type="currency" office:currency="EUR" office:value="18.3" calcext:value-type="currency">
            <text:p>18,30 €</text:p>
          </table:table-cell>
          <table:table-cell table:number-columns-repeated="985"/>
        </table:table-row>
        <table:table-row table:style-name="ro1">
          <table:table-cell table:style-name="ce12" table:number-columns-repeated="5"/>
          <table:table-cell table:number-columns-repeated="14"/>
          <table:table-cell table:formula="of:=[.C94]*[.S94]" office:value-type="currency" office:currency="EUR" office:value="0" calcext:value-type="currency">
            <text:p>0,00 €</text:p>
          </table:table-cell>
          <table:table-cell table:formula="of:=[.T94]*1.2" office:value-type="currency" office:currency="EUR" office:value="0" calcext:value-type="currency">
            <text:p>0,00 €</text:p>
          </table:table-cell>
          <table:table-cell table:style-name="Default"/>
          <table:table-cell table:number-columns-repeated="5"/>
          <table:table-cell table:formula="of:=[.AA94]*[.C94]" office:value-type="currency" office:currency="EUR" office:value="0" calcext:value-type="currency">
            <text:p>0,00 €</text:p>
          </table:table-cell>
          <table:table-cell table:formula="of:=[.AB94]*1.2" office:value-type="currency" office:currency="EUR" office:value="0" calcext:value-type="currency">
            <text:p>0,00 €</text:p>
          </table:table-cell>
          <table:table-cell/>
          <table:table-cell table:formula="of:=[.AA94]*0.8" office:value-type="currency" office:currency="EUR" office:value="0" calcext:value-type="currency">
            <text:p>0,00 €</text:p>
          </table:table-cell>
          <table:table-cell table:formula="of:=[.AB94]*0.8" office:value-type="currency" office:currency="EUR" office:value="0" calcext:value-type="currency">
            <text:p>0,00 €</text:p>
          </table:table-cell>
          <table:table-cell table:formula="of:=[.AC94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J94]*[.C94]" office:value-type="currency" office:currency="EUR" office:value="0" calcext:value-type="currency">
            <text:p>0,00 €</text:p>
          </table:table-cell>
          <table:table-cell table:formula="of:=[.AK94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5"/>
        </table:table-row>
        <table:table-row table:style-name="ro1">
          <table:table-cell table:style-name="ce19" office:value-type="string" calcext:value-type="string">
            <text:p>X Pannes Douglas 25 % Aubier max</text:p>
          </table:table-cell>
          <table:table-cell table:style-name="ce19" office:value-type="string" calcext:value-type="string">
            <text:p>75x200x3000</text:p>
          </table:table-cell>
          <table:table-cell table:style-name="ce19" table:formula="of:=[$Carport.P17]*3" office:value-type="float" office:value="42" calcext:value-type="float">
            <text:p>42</text:p>
          </table:table-cell>
          <table:table-cell table:style-name="ce19" office:value-type="string" calcext:value-type="string">
            <text:p>ml</text:p>
          </table:table-cell>
          <table:table-cell table:style-name="ce19" table:formula="of:=[.C95]/3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5x3m</text:p>
          </table:table-cell>
          <table:table-cell table:number-columns-repeated="2"/>
          <table:table-cell office:value-type="string" calcext:value-type="string">
            <text:p>9x3m</text:p>
          </table:table-cell>
          <table:table-cell table:number-columns-repeated="6"/>
          <table:table-cell office:value-type="string" calcext:value-type="string">
            <text:p>3m 6,8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[.C95]*[.S95]" office:value-type="currency" office:currency="EUR" office:value="315" calcext:value-type="currency">
            <text:p>315,00 €</text:p>
          </table:table-cell>
          <table:table-cell table:formula="of:=[.T95]*1.2" office:value-type="currency" office:currency="EUR" office:value="378" calcext:value-type="currency">
            <text:p>378,00 €</text:p>
          </table:table-cell>
          <table:table-cell table:style-name="ce41" table:formula="of:=[.R4]*0.075*0.2" office:value-type="currency" office:currency="EUR" office:value="6" calcext:value-type="currency">
            <text:p>6,00 €</text:p>
          </table:table-cell>
          <table:table-cell table:style-name="ce41" table:formula="of:=[.C95]*[.V95]" office:value-type="currency" office:currency="EUR" office:value="252" calcext:value-type="currency">
            <text:p>252,00 €</text:p>
          </table:table-cell>
          <table:table-cell table:style-name="ce41" table:formula="of:=[.W95]*1.2" office:value-type="currency" office:currency="EUR" office:value="302.4" calcext:value-type="currency">
            <text:p>302,40 €</text:p>
          </table:table-cell>
          <table:table-cell office:value-type="string" calcext:value-type="string">
            <text:p>estimé</text:p>
          </table:table-cell>
          <table:table-cell/>
          <table:table-cell table:formula="of:=[.Z4]*0.075*0.2" office:value-type="currency" office:currency="EUR" office:value="8.6874" calcext:value-type="currency">
            <text:p>8,69 €</text:p>
          </table:table-cell>
          <table:table-cell table:formula="of:=[.AA95]*[.C95]" office:value-type="currency" office:currency="EUR" office:value="364.8708" calcext:value-type="currency">
            <text:p>364,87 €</text:p>
          </table:table-cell>
          <table:table-cell table:formula="of:=[.AB95]*1.2" office:value-type="currency" office:currency="EUR" office:value="437.84496" calcext:value-type="currency">
            <text:p>437,84 €</text:p>
          </table:table-cell>
          <table:table-cell/>
          <table:table-cell table:formula="of:=[.AA95]*0.8" office:value-type="currency" office:currency="EUR" office:value="6.94992" calcext:value-type="currency">
            <text:p>6,95 €</text:p>
          </table:table-cell>
          <table:table-cell table:formula="of:=[.AB95]*0.8" office:value-type="currency" office:currency="EUR" office:value="291.89664" calcext:value-type="currency">
            <text:p>291,90 €</text:p>
          </table:table-cell>
          <table:table-cell table:formula="of:=[.AC95]*0.8" office:value-type="currency" office:currency="EUR" office:value="350.275968" calcext:value-type="currency">
            <text:p>350,28 €</text:p>
          </table:table-cell>
          <table:table-cell table:number-columns-repeated="2"/>
          <table:table-cell table:formula="of:=58.5/6" office:value-type="currency" office:currency="EUR" office:value="9.75" calcext:value-type="currency">
            <text:p>9,75 €</text:p>
          </table:table-cell>
          <table:table-cell table:formula="of:=[.AJ95]*[.C95]" office:value-type="currency" office:currency="EUR" office:value="409.5" calcext:value-type="currency">
            <text:p>409,50 €</text:p>
          </table:table-cell>
          <table:table-cell table:formula="of:=[.AK95]*1.2" office:value-type="currency" office:currency="EUR" office:value="491.4" calcext:value-type="currency">
            <text:p>491,40 €</text:p>
          </table:table-cell>
          <table:table-cell table:style-name="ce16" office:value-type="currency" office:currency="EUR" office:value="7.65" calcext:value-type="currency">
            <text:p>7,65 €</text:p>
          </table:table-cell>
          <table:table-cell table:number-columns-repeated="985"/>
        </table:table-row>
        <table:table-row table:style-name="ro4">
          <table:table-cell table:number-columns-repeated="30"/>
          <table:table-cell table:formula="of:=[.AA96]*0.8" office:value-type="currency" office:currency="EUR" office:value="0" calcext:value-type="currency">
            <text:p>0,00 €</text:p>
          </table:table-cell>
          <table:table-cell table:formula="of:=[.AB96]*0.8" office:value-type="currency" office:currency="EUR" office:value="0" calcext:value-type="currency">
            <text:p>0,00 €</text:p>
          </table:table-cell>
          <table:table-cell table:formula="of:=[.AC96]*0.8" office:value-type="currency" office:currency="EUR" office:value="0" calcext:value-type="currency">
            <text:p>0,00 €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style-name="ce16"/>
          <table:table-cell table:number-columns-repeated="5"/>
          <table:table-cell table:style-name="ce16" table:formula="of:=[.C60]*[.S60]+[.C64]*[.S64]*3+[.E67]*2.5*[.S73]+[.E69]*[.S69]*3.2+[.E70]*[.S70]*2.2+[.E74]*[.S74]*2.5+[.E75]*[.S75]*2.6+[.E77]*[.S77]*4+[.E78]*[.S78]*4.1+[.S79]*5.1+[.C81]*[.S81]+[.C83]*[.S83]*2+30*[.S85]*2.2+[.C86]*[.S86]+[.E93]*[.S93]*4+[.E95]*[.S95]*3+20*[.S73]*2+22*[.S76]*3.5" office:value-type="currency" office:currency="EUR" office:value="2638.41" calcext:value-type="currency">
            <text:p>2 638,41 €</text:p>
          </table:table-cell>
          <table:table-cell table:style-name="ce16" table:formula="of:=99*[.S7]*2.5" office:value-type="currency" office:currency="EUR" office:value="123.75" calcext:value-type="currency">
            <text:p>123,75 €</text:p>
          </table:table-cell>
          <table:table-cell table:style-name="ce16" table:formula="of:=(73*2.5+44*2.1)*[.S7]" office:value-type="currency" office:currency="EUR" office:value="137.45" calcext:value-type="currency">
            <text:p>137,45 €</text:p>
          </table:table-cell>
          <table:table-cell table:style-name="ce16" office:value-type="currency" office:currency="EUR" office:value="61.2" calcext:value-type="currency">
            <text:p>61,20 €</text:p>
          </table:table-cell>
          <table:table-cell table:style-name="ce16"/>
          <table:table-cell table:style-name="ce16" table:formula="of:=[.T19]+[.T20]+[.T21]+[.T22]+[.T23]+[.T25]+[.T27]+[.T41]+[.T42]+[.T43]+[.T44]+[.T47]+[.T48]+[.T49]+[.T50]+[.T24]/2+[.T34]*2/11+[.T36]*5/11+[.T45]*31*4/156" office:value-type="currency" office:currency="EUR" office:value="833.388" calcext:value-type="currency">
            <text:p>833,39 €</text:p>
          </table:table-cell>
          <table:table-cell table:style-name="ce16" table:formula="of:=(8*2*0.16+16*2*0.12+10*2.5*0.18+10*2.5*0.16+8*2.5*0.14+12*2.5*0.12)*[.S24]" office:value-type="currency" office:currency="EUR" office:value="213" calcext:value-type="currency">
            <text:p>213,00 €</text:p>
          </table:table-cell>
          <table:table-cell office:value-type="string" calcext:value-type="string">
            <text:p>TOTAL</text:p>
          </table:table-cell>
          <table:table-cell/>
          <table:table-cell table:formula="of:=SUM([.T4:.T96])" office:value-type="currency" office:currency="EUR" office:value="6270.676" calcext:value-type="currency">
            <text:p>6 270,68 €</text:p>
          </table:table-cell>
          <table:table-cell table:formula="of:=SUM([.U4:.U96])" office:value-type="currency" office:currency="EUR" office:value="5700.43104" calcext:value-type="currency">
            <text:p>5 700,43 €</text:p>
          </table:table-cell>
          <table:table-cell/>
          <table:table-cell table:formula="of:=SUM([.W4:.W96])" office:value-type="currency" office:currency="EUR" office:value="4787.54462564103" calcext:value-type="currency">
            <text:p>4 787,54 €</text:p>
          </table:table-cell>
          <table:table-cell table:formula="of:=SUM([.X4:.X96])" office:value-type="currency" office:currency="EUR" office:value="5745.05355076923" calcext:value-type="currency">
            <text:p>5 745,05 €</text:p>
          </table:table-cell>
          <table:table-cell table:number-columns-repeated="3"/>
          <table:table-cell table:formula="of:=SUM([.AB4:.AB96])" office:value-type="currency" office:currency="EUR" office:value="6440.06307244" calcext:value-type="currency">
            <text:p>6 440,06 €</text:p>
          </table:table-cell>
          <table:table-cell table:formula="of:=SUM([.AC4:.AC96])" office:value-type="currency" office:currency="EUR" office:value="7728.075686928" calcext:value-type="currency">
            <text:p>7 728,08 €</text:p>
          </table:table-cell>
          <table:table-cell/>
          <table:table-cell table:formula="of:=[.AA97]*0.8" office:value-type="currency" office:currency="EUR" office:value="0" calcext:value-type="currency">
            <text:p>0,00 €</text:p>
          </table:table-cell>
          <table:table-cell table:formula="of:=[.AB97]*0.8" office:value-type="currency" office:currency="EUR" office:value="5152.050457952" calcext:value-type="currency">
            <text:p>5 152,05 €</text:p>
          </table:table-cell>
          <table:table-cell table:formula="of:=[.AC97]*0.8" office:value-type="currency" office:currency="EUR" office:value="6182.4605495424" calcext:value-type="currency">
            <text:p>6 182,46 €</text:p>
          </table:table-cell>
          <table:table-cell table:number-columns-repeated="3"/>
          <table:table-cell table:formula="of:=SUM([.AK4:.AK96])" office:value-type="currency" office:currency="EUR" office:value="10648.8171961905" calcext:value-type="currency">
            <text:p>10 648,82 €</text:p>
          </table:table-cell>
          <table:table-cell table:formula="of:=SUM([.AL4:.AL96])" office:value-type="currency" office:currency="EUR" office:value="12778.5806354286" calcext:value-type="currency">
            <text:p>12 778,58 €</text:p>
          </table:table-cell>
          <table:table-cell table:number-columns-repeated="986"/>
        </table:table-row>
        <table:table-row table:style-name="ro1">
          <table:table-cell table:number-columns-repeated="11"/>
          <table:table-cell table:style-name="ce37"/>
          <table:table-cell table:number-columns-repeated="3"/>
          <table:table-cell table:style-name="ce16" table:formula="of:=(12*4*0.18+10*4*0.16+11*4*0.14+7*4*0.12+16*2*0.18+8*2*0.16+40*4*0.06+2*4*0.18+5*4*0.14+10*4*0.18+10*4*0.16+10*4*0.14+10*4*0.12+31*4*0.06+3*4*0.18+3*4*0.16+3*4*0.14+3*4*0.12)*[.S24]" office:value-type="currency" office:currency="EUR" office:value="853.6" calcext:value-type="currency">
            <text:p>853,60 €</text:p>
          </table:table-cell>
          <table:table-cell table:number-columns-repeated="1008"/>
        </table:table-row>
        <table:table-row table:style-name="ro1">
          <table:table-cell table:formula="of:=0.05*0.15*0.8" office:value-type="float" office:value="0.006" calcext:value-type="float">
            <text:p>0,006</text:p>
          </table:table-cell>
          <table:table-cell table:formula="of:=0.8*0.075*0.225" office:value-type="float" office:value="0.0135" calcext:value-type="float">
            <text:p>0,0135</text:p>
          </table:table-cell>
          <table:table-cell table:number-columns-repeated="8"/>
          <table:table-cell table:style-name="ce16"/>
          <table:table-cell/>
          <table:table-cell table:style-name="ce16" table:number-columns-repeated="5"/>
          <table:table-cell table:number-columns-repeated="1007"/>
        </table:table-row>
        <table:table-row table:style-name="ro1">
          <table:table-cell table:formula="of:=[.A99]*3.5*34+[.A99]*4*14" office:value-type="float" office:value="1.05" calcext:value-type="float">
            <text:p>1,05</text:p>
          </table:table-cell>
          <table:table-cell table:formula="of:=14*3.5*[.B99]" office:value-type="float" office:value="0.6615" calcext:value-type="float">
            <text:p>0,6615</text:p>
          </table:table-cell>
          <table:table-cell table:number-columns-repeated="8"/>
          <table:table-cell table:style-name="ce16"/>
          <table:table-cell table:number-columns-repeated="1013"/>
        </table:table-row>
        <table:table-row table:style-name="ro1">
          <table:table-cell table:number-columns-repeated="26"/>
          <table:table-cell office:value-type="string" calcext:value-type="string">
            <text:p>Bardage + Voliges</text:p>
          </table:table-cell>
          <table:table-cell table:formula="of:=[.AC4]+[.AC13]+[.AC16]" office:value-type="currency" office:currency="EUR" office:value="2762.736" calcext:value-type="currency">
            <text:p>2 762,74 €</text:p>
          </table:table-cell>
          <table:table-cell table:number-columns-repeated="7"/>
          <table:table-cell office:value-type="string" calcext:value-type="string">
            <text:p>Bardage + voliges</text:p>
          </table:table-cell>
          <table:table-cell table:number-columns-repeated="988"/>
        </table:table-row>
        <table:table-row table:style-name="ro1">
          <table:table-cell table:number-columns-repeated="12"/>
          <table:table-cell table:style-name="ce16"/>
          <table:table-cell table:number-columns-repeated="1011"/>
        </table:table-row>
        <table:table-row table:style-name="ro1">
          <table:table-cell table:style-name="ce16"/>
          <table:table-cell table:number-columns-repeated="1023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ements intérieurs verticaux" table:style-name="ta1">
        <table:table-column table:style-name="co10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ce23"/>
        <table:table-column table:style-name="co3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oliges Peuplier mi-bois</text:p>
          </table:table-cell>
          <table:table-cell table:style-name="ce73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.C4:.C10])" office:value-type="float" office:value="61" calcext:value-type="float">
            <text:p>61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.D4]*15" office:value-type="currency" office:currency="EUR" office:value="915" calcext:value-type="currency">
            <text:p>915,00 €</text:p>
          </table:table-cell>
          <table:table-cell table:style-name="ce23" table:formula="of:=[.I4]*1.2" office:value-type="currency" office:currency="EUR" office:value="1098" calcext:value-type="currency">
            <text:p>1 098,00 €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23"/>
          <table:table-cell table:number-columns-repeated="1014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23"/>
          <table:table-cell table:number-columns-repeated="1014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23"/>
          <table:table-cell table:number-columns-repeated="1014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23"/>
          <table:table-cell table:number-columns-repeated="1014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23"/>
          <table:table-cell table:number-columns-repeated="1014"/>
        </table:table-row>
        <table:table-row table:style-name="ro1">
          <table:table-cell table:number-columns-repeated="2"/>
          <table:table-cell table:formula="of:=ROUNDUP((0.55+1.3+0.5)*2.5*1.1)" office:value-type="float" office:value="7" calcext:value-type="float">
            <text:p>7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Toilettes</text:p>
          </table:table-cell>
          <table:table-cell table:number-columns-repeated="3"/>
          <table:table-cell table:style-name="ce23"/>
          <table:table-cell table:number-columns-repeated="1014"/>
        </table:table-row>
        <table:table-row table:style-name="ro1">
          <table:table-cell table:number-columns-repeated="9"/>
          <table:table-cell table:style-name="ce23"/>
          <table:table-cell table:number-columns-repeated="1014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23"/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 table:number-rows-repeated="2">
          <table:table-cell table:number-columns-repeated="9"/>
          <table:table-cell table:style-name="ce23"/>
          <table:table-cell table:number-columns-repeated="1014"/>
        </table:table-row>
        <table:table-row table:style-name="ro1">
          <table:table-cell table:style-name="ce24" office:value-type="string" calcext:value-type="string">
            <text:p>Tasseaux Douglas</text:p>
          </table:table-cell>
          <table:table-cell table:style-name="ce24" office:value-type="string" calcext:value-type="string">
            <text:p>30x50</text:p>
          </table:table-cell>
          <table:table-cell table:style-name="ce24"/>
          <table:table-cell table:style-name="ce24" table:formula="of:=SUM([.C16:.C18])" office:value-type="float" office:value="103" calcext:value-type="float">
            <text:p>103</text:p>
          </table:table-cell>
          <table:table-cell table:style-name="ce24" office:value-type="string" calcext:value-type="string">
            <text:p>ml</text:p>
          </table:table-cell>
          <table:table-cell table:style-name="ce24" office:value-type="string" calcext:value-type="string">
            <text:p>sans bande résiliente</text:p>
          </table:table-cell>
          <table:table-cell table:style-name="ce24" office:value-type="string" calcext:value-type="string">
            <text:p>tous les 40 ou 50 ?</text:p>
          </table:table-cell>
          <table:table-cell table:style-name="ce24"/>
          <table:table-cell table:style-name="ce40" table:formula="of:=[.D15]*0.45" office:value-type="currency" office:currency="EUR" office:value="46.35" calcext:value-type="currency">
            <text:p>46,35 €</text:p>
          </table:table-cell>
          <table:table-cell table:style-name="ce40" table:formula="of:=[.I15]*1.2" office:value-type="currency" office:currency="EUR" office:value="55.62" calcext:value-type="currency">
            <text:p>55,62 €</text:p>
          </table:table-cell>
          <table:table-cell table:style-name="ce24"/>
          <table:table-cell table:style-name="ce24" office:value-type="string" calcext:value-type="string">
            <text:p>120ml 32x50</text:p>
          </table:table-cell>
          <table:table-cell table:style-name="ce24" table:number-columns-repeated="1012"/>
        </table:table-row>
        <table:table-row table:style-name="ro1">
          <table:table-cell table:style-name="ce24" table:number-columns-repeated="2"/>
          <table:table-cell table:style-name="ce24" table:formula="of:=ROUNDUP([.C5]/0.4)" office:value-type="float" office:value="73" calcext:value-type="float">
            <text:p>73</text:p>
          </table:table-cell>
          <table:table-cell table:style-name="ce24"/>
          <table:table-cell table:style-name="ce24" office:value-type="string" calcext:value-type="string">
            <text:p>ml</text:p>
          </table:table-cell>
          <table:table-cell table:style-name="ce24" office:value-type="string" calcext:value-type="string">
            <text:p>Façade sud</text:p>
          </table:table-cell>
          <table:table-cell table:style-name="ce24" office:value-type="string" calcext:value-type="string">
            <text:p>(tous les 40)</text:p>
          </table:table-cell>
          <table:table-cell table:style-name="ce24"/>
          <table:table-cell table:style-name="ce40" table:formula="of:=[.C16]*0.45" office:value-type="currency" office:currency="EUR" office:value="32.85" calcext:value-type="currency">
            <text:p>32,85 €</text:p>
          </table:table-cell>
          <table:table-cell table:style-name="ce40" table:formula="of:=[.I16]*1.2" office:value-type="currency" office:currency="EUR" office:value="39.42" calcext:value-type="currency">
            <text:p>39,42 €</text:p>
          </table:table-cell>
          <table:table-cell table:style-name="ce24" table:number-columns-repeated="1014"/>
        </table:table-row>
        <table:table-row table:style-name="ro1">
          <table:table-cell table:style-name="ce24" table:number-columns-repeated="2"/>
          <table:table-cell table:style-name="ce24" table:formula="of:=[.C9]/0.4" office:value-type="float" office:value="20" calcext:value-type="float">
            <text:p>20</text:p>
          </table:table-cell>
          <table:table-cell table:style-name="ce24"/>
          <table:table-cell table:style-name="ce24" office:value-type="string" calcext:value-type="string">
            <text:p>ml</text:p>
          </table:table-cell>
          <table:table-cell table:style-name="ce24" office:value-type="string" calcext:value-type="string">
            <text:p>Chambre P&amp;O</text:p>
          </table:table-cell>
          <table:table-cell table:style-name="ce24" table:number-columns-repeated="2"/>
          <table:table-cell table:style-name="ce40" table:formula="of:=[.C17]*0.45" office:value-type="currency" office:currency="EUR" office:value="9" calcext:value-type="currency">
            <text:p>9,00 €</text:p>
          </table:table-cell>
          <table:table-cell table:style-name="ce40" table:formula="of:=[.I17]*1.2" office:value-type="currency" office:currency="EUR" office:value="10.8" calcext:value-type="currency">
            <text:p>10,80 €</text:p>
          </table:table-cell>
          <table:table-cell table:style-name="ce24" table:number-columns-repeated="1014"/>
        </table:table-row>
        <table:table-row table:style-name="ro1">
          <table:table-cell table:style-name="ce24" table:number-columns-repeated="2"/>
          <table:table-cell table:style-name="ce24" table:formula="of:=[.C8]/0.4" office:value-type="float" office:value="10" calcext:value-type="float">
            <text:p>10</text:p>
          </table:table-cell>
          <table:table-cell table:style-name="ce24"/>
          <table:table-cell table:style-name="ce24" office:value-type="string" calcext:value-type="string">
            <text:p>ml</text:p>
          </table:table-cell>
          <table:table-cell table:style-name="ce24" office:value-type="string" calcext:value-type="string">
            <text:p>Salle de Jeu</text:p>
          </table:table-cell>
          <table:table-cell table:style-name="ce24" table:number-columns-repeated="2"/>
          <table:table-cell table:style-name="ce40" table:formula="of:=[.C18]*0.45" office:value-type="currency" office:currency="EUR" office:value="4.5" calcext:value-type="currency">
            <text:p>4,50 €</text:p>
          </table:table-cell>
          <table:table-cell table:style-name="ce40" table:formula="of:=[.I18]*1.2" office:value-type="currency" office:currency="EUR" office:value="5.4" calcext:value-type="currency">
            <text:p>5,40 €</text:p>
          </table:table-cell>
          <table:table-cell table:style-name="ce24" table:number-columns-repeated="1014"/>
        </table:table-row>
        <table:table-row table:style-name="ro1">
          <table:table-cell table:style-name="ce33"/>
          <table:table-cell table:style-name="ce33" office:value-type="string" calcext:value-type="string">
            <text:p>OU</text:p>
          </table:table-cell>
          <table:table-cell table:number-columns-repeated="7"/>
          <table:table-cell table:style-name="ce2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23"/>
          <table:table-cell table:number-columns-repeated="1014"/>
        </table:table-row>
        <table:table-row table:style-name="ro1" table:number-rows-repeated="8">
          <table:table-cell table:number-columns-repeated="9"/>
          <table:table-cell table:style-name="ce23"/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ements intérieurs plafond" table:style-name="ta1">
        <table:table-column table:style-name="co14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15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.5" calcext:value-type="float">
            <text:p>2,5</text:p>
          </table:table-cell>
          <table:table-cell table:formula="of:=[.A23]*[.B23]" office:value-type="float" office:value="430" calcext:value-type="float">
            <text:p>430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1" calcext:value-type="float">
            <text:p>2,1</text:p>
          </table:table-cell>
          <table:table-cell table:formula="of:=[.A24]*[.B24]" office:value-type="float" office:value="90.3" calcext:value-type="float">
            <text:p>90,3</text:p>
          </table:table-cell>
          <table:table-cell table:formula="of:=['Débit Bois A. Roux - P. Gachet'.C6]-[.C24]" office:value-type="float" office:value="6.7" calcext:value-type="float">
            <text:p>6,7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formula="of:=1.2*1.2/2/0.06*1.1" office:value-type="float" office:value="13.2" calcext:value-type="float">
            <text:p>13,2</text:p>
          </table:table-cell>
          <table:table-cell table:formula="of:=[.C24]-[.C27]" office:value-type="float" office:value="77.1" calcext:value-type="float">
            <text:p>77,1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float" office:value="783" calcext:value-type="float">
            <text:p>783</text:p>
          </table:table-cell>
          <table:table-cell table:formula="of:=[.C30]-[.C23]" office:value-type="float" office:value="353" calcext:value-type="float">
            <text:p>353</text:p>
          </table:table-cell>
          <table:table-cell table:formula="of:=[.D30]-[.D27]" office:value-type="float" office:value="275.9" calcext:value-type="float">
            <text:p>275,9</text:p>
          </table:table-cell>
          <table:table-cell table:formula="of:=[.E30]/2" office:value-type="float" office:value="137.95" calcext:value-type="float">
            <text:p>137,95</text:p>
          </table:table-cell>
          <table:table-cell office:value-type="string" calcext:value-type="string">
            <text:p>en 2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29" calcext:value-type="float">
            <text:p>-129</text:p>
          </table:table-cell>
          <table:table-cell table:formula="of:=[.C30]-129" office:value-type="float" office:value="654" calcext:value-type="float">
            <text:p>654</text:p>
          </table:table-cell>
          <table:table-cell/>
          <table:table-cell table:formula="of:=[.E30]/1.5" office:value-type="float" office:value="183.933333333333" calcext:value-type="float">
            <text:p>183,933333333333</text:p>
          </table:table-cell>
          <table:table-cell office:value-type="string" calcext:value-type="string">
            <text:p>en 1.5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-solde</text:p>
          </table:table-cell>
          <table:table-cell table:formula="of:=[.D31]-[.D27]-[.C23]" office:value-type="float" office:value="146.9" calcext:value-type="float">
            <text:p>146,9</text:p>
          </table:table-cell>
          <table:table-cell table:number-columns-repeated="8"/>
        </table:table-row>
      </table:table>
      <table:table table:name="Parements extérieurs" table:style-name="ta1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3" table:number-columns-repeated="5" table:default-cell-style-name="Default"/>
        <table:table-column table:style-name="co41" table:default-cell-style-name="Default"/>
        <table:table-column table:style-name="co3" table:number-columns-repeated="7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Type</text:p>
          </table:table-cell>
          <table:table-cell table:style-name="ce29" office:value-type="string" calcext:value-type="string" table:number-columns-spanned="2" table:number-rows-spanned="1">
            <text:p>Dimensions / Section</text:p>
          </table:table-cell>
          <table:covered-table-cell/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Un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office:value-type="string" calcext:value-type="string">
            <text:p>Longueur</text:p>
          </table:table-cell>
          <table:table-cell office:value-type="string" calcext:value-type="string">
            <text:p>Largeur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,18</text:p>
          </table:table-cell>
          <table:table-cell table:formula="of:=[.F5]*[.C5]*[.B5]" office:value-type="float" office:value="8.64" calcext:value-type="float">
            <text:p>8,64</text:p>
          </table:table-cell>
          <table:table-cell office:value-type="string" calcext:value-type="string">
            <text:p>m²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,16</text:p>
          </table:table-cell>
          <table:table-cell table:formula="of:=[.F6]*[.C6]*[.B6]" office:value-type="float" office:value="6.4" calcext:value-type="float">
            <text:p>6,4</text:p>
          </table:table-cell>
          <table:table-cell office:value-type="string" calcext:value-type="string">
            <text:p>m²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,14</text:p>
          </table:table-cell>
          <table:table-cell table:formula="of:=[.F7]*[.C7]*[.B7]" office:value-type="float" office:value="6.16" calcext:value-type="float">
            <text:p>6,16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,12</text:p>
          </table:table-cell>
          <table:table-cell table:formula="of:=[.F8]*[.C8]*[.B8]" office:value-type="float" office:value="3.36" calcext:value-type="float">
            <text:p>3,36</text:p>
          </table:table-cell>
          <table:table-cell office:value-type="string" calcext:value-type="string">
            <text:p>m²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8" calcext:value-type="float">
            <text:p>0,18</text:p>
          </table:table-cell>
          <table:table-cell table:formula="of:=[.F9]*[.C9]*[.B9]" office:value-type="float" office:value="5.472" calcext:value-type="float">
            <text:p>5,472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6" calcext:value-type="float">
            <text:p>0,16</text:p>
          </table:table-cell>
          <table:table-cell table:formula="of:=[.F10]*[.C10]*[.B10]" office:value-type="float" office:value="4.864" calcext:value-type="float">
            <text:p>4,864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4" calcext:value-type="float">
            <text:p>0,14</text:p>
          </table:table-cell>
          <table:table-cell table:formula="of:=[.F11]*[.C11]*[.B11]" office:value-type="float" office:value="4.256" calcext:value-type="float">
            <text:p>4,256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2" calcext:value-type="float">
            <text:p>0,12</text:p>
          </table:table-cell>
          <table:table-cell table:formula="of:=[.F12]*[.C12]*[.B12]" office:value-type="float" office:value="3.648" calcext:value-type="float">
            <text:p>3,648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,06</text:p>
          </table:table-cell>
          <table:table-cell table:formula="of:=[.B13]*[.F13]" office:value-type="float" office:value="160" calcext:value-type="float">
            <text:p>160</text:p>
          </table:table-cell>
          <table:table-cell office:value-type="string" calcext:value-type="string">
            <text:p>m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06" calcext:value-type="float">
            <text:p>0,06</text:p>
          </table:table-cell>
          <table:table-cell table:formula="of:=[.B14]*[.F14]" office:value-type="float" office:value="121.6" calcext:value-type="float">
            <text:p>121,6</text:p>
          </table:table-cell>
          <table:table-cell office:value-type="string" calcext:value-type="string">
            <text:p>ml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2.5" calcext:value-type="float">
            <text:p>2,5</text:p>
          </table:table-cell>
          <table:table-cell office:value-type="float" office:value="0.18" calcext:value-type="float">
            <text:p>0,18</text:p>
          </table:table-cell>
          <table:table-cell table:formula="of:=[.F16]*[.C16]*[.B16]" office:value-type="float" office:value="6.75" calcext:value-type="float">
            <text:p>6,75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0.16" calcext:value-type="float">
            <text:p>0,16</text:p>
          </table:table-cell>
          <table:table-cell table:formula="of:=[.F17]*[.C17]*[.B17]" office:value-type="float" office:value="6" calcext:value-type="float">
            <text:p>6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0.14" calcext:value-type="float">
            <text:p>0,14</text:p>
          </table:table-cell>
          <table:table-cell table:formula="of:=[.F18]*[.C18]*[.B18]" office:value-type="float" office:value="5.25" calcext:value-type="float">
            <text:p>5,25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0.12" calcext:value-type="float">
            <text:p>0,12</text:p>
          </table:table-cell>
          <table:table-cell table:formula="of:=[.F19]*[.C19]*[.B19]" office:value-type="float" office:value="4.5" calcext:value-type="float">
            <text:p>4,5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8" calcext:value-type="float">
            <text:p>0,18</text:p>
          </table:table-cell>
          <table:table-cell table:formula="of:=[.F20]*[.C20]*[.B20]" office:value-type="float" office:value="4.158" calcext:value-type="float">
            <text:p>4,158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6" calcext:value-type="float">
            <text:p>0,16</text:p>
          </table:table-cell>
          <table:table-cell table:formula="of:=[.F21]*[.C21]*[.B21]" office:value-type="float" office:value="3.696" calcext:value-type="float">
            <text:p>3,696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4" calcext:value-type="float">
            <text:p>0,14</text:p>
          </table:table-cell>
          <table:table-cell table:formula="of:=[.F22]*[.C22]*[.B22]" office:value-type="float" office:value="3.234" calcext:value-type="float">
            <text:p>3,234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2" calcext:value-type="float">
            <text:p>0,12</text:p>
          </table:table-cell>
          <table:table-cell table:formula="of:=[.F23]*[.C23]*[.B23]" office:value-type="float" office:value="2.772" calcext:value-type="float">
            <text:p>2,772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2.5" calcext:value-type="float">
            <text:p>2,5</text:p>
          </table:table-cell>
          <table:table-cell office:value-type="float" office:value="0.06" calcext:value-type="float">
            <text:p>0,06</text:p>
          </table:table-cell>
          <table:table-cell table:formula="of:=[.B24]*[.F24]" office:value-type="float" office:value="150" calcext:value-type="float">
            <text:p>150</text:p>
          </table:table-cell>
          <table:table-cell office:value-type="string" calcext:value-type="string">
            <text:p>ml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06" calcext:value-type="float">
            <text:p>0,06</text:p>
          </table:table-cell>
          <table:table-cell table:formula="of:=[.B25]*[.F25]" office:value-type="float" office:value="92.4" calcext:value-type="float">
            <text:p>92,4</text:p>
          </table:table-cell>
          <table:table-cell office:value-type="string" calcext:value-type="string">
            <text:p>ml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  <table:table-cell table:formula="of:=[.F27]*[.C27]*[.B27]" office:value-type="float" office:value="7.02" calcext:value-type="float">
            <text:p>7,02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table:formula="of:=[.F28]*[.C28]*[.B28]" office:value-type="float" office:value="6.24" calcext:value-type="float">
            <text:p>6,24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table:formula="of:=[.F29]*[.C29]*[.B29]" office:value-type="float" office:value="5.46" calcext:value-type="float">
            <text:p>5,46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table:formula="of:=[.F30]*[.C30]*[.B30]" office:value-type="float" office:value="4.68" calcext:value-type="float">
            <text:p>4,68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table:formula="of:=[.B31]*[.F31]" office:value-type="float" office:value="156" calcext:value-type="float">
            <text:p>156</text:p>
          </table:table-cell>
          <table:table-cell office:value-type="string" calcext:value-type="string">
            <text:p>ml</text:p>
          </table:table-cell>
          <table:table-cell table:formula="of:=39*4" office:value-type="float" office:value="156" calcext:value-type="float">
            <text:p>156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1.3" calcext:value-type="float">
            <text:p>1,3</text:p>
          </table:table-cell>
          <table:table-cell office:value-type="float" office:value="0.18" calcext:value-type="float">
            <text:p>0,18</text:p>
          </table:table-cell>
          <table:table-cell table:formula="of:=[.F33]*[.C33]*[.B33]" office:value-type="float" office:value="2.106" calcext:value-type="float">
            <text:p>2,106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6" calcext:value-type="float">
            <text:p>0,16</text:p>
          </table:table-cell>
          <table:table-cell table:formula="of:=[.F34]*[.C34]*[.B34]" office:value-type="float" office:value="1.872" calcext:value-type="float">
            <text:p>1,872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4" calcext:value-type="float">
            <text:p>0,14</text:p>
          </table:table-cell>
          <table:table-cell table:formula="of:=[.F35]*[.C35]*[.B35]" office:value-type="float" office:value="1.638" calcext:value-type="float">
            <text:p>1,638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2" calcext:value-type="float">
            <text:p>0,12</text:p>
          </table:table-cell>
          <table:table-cell table:formula="of:=[.F36]*[.C36]*[.B36]" office:value-type="float" office:value="1.404" calcext:value-type="float">
            <text:p>1,404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1.3" calcext:value-type="float">
            <text:p>1,3</text:p>
          </table:table-cell>
          <table:table-cell office:value-type="float" office:value="0.06" calcext:value-type="float">
            <text:p>0,06</text:p>
          </table:table-cell>
          <table:table-cell table:formula="of:=[.B37]*[.F37]" office:value-type="float" office:value="46.8" calcext:value-type="float">
            <text:p>46,8</text:p>
          </table:table-cell>
          <table:table-cell office:value-type="string" calcext:value-type="string">
            <text:p>ml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2.8" calcext:value-type="float">
            <text:p>2,8</text:p>
          </table:table-cell>
          <table:table-cell office:value-type="float" office:value="0.18" calcext:value-type="float">
            <text:p>0,18</text:p>
          </table:table-cell>
          <table:table-cell table:formula="of:=[.F39]*[.C39]*[.B39]" office:value-type="float" office:value="1.512" calcext:value-type="float">
            <text:p>1,512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6" calcext:value-type="float">
            <text:p>0,16</text:p>
          </table:table-cell>
          <table:table-cell table:formula="of:=[.F40]*[.C40]*[.B40]" office:value-type="float" office:value="1.344" calcext:value-type="float">
            <text:p>1,344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4" calcext:value-type="float">
            <text:p>0,14</text:p>
          </table:table-cell>
          <table:table-cell table:formula="of:=[.F41]*[.C41]*[.B41]" office:value-type="float" office:value="1.176" calcext:value-type="float">
            <text:p>1,176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2" calcext:value-type="float">
            <text:p>0,12</text:p>
          </table:table-cell>
          <table:table-cell table:formula="of:=[.F42]*[.C42]*[.B42]" office:value-type="float" office:value="1.008" calcext:value-type="float">
            <text:p>1,008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2.8" calcext:value-type="float">
            <text:p>2,8</text:p>
          </table:table-cell>
          <table:table-cell office:value-type="float" office:value="0.06" calcext:value-type="float">
            <text:p>0,06</text:p>
          </table:table-cell>
          <table:table-cell table:formula="of:=[.B43]*[.F43]" office:value-type="float" office:value="33.6" calcext:value-type="float">
            <text:p>33,6</text:p>
          </table:table-cell>
          <table:table-cell office:value-type="string" calcext:value-type="string">
            <text:p>ml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style-name="ce43" office:value-type="string" calcext:value-type="string">
            <text:p>Ancien débit</text:p>
          </table:table-cell>
          <table:table-cell table:style-name="ce28" table:number-columns-repeated="12"/>
          <table:table-cell table:number-columns-repeated="2"/>
        </table:table-row>
        <table:table-row table:style-name="ro1">
          <table:table-cell table:style-name="ce28"/>
          <table:table-cell table:style-name="ce28" office:value-type="string" calcext:value-type="string">
            <text:p>longueur 4m</text:p>
          </table:table-cell>
          <table:table-cell table:style-name="ce28"/>
          <table:table-cell table:style-name="ce28" table:formula="of:=30*1.1" office:value-type="float" office:value="33" calcext:value-type="float">
            <text:p>33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Façade Sud</text:p>
          </table:table-cell>
          <table:table-cell table:style-name="ce28" table:number-columns-repeated="3"/>
          <table:table-cell table:style-name="ce28" office:value-type="string" calcext:value-type="string">
            <text:p>Dans débit</text:p>
          </table:table-cell>
          <table:table-cell table:style-name="ce28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28"/>
          <table:table-cell table:style-name="ce28" office:value-type="string" calcext:value-type="string">
            <text:p>longueur 2m</text:p>
          </table:table-cell>
          <table:table-cell table:style-name="ce28"/>
          <table:table-cell table:style-name="ce28" table:formula="of:=22*1.1" office:value-type="float" office:value="24.2" calcext:value-type="float">
            <text:p>24,2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Façade Sud</text:p>
          </table:table-cell>
          <table:table-cell table:style-name="ce28" table:number-columns-repeated="4"/>
          <table:table-cell table:style-name="ce28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28" table:number-columns-repeated="3"/>
          <table:table-cell table:style-name="ce28" table:formula="of:=ROUNDUP((9.2*2)*1.1)" office:value-type="float" office:value="21" calcext:value-type="float">
            <text:p>21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Pignons maison</text:p>
          </table:table-cell>
          <table:table-cell table:style-name="ce28" table:number-columns-repeated="3"/>
          <table:table-cell table:style-name="ce28" office:value-type="string" calcext:value-type="string">
            <text:p>Dans débit</text:p>
          </table:table-cell>
          <table:table-cell table:style-name="ce28"/>
          <table:table-cell table:number-columns-repeated="2"/>
        </table:table-row>
        <table:table-row table:style-name="ro1">
          <table:table-cell table:style-name="ce28" table:number-columns-repeated="3"/>
          <table:table-cell table:style-name="ce28" table:formula="of:=ROUNDUP(0.65*18*1.1)" office:value-type="float" office:value="13" calcext:value-type="float">
            <text:p>13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Bandeau Nord maison</text:p>
          </table:table-cell>
          <table:table-cell table:style-name="ce28" table:number-columns-repeated="3"/>
          <table:table-cell table:style-name="ce28" office:value-type="string" calcext:value-type="string">
            <text:p>Dans débit</text:p>
          </table:table-cell>
          <table:table-cell table:style-name="ce28"/>
          <table:table-cell table:number-columns-repeated="2"/>
        </table:table-row>
        <table:table-row table:style-name="ro1">
          <table:table-cell table:style-name="ce28" table:number-columns-repeated="3"/>
          <table:table-cell table:style-name="ce28" table:formula="of:=ROUNDUP(1.3*5.25*1.1)" office:value-type="float" office:value="8" calcext:value-type="float">
            <text:p>8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Façade Sud salle musique</text:p>
          </table:table-cell>
          <table:table-cell table:style-name="ce28" table:number-columns-repeated="3"/>
          <table:table-cell table:style-name="ce28" office:value-type="string" calcext:value-type="string">
            <text:p>Dans débit</text:p>
          </table:table-cell>
          <table:table-cell table:style-name="ce28"/>
          <table:table-cell table:number-columns-repeated="2"/>
        </table:table-row>
        <table:table-row table:style-name="ro1">
          <table:table-cell table:style-name="ce28" table:number-columns-repeated="3"/>
          <table:table-cell table:style-name="ce28" table:formula="of:=ROUNDUP(6.5*2*1.1)" office:value-type="float" office:value="15" calcext:value-type="float">
            <text:p>15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Pignons salle de musique</text:p>
          </table:table-cell>
          <table:table-cell table:style-name="ce28" table:number-columns-repeated="2"/>
          <table:table-cell table:style-name="ce28" office:value-type="string" calcext:value-type="string">
            <text:p>Ouest ??</text:p>
          </table:table-cell>
          <table:table-cell table:style-name="ce28" office:value-type="string" calcext:value-type="string">
            <text:p>Dans débit</text:p>
          </table:table-cell>
          <table:table-cell table:style-name="ce28"/>
          <table:table-cell table:number-columns-repeated="2"/>
        </table:table-row>
        <table:table-row table:style-name="ro1">
          <table:table-cell table:style-name="ce28" table:number-columns-repeated="3"/>
          <table:table-cell table:style-name="ce28" table:formula="of:=ROUNDUP(0.65*5.25*1.1)" office:value-type="float" office:value="4" calcext:value-type="float">
            <text:p>4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Bandeau Nord salle de musique</text:p>
          </table:table-cell>
          <table:table-cell table:style-name="ce28" table:number-columns-repeated="3"/>
          <table:table-cell table:style-name="ce28" office:value-type="string" calcext:value-type="string">
            <text:p>Dans débit</text:p>
          </table:table-cell>
          <table:table-cell table:style-name="ce28"/>
          <table:table-cell table:number-columns-repeated="2"/>
        </table:table-row>
        <table:table-row table:style-name="ro1">
          <table:table-cell table:style-name="ce28" table:number-columns-repeated="3"/>
          <table:table-cell table:style-name="ce28" table:formula="of:=ROUNDUP(6.5*1.1)" office:value-type="float" office:value="8" calcext:value-type="float">
            <text:p>8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Pignon carport</text:p>
          </table:table-cell>
          <table:table-cell table:style-name="ce28" table:number-columns-repeated="3"/>
          <table:table-cell table:style-name="ce28" office:value-type="string" calcext:value-type="string">
            <text:p>Dans débit</text:p>
          </table:table-cell>
          <table:table-cell table:style-name="ce28"/>
          <table:table-cell table:number-columns-repeated="2"/>
        </table:table-row>
        <table:table-row table:style-name="ro1">
          <table:table-cell table:style-name="ce28"/>
          <table:table-cell table:style-name="ce28" office:value-type="string" calcext:value-type="string">
            <text:p>Longueur 2m</text:p>
          </table:table-cell>
          <table:table-cell table:style-name="ce28"/>
          <table:table-cell table:style-name="ce28" table:formula="of:=ROUNDUP(1.3*7*1.1)" office:value-type="float" office:value="11" calcext:value-type="float">
            <text:p>11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Façade Sud carport</text:p>
          </table:table-cell>
          <table:table-cell table:style-name="ce28" table:number-columns-repeated="3"/>
          <table:table-cell table:style-name="ce28" office:value-type="string" calcext:value-type="string">
            <text:p>Dans débit</text:p>
          </table:table-cell>
          <table:table-cell table:style-name="ce28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28" table:number-columns-repeated="3"/>
          <table:table-cell table:style-name="ce28" table:formula="of:=ROUNDUP(0.65*7*1.1)" office:value-type="float" office:value="6" calcext:value-type="float">
            <text:p>6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Façade Nord carport</text:p>
          </table:table-cell>
          <table:table-cell table:style-name="ce28" table:number-columns-repeated="3"/>
          <table:table-cell table:style-name="ce28" office:value-type="string" calcext:value-type="string">
            <text:p>Dans débit</text:p>
          </table:table-cell>
          <table:table-cell table:style-name="ce28"/>
          <table:table-cell table:number-columns-repeated="2"/>
        </table:table-row>
        <table:table-row table:style-name="ro1">
          <table:table-cell table:style-name="ce28"/>
          <table:table-cell table:style-name="ce28" office:value-type="string" calcext:value-type="string">
            <text:p>Longueur 3m</text:p>
          </table:table-cell>
          <table:table-cell table:style-name="ce28"/>
          <table:table-cell table:style-name="ce28" table:formula="of:=ROUNDUP(2.82*1.5)" office:value-type="float" office:value="5" calcext:value-type="float">
            <text:p>5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Sas Ouest</text:p>
          </table:table-cell>
          <table:table-cell table:style-name="ce28" table:number-columns-repeated="3"/>
          <table:table-cell table:style-name="ce28" office:value-type="string" calcext:value-type="string">
            <text:p>Dans débit</text:p>
          </table:table-cell>
          <table:table-cell table:style-name="ce28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28"/>
          <table:table-cell table:style-name="ce28" office:value-type="string" calcext:value-type="string">
            <text:p>Longueur 3m</text:p>
          </table:table-cell>
          <table:table-cell table:style-name="ce28"/>
          <table:table-cell table:style-name="ce28" table:formula="of:=ROUNDUP(2.82*1.5*1.1)" office:value-type="float" office:value="5" calcext:value-type="float">
            <text:p>5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Sas Est</text:p>
          </table:table-cell>
          <table:table-cell table:style-name="ce28" table:number-columns-repeated="3"/>
          <table:table-cell table:style-name="ce28" office:value-type="string" calcext:value-type="string">
            <text:p>Dans débit</text:p>
          </table:table-cell>
          <table:table-cell table:style-name="ce28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28" table:number-columns-repeated="13"/>
          <table:table-cell table:number-columns-repeated="2"/>
        </table:table-row>
        <table:table-row table:style-name="ro1">
          <table:table-cell table:style-name="ce28" office:value-type="string" calcext:value-type="string">
            <text:p>Joints</text:p>
          </table:table-cell>
          <table:table-cell table:style-name="ce28" table:number-columns-repeated="2"/>
          <table:table-cell table:style-name="ce28" office:value-type="float" office:value="1135" calcext:value-type="float">
            <text:p>1135</text:p>
          </table:table-cell>
          <table:table-cell table:style-name="ce28" office:value-type="string" calcext:value-type="string">
            <text:p>ml</text:p>
          </table:table-cell>
          <table:table-cell table:style-name="ce28" table:number-columns-repeated="3"/>
          <table:table-cell table:style-name="ce28" office:value-type="string" calcext:value-type="string">
            <text:p>Section Ambiance Bois : 16x65mm</text:p>
          </table:table-cell>
          <table:table-cell table:style-name="ce28" table:number-columns-repeated="4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Façade Sud Bas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Façade Sud Haut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Pignons maison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Bandeau Nord maison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Façade Sud salle musique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Pignons salle de musique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Bandeau Nord salle de musique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Pignon carport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Façade Sud carport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Façade Nord carport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Sas Ouest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Sas Est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che-moineaux</text:p>
          </table:table-cell>
          <table:table-cell table:number-columns-repeated="2"/>
          <table:table-cell table:formula="of:=ROUNDUP(SUM([.D82:.D89]))" office:value-type="float" office:value="35" calcext:value-type="float">
            <text:p>35</text:p>
          </table:table-cell>
          <table:table-cell office:value-type="string" calcext:value-type="string">
            <text:p>m²</text:p>
          </table:table-cell>
          <table:table-cell table:number-columns-repeated="6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" office:value-type="float" office:value="5.2" calcext:value-type="float">
            <text:p>5,2</text:p>
          </table:table-cell>
          <table:table-cell table:number-columns-repeated="3"/>
          <table:table-cell office:value-type="string" calcext:value-type="string">
            <text:p>Maison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18*0.6" office:value-type="float" office:value="10.8" calcext:value-type="float">
            <text:p>10,8</text:p>
          </table:table-cell>
          <table:table-cell table:number-columns-repeated="3"/>
          <table:table-cell office:value-type="string" calcext:value-type="string">
            <text:p>Maison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4.3" office:value-type="float" office:value="4.3" calcext:value-type="float">
            <text:p>4,3</text:p>
          </table:table-cell>
          <table:table-cell table:number-columns-repeated="3"/>
          <table:table-cell office:value-type="string" calcext:value-type="string">
            <text:p>Maison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" office:value-type="float" office:value="5.2" calcext:value-type="float">
            <text:p>5,2</text:p>
          </table:table-cell>
          <table:table-cell table:number-columns-repeated="3"/>
          <table:table-cell office:value-type="string" calcext:value-type="string">
            <text:p>Maison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alle Musique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6.5*0.6" office:value-type="float" office:value="3.9" calcext:value-type="float">
            <text:p>3,9</text:p>
          </table:table-cell>
          <table:table-cell table:number-columns-repeated="3"/>
          <table:table-cell office:value-type="string" calcext:value-type="string">
            <text:p>Salle Musique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5*0.6" office:value-type="float" office:value="3.15" calcext:value-type="float">
            <text:p>3,15</text:p>
          </table:table-cell>
          <table:table-cell table:number-columns-repeated="3"/>
          <table:table-cell office:value-type="string" calcext:value-type="string">
            <text:p>Salle Musique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5*0.3" office:value-type="float" office:value="1.575" calcext:value-type="float">
            <text:p>1,575</text:p>
          </table:table-cell>
          <table:table-cell table:number-columns-repeated="3"/>
          <table:table-cell office:value-type="string" calcext:value-type="string">
            <text:p>Salle Musiqu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seaux</text:p>
          </table:table-cell>
          <table:table-cell office:value-type="string" calcext:value-type="string">
            <text:p>22x50</text:p>
          </table:table-cell>
          <table:table-cell/>
          <table:table-cell table:formula="of:=2*([.D54]+[.D56]+[.D57]+[.D58]+[.D59]+[.D60]+[.D61]+[.D62]+[.D63]+[.D64]+[.D65])/0.4" office:value-type="float" office:value="645" calcext:value-type="float">
            <text:p>645</text:p>
          </table:table-cell>
          <table:table-cell office:value-type="string" calcext:value-type="string">
            <text:p>ml</text:p>
          </table:table-cell>
          <table:table-cell table:number-columns-repeated="6"/>
          <table:table-cell office:value-type="string" calcext:value-type="string">
            <text:p>Dans débit</text:p>
          </table:table-cell>
          <table:table-cell table:number-columns-repeated="2"/>
          <table:table-cell table:formula="of:=ROUNDUP((18.2*5+2.1*18+0.8*10+1.1*10+1.2*5+1.3*5)*1.1)" office:value-type="float" office:value="177" calcext:value-type="float">
            <text:p>177</text:p>
          </table:table-cell>
        </table:table-row>
      </table:table>
      <table:table table:name="Structure débord bardage" table:style-name="ta1">
        <table:table-column table:style-name="co19" table:default-cell-style-name="Default"/>
        <table:table-column table:style-name="co17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24" office:value-type="string" calcext:value-type="string">
            <text:p>Chevron Douglas</text:p>
          </table:table-cell>
          <table:table-cell table:style-name="ce24" office:value-type="string" calcext:value-type="string">
            <text:p>75x36x2000</text:p>
          </table:table-cell>
          <table:table-cell table:style-name="ce24" table:formula="of:=ROUNDUP(31*1.92*1.1)" office:value-type="float" office:value="66" calcext:value-type="float">
            <text:p>66</text:p>
          </table:table-cell>
          <table:table-cell table:style-name="ce24" office:value-type="string" calcext:value-type="string">
            <text:p>ml</text:p>
          </table:table-cell>
          <table:table-cell table:style-name="ce24"/>
          <table:table-cell table:style-name="ce24" office:value-type="string" calcext:value-type="string">
            <text:p>Chevrons verticaux</text:p>
          </table:table-cell>
          <table:table-cell table:style-name="ce24"/>
        </table:table-row>
        <table:table-row table:style-name="ro1">
          <table:table-cell table:style-name="ce24" table:number-columns-repeated="7"/>
        </table:table-row>
        <table:table-row table:style-name="ro1">
          <table:table-cell table:style-name="ce24"/>
          <table:table-cell table:style-name="ce24" office:value-type="string" calcext:value-type="string">
            <text:p>140x35x2000</text:p>
          </table:table-cell>
          <table:table-cell table:style-name="ce24" table:formula="of:=ROUNDUP(31*1*1.1)" office:value-type="float" office:value="35" calcext:value-type="float">
            <text:p>35</text:p>
          </table:table-cell>
          <table:table-cell table:style-name="ce24" office:value-type="string" calcext:value-type="string">
            <text:p>ml</text:p>
          </table:table-cell>
          <table:table-cell table:style-name="ce24"/>
          <table:table-cell table:style-name="ce24" office:value-type="string" calcext:value-type="string">
            <text:p>Chevrons horizontaux</text:p>
          </table:table-cell>
          <table:table-cell table:style-name="ce24"/>
        </table:table-row>
      </table:table>
      <table:table table:name="Casquette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3" table:number-columns-repeated="3" table:default-cell-style-name="Default"/>
        <table:table-column table:style-name="co25" table:default-cell-style-name="Default"/>
        <table:table-column table:style-name="co3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3"/>
          <table:table-cell office:value-type="string" calcext:value-type="string">
            <text:p>Nomenclature</text:p>
          </table:table-cell>
          <table:table-cell/>
        </table:table-row>
        <table:table-row table:style-name="ro1">
          <table:table-cell office:value-type="string" calcext:value-type="string">
            <text:p>Poteaux Douglas Hors Aubier</text:p>
          </table:table-cell>
          <table:table-cell office:value-type="string" calcext:value-type="string">
            <text:p>10x10x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3 poteaux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olives Hors Aubier</text:p>
          </table:table-cell>
          <table:table-cell office:value-type="string" calcext:value-type="string">
            <text:p>30x150</text:p>
          </table:table-cell>
          <table:table-cell table:number-columns-repeated="9"/>
        </table:table-row>
        <table:table-row table:style-name="ro1">
          <table:table-cell/>
          <table:table-cell table:style-name="ce24" office:value-type="string" calcext:value-type="string">
            <text:p>30x150x3200</text:p>
          </table:table-cell>
          <table:table-cell table:style-name="ce24" table:formula="of:=ROUNDUP(10*2*1.6*1.1)" office:value-type="float" office:value="36" calcext:value-type="float">
            <text:p>36</text:p>
          </table:table-cell>
          <table:table-cell table:style-name="ce24" office:value-type="string" calcext:value-type="string">
            <text:p>ml</text:p>
          </table:table-cell>
          <table:table-cell table:style-name="ce24"/>
          <table:table-cell table:style-name="ce24" office:value-type="string" calcext:value-type="string">
            <text:p>Sud Petite Casquette</text:p>
          </table:table-cell>
          <table:table-cell table:style-name="ce24" office:value-type="string" calcext:value-type="string">
            <text:p>Nord Sud</text:p>
          </table:table-cell>
          <table:table-cell table:style-name="ce24"/>
          <table:table-cell table:style-name="ce24" office:value-type="string" calcext:value-type="string">
            <text:p>Dans débit</text:p>
          </table:table-cell>
          <table:table-cell table:style-name="ce24" office:value-type="string" calcext:value-type="string">
            <text:p>déjà coup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0*1*1.1)" office:value-type="float" office:value="11" calcext:value-type="float">
            <text:p>11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Sud_Sol_Sud_1-10 (98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600</text:p>
          </table:table-cell>
          <table:table-cell table:formula="of:=ROUNDUP(2.6*2*1.1)"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Est</text:p>
          </table:table-cell>
          <table:table-cell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>
          <table:table-cell table:style-name="ce75" office:value-type="string" calcext:value-type="string">
            <text:p>??? 4100 ???</text:p>
          </table:table-cell>
          <table:table-cell table:style-name="ce75" office:value-type="string" calcext:value-type="string">
            <text:p>30x150x5000</text:p>
          </table:table-cell>
          <table:table-cell table:style-name="ce75" table:formula="of:=ROUNDUP(4.9*2*6*1.1)" office:value-type="float" office:value="65" calcext:value-type="float">
            <text:p>65</text:p>
          </table:table-cell>
          <table:table-cell table:style-name="ce75" office:value-type="string" calcext:value-type="string">
            <text:p>ml</text:p>
          </table:table-cell>
          <table:table-cell table:style-name="ce75"/>
          <table:table-cell table:style-name="ce75" office:value-type="string" calcext:value-type="string">
            <text:p>Sud Pergola</text:p>
          </table:table-cell>
          <table:table-cell table:style-name="ce75" office:value-type="string" calcext:value-type="string">
            <text:p>Nord Sud</text:p>
          </table:table-cell>
          <table:table-cell table:style-name="ce75" table:number-columns-repeated="3"/>
          <table:table-cell table:style-name="ce75" office:value-type="string" calcext:value-type="string">
            <text:p>Possible de passer en 5x15 ?</text:p>
          </table:table-cell>
        </table:table-row>
        <table:table-row table:style-name="ro1">
          <table:table-cell table:style-name="ce75"/>
          <table:table-cell table:style-name="ce75" office:value-type="string" calcext:value-type="string">
            <text:p>30x150x5100</text:p>
          </table:table-cell>
          <table:table-cell table:style-name="ce75" table:formula="of:=ROUNDUP(2*5.016*1.1)" office:value-type="float" office:value="12" calcext:value-type="float">
            <text:p>12</text:p>
          </table:table-cell>
          <table:table-cell table:style-name="ce75" office:value-type="string" calcext:value-type="string">
            <text:p>ml</text:p>
          </table:table-cell>
          <table:table-cell table:style-name="ce75" table:number-columns-repeated="2"/>
          <table:table-cell table:style-name="ce75" office:value-type="string" calcext:value-type="string">
            <text:p>Extrême Ouest</text:p>
          </table:table-cell>
          <table:table-cell table:style-name="ce75" table:number-columns-repeated="3"/>
          <table:table-cell table:style-name="ce75"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table:style-name="ce24" office:value-type="string" calcext:value-type="string">
            <text:p>50x150x2500</text:p>
          </table:table-cell>
          <table:table-cell table:style-name="ce24" table:formula="of:=ROUNDUP(18*1.3*1.1)" office:value-type="float" office:value="26" calcext:value-type="float">
            <text:p>26</text:p>
          </table:table-cell>
          <table:table-cell table:style-name="ce24" office:value-type="string" calcext:value-type="string">
            <text:p>ml</text:p>
          </table:table-cell>
          <table:table-cell table:style-name="ce24" table:number-columns-repeated="2"/>
          <table:table-cell table:style-name="ce24" office:value-type="string" calcext:value-type="string">
            <text:p>Est Ouest</text:p>
          </table:table-cell>
          <table:table-cell table:style-name="ce24"/>
          <table:table-cell table:style-name="ce24" office:value-type="string" calcext:value-type="string">
            <text:p>Dans débit</text:p>
          </table:table-cell>
          <table:table-cell table:style-name="ce24" office:value-type="string" calcext:value-type="string">
            <text:p>déjà coup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Sol_Nord (350) + Est_Sol_Sud (350) + Est_Sol_Est (2600) 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*1.1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Nord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Ouest_Sol_Nord (924)</text:p>
          </table:table-cell>
          <table:table-cell/>
        </table:table-row>
        <table:table-row table:style-name="ro1">
          <table:table-cell/>
          <table:table-cell table:style-name="ce24" office:value-type="string" calcext:value-type="string">
            <text:p>50x150x4100</text:p>
          </table:table-cell>
          <table:table-cell table:style-name="ce24" table:formula="of:=ROUNDUP(4.07*6*1.1)" office:value-type="float" office:value="27" calcext:value-type="float">
            <text:p>27</text:p>
          </table:table-cell>
          <table:table-cell table:style-name="ce24" office:value-type="string" calcext:value-type="string">
            <text:p>ml</text:p>
          </table:table-cell>
          <table:table-cell table:style-name="ce24"/>
          <table:table-cell table:style-name="ce24" office:value-type="string" calcext:value-type="string">
            <text:p>Sud Pergola</text:p>
          </table:table-cell>
          <table:table-cell table:style-name="ce24" office:value-type="string" calcext:value-type="string">
            <text:p>Nord Sud</text:p>
          </table:table-cell>
          <table:table-cell table:style-name="ce24"/>
          <table:table-cell table:style-name="ce24" office:value-type="string" calcext:value-type="string">
            <text:p>Dans débit</text:p>
          </table:table-cell>
          <table:table-cell table:style-name="ce24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table:style-name="ce24" office:value-type="string" calcext:value-type="string">
            <text:p>50x150x5100</text:p>
          </table:table-cell>
          <table:table-cell table:style-name="ce24" office:value-type="float" office:value="5.1" calcext:value-type="float">
            <text:p>5,1</text:p>
          </table:table-cell>
          <table:table-cell table:style-name="ce24" office:value-type="string" calcext:value-type="string">
            <text:p>ml</text:p>
          </table:table-cell>
          <table:table-cell table:style-name="ce24" table:number-columns-repeated="2"/>
          <table:table-cell table:style-name="ce24" office:value-type="string" calcext:value-type="string">
            <text:p>Extrême Ouest</text:p>
          </table:table-cell>
          <table:table-cell table:style-name="ce24"/>
          <table:table-cell table:style-name="ce24" office:value-type="string" calcext:value-type="string">
            <text:p>Dans débit</text:p>
          </table:table-cell>
          <table:table-cell table:style-name="ce24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table:style-name="ce76" office:value-type="string" calcext:value-type="string">
            <text:p>50x150x2500</text:p>
          </table:table-cell>
          <table:table-cell table:style-name="ce76" table:formula="of:=ROUNDUP((1.014+1.291+1.016*8+1.5)*1.1)" office:value-type="float" office:value="14" calcext:value-type="float">
            <text:p>14</text:p>
          </table:table-cell>
          <table:table-cell table:style-name="ce76" office:value-type="string" calcext:value-type="string">
            <text:p>ml</text:p>
          </table:table-cell>
          <table:table-cell table:style-name="ce76" table:number-columns-repeated="5"/>
          <table:table-cell table:style-name="ce33" office:value-type="string" calcext:value-type="string">
            <text:p>Ouest_Sol_Sud, Ouest_Sol_Ouest_1-10</text:p>
          </table:table-cell>
          <table:table-cell table:style-name="ce76"/>
        </table:table-row>
        <table:table-row table:style-name="ro1">
          <table:table-cell/>
          <table:table-cell table:style-name="ce76" office:value-type="string" calcext:value-type="string">
            <text:p>30x150x2200</text:p>
          </table:table-cell>
          <table:table-cell table:style-name="ce76" table:formula="of:=(1.064*9*2)" office:value-type="float" office:value="19.152" calcext:value-type="float">
            <text:p>19,152</text:p>
          </table:table-cell>
          <table:table-cell table:style-name="ce76" office:value-type="string" calcext:value-type="string">
            <text:p>ml</text:p>
          </table:table-cell>
          <table:table-cell table:style-name="ce76" table:number-columns-repeated="5"/>
          <table:table-cell table:style-name="ce33" office:value-type="string" calcext:value-type="string">
            <text:p>Ouest_mSol_1-18</text:p>
          </table:table-cell>
          <table:table-cell table:style-name="ce7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ens Douglas Hors Aubier</text:p>
          </table:table-cell>
          <table:table-cell table:style-name="ce75" office:value-type="string" calcext:value-type="string">
            <text:p>30x150x2500</text:p>
          </table:table-cell>
          <table:table-cell table:style-name="ce75" table:formula="of:=ROUNDUP(2*3*1.2*1.1)" office:value-type="float" office:value="8" calcext:value-type="float">
            <text:p>8</text:p>
          </table:table-cell>
          <table:table-cell table:style-name="ce75" office:value-type="string" calcext:value-type="string">
            <text:p>ml</text:p>
          </table:table-cell>
          <table:table-cell table:style-name="ce75"/>
          <table:table-cell table:style-name="ce75" office:value-type="string" calcext:value-type="string">
            <text:p>Sud Pergola</text:p>
          </table:table-cell>
          <table:table-cell table:style-name="ce75" table:number-columns-repeated="2"/>
          <table:table-cell table:number-columns-repeated="2"/>
          <table:table-cell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office:value-type="string" calcext:value-type="string">
            <text:p>50x150x2500</text:p>
          </table:table-cell>
          <table:table-cell table:formula="of:=ROUNDUP(2*3*1.2*1.1)"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4"/>
          <table:table-cell office:value-type="string" calcext:value-type="string">
            <text:p>Dans débit</text:p>
          </table:table-cell>
          <table:table-cell/>
          <table:table-cell office:value-type="string" calcext:value-type="string">
            <text:p>Passé en 5x1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urallières Douglas</text:p>
          </table:table-cell>
          <table:table-cell office:value-type="string" calcext:value-type="string">
            <text:p>50x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18*1.1)"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8.5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Voliges Brise Soleil Douglas Hors Aubier</text:p>
          </table:table-cell>
          <table:table-cell office:value-type="string" calcext:value-type="string">
            <text:p>25x150x2000</text:p>
          </table:table-cell>
          <table:table-cell table:formula="of:=ROUNDUP(0.975*8*10*1.1)" office:value-type="float" office:value="86" calcext:value-type="float">
            <text:p>8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Latte_1-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.22*8*6*1.1)" office:value-type="float" office:value="65" calcext:value-type="float">
            <text:p>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Platte_1-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7*1.0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Ouest_Latte_1-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5*0.4*1.1)"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Latte_1-15 (3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6*1.05*1.1*8)" office:value-type="float" office:value="56" calcext:value-type="float">
            <text:p>5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Ouest_Latte_1-48 (1016)</text:p>
          </table:table-cell>
          <table:table-cell/>
        </table:table-row>
        <table:table-row table:style-name="ro1">
          <table:table-cell/>
          <table:table-cell table:style-name="ce33" office:value-type="string" calcext:value-type="string">
            <text:p>25x150x2600</text:p>
          </table:table-cell>
          <table:table-cell table:style-name="ce33" table:formula="of:=ROUNDUP(1.3*6*1.1)" office:value-type="float" office:value="9" calcext:value-type="float">
            <text:p>9</text:p>
          </table:table-cell>
          <table:table-cell table:style-name="ce33" office:value-type="string" calcext:value-type="string">
            <text:p>ml</text:p>
          </table:table-cell>
          <table:table-cell table:style-name="ce33"/>
          <table:table-cell table:style-name="ce33" office:value-type="string" calcext:value-type="string">
            <text:p>Ouest Sud</text:p>
          </table:table-cell>
          <table:table-cell table:style-name="ce33" table:number-columns-repeated="2"/>
          <table:table-cell table:style-name="ce33" office:value-type="string" calcext:value-type="string">
            <text:p>Dans débit</text:p>
          </table:table-cell>
          <table:table-cell table:style-name="ce33" office:value-type="string" calcext:value-type="string">
            <text:p>A enlever du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3000</text:p>
          </table:table-cell>
          <table:table-cell table:formula="of:=ROUNDUP(5*1.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Nor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NordOuest_Latte_1-5</text:p>
          </table:table-cell>
          <table:table-cell/>
        </table:table-row>
      </table:table>
      <table:table table:name="Carport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11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27" table:default-cell-style-name="Default"/>
        <table:table-column table:style-name="co3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oteaux Douglas Hors Aubier</text:p>
          </table:table-cell>
          <table:table-cell office:value-type="string" calcext:value-type="string">
            <text:p>15x15 longueur 4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oteaux Douglas 25 % Aubier max</text:p>
          </table:table-cell>
          <table:table-cell office:value-type="string" calcext:value-type="string">
            <text:p>15x15 longueur 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Solives Douglas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ncher grenier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telage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4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Nord Sud avec déport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Liens Douglas</text:p>
          </table:table-cell>
          <table:table-cell office:value-type="string" calcext:value-type="string">
            <text:p>50x150x2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annes Douglas 25 % Aubier max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text:p>75x200x3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Pannes Est Ouest</text:p>
          </table:table-cell>
          <table:table-cell office:value-type="string" calcext:value-type="string">
            <text:p>Dans débit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Ossature grenier</text:p>
          </table:table-cell>
          <table:table-cell office:value-type="string" calcext:value-type="string">
            <text:p>50x150x2000</text:p>
          </table:table-cell>
          <table:table-cell table:formula="of:=10*1.1*(2+1)"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</table:table>
      <table:table table:name="Meubles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Porte SAS" table:style-name="ta1">
        <table:table-column table:style-name="co28" table:default-cell-style-name="Default"/>
        <table:table-column table:style-name="co21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écadres</text:p>
          </table:table-cell>
          <table:table-cell office:value-type="string" calcext:value-type="string">
            <text:p>45x220x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vancée précadre</text:p>
          </table:table-cell>
          <table:table-cell office:value-type="string" calcext:value-type="string">
            <text:p>45x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2"/>
        </table:table-row>
      </table:table>
      <table:table table:name="Paroi Douche" table:style-name="ta1">
        <table:table-column table:style-name="co3" table:default-cell-style-name="Default"/>
        <table:table-row table:style-name="ro1">
          <table:table-cell/>
        </table:table-row>
      </table:table>
      <table:table table:name="Support Panneaux Solaires" table:style-name="ta1">
        <table:table-column table:style-name="co3" table:default-cell-style-name="Default"/>
        <table:table-row table:style-name="ro1">
          <table:table-cell/>
        </table:table-row>
      </table:table>
      <table:table table:name="Terrasse" table:style-name="ta1">
        <table:table-column table:style-name="co29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bourdes Douglas Hors aubier</text:p>
          </table:table-cell>
          <table:table-cell office:value-type="string" calcext:value-type="string">
            <text:p>40x50 (?)</text:p>
          </table:table-cell>
          <table:table-cell table:formula="of:=ROUNDUP(51.33/0.4+(7.6+4+1.5+10.4)*2*1.1)" office:value-type="float" office:value="181" calcext:value-type="float">
            <text:p>181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float" office:value="51.33" calcext:value-type="float">
            <text:p>51,33</text:p>
          </table:table-cell>
          <table:table-cell table:number-columns-repeated="4"/>
        </table:table-row>
        <table:table-row table:style-name="ro1">
          <table:table-cell table:formula="of:=11*3" office:value-type="float" office:value="33" calcext:value-type="float">
            <text:p>33</text:p>
          </table:table-cell>
          <table:table-cell table:formula="of:=11*3.5" office:value-type="float" office:value="38.5" calcext:value-type="float">
            <text:p>38,5</text:p>
          </table:table-cell>
          <table:table-cell table:style-name="ce77" table:formula="of:=8*4" office:value-type="float" office:value="32" calcext:value-type="float">
            <text:p>32</text:p>
          </table:table-cell>
          <table:table-cell table:style-name="ce33" table:formula="of:=7.6*4" office:value-type="float" office:value="30.4" calcext:value-type="float">
            <text:p>30,4</text:p>
          </table:table-cell>
          <table:table-cell/>
        </table:table-row>
        <table:table-row table:style-name="ro1">
          <table:table-cell table:formula="of:=7*2" office:value-type="float" office:value="14" calcext:value-type="float">
            <text:p>14</text:p>
          </table:table-cell>
          <table:table-cell table:formula="of:=7*1.2" office:value-type="float" office:value="8.4" calcext:value-type="float">
            <text:p>8,4</text:p>
          </table:table-cell>
          <table:table-cell table:style-name="ce77" table:formula="of:=10*1.5" office:value-type="float" office:value="15" calcext:value-type="float">
            <text:p>15</text:p>
          </table:table-cell>
          <table:table-cell table:style-name="ce33" table:formula="of:=10.4*1.5" office:value-type="float" office:value="15.6" calcext:value-type="float">
            <text:p>15,6</text:p>
          </table:table-cell>
          <table:table-cell/>
        </table:table-row>
        <table:table-row table:style-name="ro1">
          <table:table-cell table:formula="of:=[.A13]+[.A14]" office:value-type="float" office:value="47" calcext:value-type="float">
            <text:p>47</text:p>
          </table:table-cell>
          <table:table-cell table:formula="of:=[.B13]+[.B14]" office:value-type="float" office:value="46.9" calcext:value-type="float">
            <text:p>46,9</text:p>
          </table:table-cell>
          <table:table-cell table:style-name="ce77" table:formula="of:=[.C13]+[.C14]" office:value-type="float" office:value="47" calcext:value-type="float">
            <text:p>47</text:p>
          </table:table-cell>
          <table:table-cell table:style-name="ce33" table:formula="of:=[.D13]+[.D14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table:style-name="ce77"/>
          <table:table-cell table:style-name="ce33"/>
          <table:table-cell/>
        </table:table-row>
        <table:table-row table:style-name="ro1">
          <table:table-cell table:formula="of:=[.A15]*1.1" office:value-type="float" office:value="51.7" calcext:value-type="float">
            <text:p>51,7</text:p>
          </table:table-cell>
          <table:table-cell table:formula="of:=[.B15]*1.1" office:value-type="float" office:value="51.59" calcext:value-type="float">
            <text:p>51,59</text:p>
          </table:table-cell>
          <table:table-cell table:style-name="ce77" table:formula="of:=[.C15]*1.1" office:value-type="float" office:value="51.7" calcext:value-type="float">
            <text:p>51,7</text:p>
          </table:table-cell>
          <table:table-cell table:style-name="ce33" table:formula="of:=[.D15]*1.1" office:value-type="float" office:value="50.6" calcext:value-type="float">
            <text:p>5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1">00/00/0000</text:date>, <text:time style:data-style-name="N2" text:time-value="10:00:58.4877479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9-05-01T10:11:01.472824922</dc:date>
    <meta:editing-duration>P5DT15H48M21S</meta:editing-duration>
    <meta:editing-cycles>542</meta:editing-cycles>
    <meta:generator>LibreOffice/5.2.7.2$Linux_x86 LibreOffice_project/20m0$Build-2</meta:generator>
    <meta:document-statistic meta:table-count="12" meta:cell-count="1858" meta:object-count="0"/>
  </office:meta>
</office:document-meta>
</file>